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glyph-orientation-vertical="0" style:text-align-source="fix" style:repeat-content="false" style:direction="ltr"/>
      <style:paragraph-properties fo:text-align="center" fo:margin-left="0in"/>
    </style:style>
    <style:style style:name="ce11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in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none" draw:fill-color="#ffffff" fo:min-height="0.2102in"/>
    </style:style>
    <style:style style:name="P1" style:family="paragraph"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table table:name="Sheet1" table:style-name="ta1">
        <table:shapes>
          <draw:frame draw:z-index="0" draw:style-name="gr1" svg:width="13.8646in" svg:height="7.2157in" svg:x="0.2492in" svg:y="32.5921in">
            <draw:object draw:notify-on-update-of-ranges="Sheet1.B1:Sheet1.B1 Sheet1.B163:Sheet1.B192 Sheet1.F1:Sheet1.F1 Sheet1.F163:Sheet1.F192 Sheet1.J1:Sheet1.J1 Sheet1.J163:Sheet1.J192 Sheet1.N1:Sheet1.N1 Sheet1.N163:Sheet1.N192 Sheet1.R1:Sheet1.R1 Sheet1.R163:Sheet1.R19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0.3252in" svg:height="0.2102in" svg:x="12.1732in" svg:y="39.2614in">
            <draw:text-box>
              <text:p><text:span text:style-name="T1">1.0</text:span></text:p>
            </draw:text-box>
          </draw:frame>
        </table:shapes>
        <table:table-column table:style-name="co1" table:number-columns-repeated="157" table:default-cell-style-name="ce3"/>
        <table:table-row table:style-name="ro1">
          <table:table-cell table:style-name="ce1"/>
          <table:table-cell table:style-name="ce7" office:value-type="string">
            <text:p>diblock</text:p>
          </table:table-cell>
          <table:table-cell table:style-name="ce7"/>
          <table:table-cell table:number-columns-repeated="2"/>
          <table:table-cell table:style-name="ce13" office:value-type="percentage" office:value="0.3">
            <text:p>30%</text:p>
          </table:table-cell>
          <table:table-cell table:number-columns-repeated="3"/>
          <table:table-cell table:style-name="ce13" office:value-type="percentage" office:value="0.5">
            <text:p>50%</text:p>
          </table:table-cell>
          <table:table-cell table:number-columns-repeated="3"/>
          <table:table-cell table:style-name="ce13" office:value-type="percentage" office:value="0.7">
            <text:p>70%</text:p>
          </table:table-cell>
          <table:table-cell table:number-columns-repeated="3"/>
          <table:table-cell office:value-type="string">
            <text:p>30% inverse</text:p>
          </table:table-cell>
          <table:table-cell/>
          <table:table-cell table:style-name="Default" table:number-columns-repeated="138"/>
        </table:table-row>
        <table:table-row table:style-name="ro1">
          <table:table-cell table:style-name="ce1"/>
          <table:table-cell table:style-name="ce7" table:number-columns-repeated="2"/>
          <table:table-cell table:number-columns-repeated="16"/>
          <table:table-cell table:style-name="Default" table:number-columns-repeated="138"/>
        </table:table-row>
        <table:table-row table:style-name="ro1">
          <table:table-cell table:style-name="ce2" office:value-type="string">
            <text:p>z</text:p>
          </table:table-cell>
          <table:table-cell table:style-name="ce8" office:value-type="string">
            <text:p>den(A)</text:p>
          </table:table-cell>
          <table:table-cell table:style-name="ce8" office:value-type="string">
            <text:p>den(B)</text:p>
          </table:table-cell>
          <table:table-cell/>
          <table:table-cell table:style-name="ce2" office:value-type="string">
            <text:p>z</text:p>
          </table:table-cell>
          <table:table-cell table:style-name="ce8" office:value-type="string">
            <text:p>den(A)</text:p>
          </table:table-cell>
          <table:table-cell table:style-name="ce8" office:value-type="string">
            <text:p>den(B)</text:p>
          </table:table-cell>
          <table:table-cell/>
          <table:table-cell table:style-name="ce2" office:value-type="string">
            <text:p>z</text:p>
          </table:table-cell>
          <table:table-cell table:style-name="ce8" office:value-type="string">
            <text:p>den(A)</text:p>
          </table:table-cell>
          <table:table-cell table:style-name="ce8" office:value-type="string">
            <text:p>den(B)</text:p>
          </table:table-cell>
          <table:table-cell/>
          <table:table-cell table:style-name="ce2" office:value-type="string">
            <text:p>z</text:p>
          </table:table-cell>
          <table:table-cell table:style-name="ce8" office:value-type="string">
            <text:p>den(A)</text:p>
          </table:table-cell>
          <table:table-cell table:style-name="ce8" office:value-type="string">
            <text:p>den(B)</text:p>
          </table:table-cell>
          <table:table-cell/>
          <table:table-cell table:style-name="ce2" office:value-type="string">
            <text:p>z</text:p>
          </table:table-cell>
          <table:table-cell table:style-name="ce8" office:value-type="string">
            <text:p>den(A)</text:p>
          </table:table-cell>
          <table:table-cell table:style-name="ce8" office:value-type="string">
            <text:p>den(B)</text:p>
          </table:table-cell>
          <table:table-cell table:number-columns-repeated="13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159">
            <text:p>15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">
            <text:p>1</text:p>
          </table:table-cell>
          <table:table-cell table:style-name="ce8" office:value-type="float" office:value="164.5">
            <text:p>16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">
            <text:p>1</text:p>
          </table:table-cell>
          <table:table-cell table:style-name="ce8" office:value-type="float" office:value="154">
            <text:p>15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">
            <text:p>1</text:p>
          </table:table-cell>
          <table:table-cell table:style-name="ce8" office:value-type="float" office:value="150">
            <text:p>15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">
            <text:p>1</text:p>
          </table:table-cell>
          <table:table-cell table:style-name="ce8" office:value-type="float" office:value="149.5">
            <text:p>149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office:value-type="float" office:value="151.5">
            <text:p>15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">
            <text:p>2</text:p>
          </table:table-cell>
          <table:table-cell table:style-name="ce8" office:value-type="float" office:value="155.5">
            <text:p>15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">
            <text:p>2</text:p>
          </table:table-cell>
          <table:table-cell table:style-name="ce8" office:value-type="float" office:value="153">
            <text:p>15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">
            <text:p>2</text:p>
          </table:table-cell>
          <table:table-cell table:style-name="ce8" office:value-type="float" office:value="140">
            <text:p>14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">
            <text:p>2</text:p>
          </table:table-cell>
          <table:table-cell table:style-name="ce8" office:value-type="float" office:value="143.5">
            <text:p>14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8" office:value-type="float" office:value="172">
            <text:p>17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">
            <text:p>3</text:p>
          </table:table-cell>
          <table:table-cell table:style-name="ce8" office:value-type="float" office:value="170">
            <text:p>17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">
            <text:p>3</text:p>
          </table:table-cell>
          <table:table-cell table:style-name="ce8" office:value-type="float" office:value="151.5">
            <text:p>15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">
            <text:p>3</text:p>
          </table:table-cell>
          <table:table-cell table:style-name="ce8" office:value-type="float" office:value="145.5">
            <text:p>14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">
            <text:p>3</text:p>
          </table:table-cell>
          <table:table-cell table:style-name="ce8" office:value-type="float" office:value="145">
            <text:p>145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8" office:value-type="float" office:value="154.5">
            <text:p>15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">
            <text:p>4</text:p>
          </table:table-cell>
          <table:table-cell table:style-name="ce8" office:value-type="float" office:value="151">
            <text:p>15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">
            <text:p>4</text:p>
          </table:table-cell>
          <table:table-cell table:style-name="ce8" office:value-type="float" office:value="143.5">
            <text:p>14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">
            <text:p>4</text:p>
          </table:table-cell>
          <table:table-cell table:style-name="ce8" office:value-type="float" office:value="141">
            <text:p>14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">
            <text:p>4</text:p>
          </table:table-cell>
          <table:table-cell table:style-name="ce8" office:value-type="float" office:value="134">
            <text:p>134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float" office:value="166">
            <text:p>16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">
            <text:p>5</text:p>
          </table:table-cell>
          <table:table-cell table:style-name="ce8" office:value-type="float" office:value="156">
            <text:p>15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">
            <text:p>5</text:p>
          </table:table-cell>
          <table:table-cell table:style-name="ce8" office:value-type="float" office:value="139">
            <text:p>13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">
            <text:p>5</text:p>
          </table:table-cell>
          <table:table-cell table:style-name="ce8" office:value-type="float" office:value="131.5">
            <text:p>13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">
            <text:p>5</text:p>
          </table:table-cell>
          <table:table-cell table:style-name="ce8" office:value-type="float" office:value="123.5">
            <text:p>12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8" office:value-type="float" office:value="156.5">
            <text:p>15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">
            <text:p>6</text:p>
          </table:table-cell>
          <table:table-cell table:style-name="ce8" office:value-type="float" office:value="131">
            <text:p>13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">
            <text:p>6</text:p>
          </table:table-cell>
          <table:table-cell table:style-name="ce8" office:value-type="float" office:value="125.5">
            <text:p>12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">
            <text:p>6</text:p>
          </table:table-cell>
          <table:table-cell table:style-name="ce8" office:value-type="float" office:value="106.5">
            <text:p>10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">
            <text:p>6</text:p>
          </table:table-cell>
          <table:table-cell table:style-name="ce8" office:value-type="float" office:value="107.5">
            <text:p>10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8" office:value-type="float" office:value="116.5">
            <text:p>11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">
            <text:p>7</text:p>
          </table:table-cell>
          <table:table-cell table:style-name="ce8" office:value-type="float" office:value="127.5">
            <text:p>12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">
            <text:p>7</text:p>
          </table:table-cell>
          <table:table-cell table:style-name="ce8" office:value-type="float" office:value="108">
            <text:p>10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">
            <text:p>7</text:p>
          </table:table-cell>
          <table:table-cell table:style-name="ce8" office:value-type="float" office:value="107">
            <text:p>10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">
            <text:p>7</text:p>
          </table:table-cell>
          <table:table-cell table:style-name="ce8" office:value-type="float" office:value="77">
            <text:p>77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8" office:value-type="float" office:value="86.5">
            <text:p>8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">
            <text:p>8</text:p>
          </table:table-cell>
          <table:table-cell table:style-name="ce8" office:value-type="float" office:value="81">
            <text:p>8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">
            <text:p>8</text:p>
          </table:table-cell>
          <table:table-cell table:style-name="ce8" office:value-type="float" office:value="77.5">
            <text:p>7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">
            <text:p>8</text:p>
          </table:table-cell>
          <table:table-cell table:style-name="ce8" office:value-type="float" office:value="84">
            <text:p>8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">
            <text:p>8</text:p>
          </table:table-cell>
          <table:table-cell table:style-name="ce8" office:value-type="float" office:value="68.5">
            <text:p>6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8" office:value-type="float" office:value="43.5">
            <text:p>4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">
            <text:p>9</text:p>
          </table:table-cell>
          <table:table-cell table:style-name="ce8" office:value-type="float" office:value="57.5">
            <text:p>5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">
            <text:p>9</text:p>
          </table:table-cell>
          <table:table-cell table:style-name="ce8" office:value-type="float" office:value="58.5">
            <text:p>5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">
            <text:p>9</text:p>
          </table:table-cell>
          <table:table-cell table:style-name="ce8" office:value-type="float" office:value="67">
            <text:p>6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">
            <text:p>9</text:p>
          </table:table-cell>
          <table:table-cell table:style-name="ce8" office:value-type="float" office:value="54.5">
            <text:p>54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 office:value-type="float" office:value="15">
            <text:p>1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">
            <text:p>10</text:p>
          </table:table-cell>
          <table:table-cell table:style-name="ce8" office:value-type="float" office:value="27.5">
            <text:p>2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">
            <text:p>10</text:p>
          </table:table-cell>
          <table:table-cell table:style-name="ce8" office:value-type="float" office:value="38">
            <text:p>3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">
            <text:p>10</text:p>
          </table:table-cell>
          <table:table-cell table:style-name="ce8" office:value-type="float" office:value="52">
            <text:p>5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">
            <text:p>10</text:p>
          </table:table-cell>
          <table:table-cell table:style-name="ce8" office:value-type="float" office:value="37.5">
            <text:p>3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 office:value-type="float" office:value="6.5">
            <text:p>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">
            <text:p>11</text:p>
          </table:table-cell>
          <table:table-cell table:style-name="ce8" office:value-type="float" office:value="15.5">
            <text:p>1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">
            <text:p>11</text:p>
          </table:table-cell>
          <table:table-cell table:style-name="ce8" office:value-type="float" office:value="27.5">
            <text:p>2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">
            <text:p>11</text:p>
          </table:table-cell>
          <table:table-cell table:style-name="ce8" office:value-type="float" office:value="35.5">
            <text:p>3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">
            <text:p>11</text:p>
          </table:table-cell>
          <table:table-cell table:style-name="ce8" office:value-type="float" office:value="27.5">
            <text:p>2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8" office:value-type="float" office:value="2">
            <text:p>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2">
            <text:p>12</text:p>
          </table:table-cell>
          <table:table-cell table:style-name="ce8" office:value-type="float" office:value="4">
            <text:p>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2">
            <text:p>12</text:p>
          </table:table-cell>
          <table:table-cell table:style-name="ce8" office:value-type="float" office:value="17">
            <text:p>1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2">
            <text:p>12</text:p>
          </table:table-cell>
          <table:table-cell table:style-name="ce8" office:value-type="float" office:value="32">
            <text:p>3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2">
            <text:p>12</text:p>
          </table:table-cell>
          <table:table-cell table:style-name="ce8" office:value-type="float" office:value="19">
            <text:p>19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3">
            <text:p>13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3">
            <text:p>13</text:p>
          </table:table-cell>
          <table:table-cell table:style-name="ce8" office:value-type="float" office:value="11">
            <text:p>1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3">
            <text:p>13</text:p>
          </table:table-cell>
          <table:table-cell table:style-name="ce8" office:value-type="float" office:value="14">
            <text:p>1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3">
            <text:p>13</text:p>
          </table:table-cell>
          <table:table-cell table:style-name="ce8" office:value-type="float" office:value="13.5">
            <text:p>1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4">
            <text:p>14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4">
            <text:p>14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4">
            <text:p>14</text:p>
          </table:table-cell>
          <table:table-cell table:style-name="ce8" office:value-type="float" office:value="11">
            <text:p>1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4">
            <text:p>14</text:p>
          </table:table-cell>
          <table:table-cell table:style-name="ce8" office:value-type="float" office:value="15.5">
            <text:p>15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5">
            <text:p>15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5">
            <text:p>15</text:p>
          </table:table-cell>
          <table:table-cell table:style-name="ce8" office:value-type="float" office:value="1">
            <text:p>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5">
            <text:p>15</text:p>
          </table:table-cell>
          <table:table-cell table:style-name="ce8" office:value-type="float" office:value="15">
            <text:p>1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5">
            <text:p>15</text:p>
          </table:table-cell>
          <table:table-cell table:style-name="ce8" office:value-type="float" office:value="8.5">
            <text:p>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6">
            <text:p>16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6">
            <text:p>16</text:p>
          </table:table-cell>
          <table:table-cell table:style-name="ce8" office:value-type="float" office:value="2.5">
            <text:p>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6">
            <text:p>16</text:p>
          </table:table-cell>
          <table:table-cell table:style-name="ce8" office:value-type="float" office:value="25.5">
            <text:p>2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6">
            <text:p>16</text:p>
          </table:table-cell>
          <table:table-cell table:style-name="ce8" office:value-type="float" office:value="16.5">
            <text:p>1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7">
            <text:p>17</text:p>
          </table:table-cell>
          <table:table-cell table:style-name="ce8" office:value-type="float" office:value="1.5">
            <text:p>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7">
            <text:p>17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7">
            <text:p>17</text:p>
          </table:table-cell>
          <table:table-cell table:style-name="ce8" office:value-type="float" office:value="17">
            <text:p>1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7">
            <text:p>17</text:p>
          </table:table-cell>
          <table:table-cell table:style-name="ce8" office:value-type="float" office:value="17">
            <text:p>17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8" office:value-type="float" office:value="1">
            <text:p>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8">
            <text:p>18</text:p>
          </table:table-cell>
          <table:table-cell table:style-name="ce8" office:value-type="float" office:value="2.5">
            <text:p>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8">
            <text:p>18</text:p>
          </table:table-cell>
          <table:table-cell table:style-name="ce8" office:value-type="float" office:value="5">
            <text:p>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8">
            <text:p>18</text:p>
          </table:table-cell>
          <table:table-cell table:style-name="ce8" office:value-type="float" office:value="27.5">
            <text:p>2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8">
            <text:p>18</text:p>
          </table:table-cell>
          <table:table-cell table:style-name="ce8" office:value-type="float" office:value="27.5">
            <text:p>2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8" office:value-type="float" office:value="3">
            <text:p>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9">
            <text:p>19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9">
            <text:p>19</text:p>
          </table:table-cell>
          <table:table-cell table:style-name="ce8" office:value-type="float" office:value="16">
            <text:p>1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9">
            <text:p>19</text:p>
          </table:table-cell>
          <table:table-cell table:style-name="ce8" office:value-type="float" office:value="24.5">
            <text:p>2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9">
            <text:p>19</text:p>
          </table:table-cell>
          <table:table-cell table:style-name="ce8" office:value-type="float" office:value="46.5">
            <text:p>4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0">
            <text:p>20</text:p>
          </table:table-cell>
          <table:table-cell table:style-name="ce8" office:value-type="float" office:value="9.5">
            <text:p>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0">
            <text:p>20</text:p>
          </table:table-cell>
          <table:table-cell table:style-name="ce8" office:value-type="float" office:value="20.5">
            <text:p>2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0">
            <text:p>20</text:p>
          </table:table-cell>
          <table:table-cell table:style-name="ce8" office:value-type="float" office:value="39.5">
            <text:p>3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0">
            <text:p>20</text:p>
          </table:table-cell>
          <table:table-cell table:style-name="ce8" office:value-type="float" office:value="48">
            <text:p>48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8" office:value-type="float" office:value="19">
            <text:p>1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1">
            <text:p>21</text:p>
          </table:table-cell>
          <table:table-cell table:style-name="ce8" office:value-type="float" office:value="22.5">
            <text:p>2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1">
            <text:p>21</text:p>
          </table:table-cell>
          <table:table-cell table:style-name="ce8" office:value-type="float" office:value="43">
            <text:p>4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1">
            <text:p>21</text:p>
          </table:table-cell>
          <table:table-cell table:style-name="ce8" office:value-type="float" office:value="55.5">
            <text:p>5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1">
            <text:p>21</text:p>
          </table:table-cell>
          <table:table-cell table:style-name="ce8" office:value-type="float" office:value="64.5">
            <text:p>64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8" office:value-type="float" office:value="39">
            <text:p>3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2">
            <text:p>22</text:p>
          </table:table-cell>
          <table:table-cell table:style-name="ce8" office:value-type="float" office:value="39.5">
            <text:p>3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2">
            <text:p>22</text:p>
          </table:table-cell>
          <table:table-cell table:style-name="ce8" office:value-type="float" office:value="59">
            <text:p>5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2">
            <text:p>22</text:p>
          </table:table-cell>
          <table:table-cell table:style-name="ce8" office:value-type="float" office:value="68">
            <text:p>6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2">
            <text:p>22</text:p>
          </table:table-cell>
          <table:table-cell table:style-name="ce8" office:value-type="float" office:value="82.5">
            <text:p>82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8" office:value-type="float" office:value="88">
            <text:p>8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3">
            <text:p>23</text:p>
          </table:table-cell>
          <table:table-cell table:style-name="ce8" office:value-type="float" office:value="77.5">
            <text:p>7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3">
            <text:p>23</text:p>
          </table:table-cell>
          <table:table-cell table:style-name="ce8" office:value-type="float" office:value="85">
            <text:p>8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3">
            <text:p>23</text:p>
          </table:table-cell>
          <table:table-cell table:style-name="ce8" office:value-type="float" office:value="92">
            <text:p>9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3">
            <text:p>23</text:p>
          </table:table-cell>
          <table:table-cell table:style-name="ce8" office:value-type="float" office:value="84">
            <text:p>84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8" office:value-type="float" office:value="118.5">
            <text:p>11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4">
            <text:p>24</text:p>
          </table:table-cell>
          <table:table-cell table:style-name="ce8" office:value-type="float" office:value="105">
            <text:p>10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4">
            <text:p>24</text:p>
          </table:table-cell>
          <table:table-cell table:style-name="ce8" office:value-type="float" office:value="114.5">
            <text:p>11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4">
            <text:p>24</text:p>
          </table:table-cell>
          <table:table-cell table:style-name="ce8" office:value-type="float" office:value="98">
            <text:p>9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4">
            <text:p>24</text:p>
          </table:table-cell>
          <table:table-cell table:style-name="ce8" office:value-type="float" office:value="99">
            <text:p>99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8" office:value-type="float" office:value="135">
            <text:p>13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5">
            <text:p>25</text:p>
          </table:table-cell>
          <table:table-cell table:style-name="ce8" office:value-type="float" office:value="134.5">
            <text:p>13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5">
            <text:p>25</text:p>
          </table:table-cell>
          <table:table-cell table:style-name="ce8" office:value-type="float" office:value="117.5">
            <text:p>11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5">
            <text:p>25</text:p>
          </table:table-cell>
          <table:table-cell table:style-name="ce8" office:value-type="float" office:value="120.5">
            <text:p>12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5">
            <text:p>25</text:p>
          </table:table-cell>
          <table:table-cell table:style-name="ce8" office:value-type="float" office:value="115.5">
            <text:p>115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8" office:value-type="float" office:value="156.5">
            <text:p>15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6">
            <text:p>26</text:p>
          </table:table-cell>
          <table:table-cell table:style-name="ce8" office:value-type="float" office:value="155">
            <text:p>15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6">
            <text:p>26</text:p>
          </table:table-cell>
          <table:table-cell table:style-name="ce8" office:value-type="float" office:value="136">
            <text:p>13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6">
            <text:p>26</text:p>
          </table:table-cell>
          <table:table-cell table:style-name="ce8" office:value-type="float" office:value="127.5">
            <text:p>12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6">
            <text:p>26</text:p>
          </table:table-cell>
          <table:table-cell table:style-name="ce8" office:value-type="float" office:value="136">
            <text:p>136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8" office:value-type="float" office:value="152.5">
            <text:p>15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7">
            <text:p>27</text:p>
          </table:table-cell>
          <table:table-cell table:style-name="ce8" office:value-type="float" office:value="154.5">
            <text:p>15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7">
            <text:p>27</text:p>
          </table:table-cell>
          <table:table-cell table:style-name="ce8" office:value-type="float" office:value="114.5">
            <text:p>11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7">
            <text:p>27</text:p>
          </table:table-cell>
          <table:table-cell table:style-name="ce8" office:value-type="float" office:value="140">
            <text:p>14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7">
            <text:p>27</text:p>
          </table:table-cell>
          <table:table-cell table:style-name="ce8" office:value-type="float" office:value="146.5">
            <text:p>14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8" office:value-type="float" office:value="162.5">
            <text:p>16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8">
            <text:p>28</text:p>
          </table:table-cell>
          <table:table-cell table:style-name="ce8" office:value-type="float" office:value="156">
            <text:p>15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8">
            <text:p>28</text:p>
          </table:table-cell>
          <table:table-cell table:style-name="ce8" office:value-type="float" office:value="147.5">
            <text:p>14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8">
            <text:p>28</text:p>
          </table:table-cell>
          <table:table-cell table:style-name="ce8" office:value-type="float" office:value="151.5">
            <text:p>15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8">
            <text:p>28</text:p>
          </table:table-cell>
          <table:table-cell table:style-name="ce8" office:value-type="float" office:value="136">
            <text:p>136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8" office:value-type="float" office:value="172.5">
            <text:p>17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9">
            <text:p>29</text:p>
          </table:table-cell>
          <table:table-cell table:style-name="ce8" office:value-type="float" office:value="156">
            <text:p>15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9">
            <text:p>29</text:p>
          </table:table-cell>
          <table:table-cell table:style-name="ce8" office:value-type="float" office:value="157.5">
            <text:p>15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9">
            <text:p>29</text:p>
          </table:table-cell>
          <table:table-cell table:style-name="ce8" office:value-type="float" office:value="150">
            <text:p>15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29">
            <text:p>29</text:p>
          </table:table-cell>
          <table:table-cell table:style-name="ce8" office:value-type="float" office:value="158.5">
            <text:p>15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8" office:value-type="float" office:value="157.5">
            <text:p>15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0">
            <text:p>30</text:p>
          </table:table-cell>
          <table:table-cell table:style-name="ce8" office:value-type="float" office:value="160.5">
            <text:p>16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0">
            <text:p>30</text:p>
          </table:table-cell>
          <table:table-cell table:style-name="ce8" office:value-type="float" office:value="160">
            <text:p>16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0">
            <text:p>30</text:p>
          </table:table-cell>
          <table:table-cell table:style-name="ce8" office:value-type="float" office:value="150">
            <text:p>15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0">
            <text:p>30</text:p>
          </table:table-cell>
          <table:table-cell table:style-name="ce8" office:value-type="float" office:value="146">
            <text:p>146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8" office:value-type="float" office:value="159">
            <text:p>15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1">
            <text:p>31</text:p>
          </table:table-cell>
          <table:table-cell table:style-name="ce8" office:value-type="float" office:value="162.5">
            <text:p>16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1">
            <text:p>31</text:p>
          </table:table-cell>
          <table:table-cell table:style-name="ce8" office:value-type="float" office:value="154">
            <text:p>15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1">
            <text:p>31</text:p>
          </table:table-cell>
          <table:table-cell table:style-name="ce8" office:value-type="float" office:value="136.5">
            <text:p>13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1">
            <text:p>31</text:p>
          </table:table-cell>
          <table:table-cell table:style-name="ce8" office:value-type="float" office:value="151.5">
            <text:p>151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8" office:value-type="float" office:value="166">
            <text:p>16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2">
            <text:p>32</text:p>
          </table:table-cell>
          <table:table-cell table:style-name="ce8" office:value-type="float" office:value="160">
            <text:p>16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2">
            <text:p>32</text:p>
          </table:table-cell>
          <table:table-cell table:style-name="ce8" office:value-type="float" office:value="158">
            <text:p>15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2">
            <text:p>32</text:p>
          </table:table-cell>
          <table:table-cell table:style-name="ce8" office:value-type="float" office:value="148.5">
            <text:p>14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2">
            <text:p>32</text:p>
          </table:table-cell>
          <table:table-cell table:style-name="ce8" office:value-type="float" office:value="139">
            <text:p>139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8" office:value-type="float" office:value="156.5">
            <text:p>15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3">
            <text:p>33</text:p>
          </table:table-cell>
          <table:table-cell table:style-name="ce8" office:value-type="float" office:value="151">
            <text:p>15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3">
            <text:p>33</text:p>
          </table:table-cell>
          <table:table-cell table:style-name="ce8" office:value-type="float" office:value="160">
            <text:p>16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3">
            <text:p>33</text:p>
          </table:table-cell>
          <table:table-cell table:style-name="ce8" office:value-type="float" office:value="128.5">
            <text:p>12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3">
            <text:p>33</text:p>
          </table:table-cell>
          <table:table-cell table:style-name="ce8" office:value-type="float" office:value="132.5">
            <text:p>132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8" office:value-type="float" office:value="164">
            <text:p>16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4">
            <text:p>34</text:p>
          </table:table-cell>
          <table:table-cell table:style-name="ce8" office:value-type="float" office:value="160.5">
            <text:p>16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4">
            <text:p>34</text:p>
          </table:table-cell>
          <table:table-cell table:style-name="ce8" office:value-type="float" office:value="140.5">
            <text:p>14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4">
            <text:p>34</text:p>
          </table:table-cell>
          <table:table-cell table:style-name="ce8" office:value-type="float" office:value="140.5">
            <text:p>14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4">
            <text:p>34</text:p>
          </table:table-cell>
          <table:table-cell table:style-name="ce8" office:value-type="float" office:value="126.5">
            <text:p>12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8" office:value-type="float" office:value="148.5">
            <text:p>14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5">
            <text:p>35</text:p>
          </table:table-cell>
          <table:table-cell table:style-name="ce8" office:value-type="float" office:value="131">
            <text:p>13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5">
            <text:p>35</text:p>
          </table:table-cell>
          <table:table-cell table:style-name="ce8" office:value-type="float" office:value="130.5">
            <text:p>13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5">
            <text:p>35</text:p>
          </table:table-cell>
          <table:table-cell table:style-name="ce8" office:value-type="float" office:value="117">
            <text:p>11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5">
            <text:p>35</text:p>
          </table:table-cell>
          <table:table-cell table:style-name="ce8" office:value-type="float" office:value="117.5">
            <text:p>11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float" office:value="138">
            <text:p>13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6">
            <text:p>36</text:p>
          </table:table-cell>
          <table:table-cell table:style-name="ce8" office:value-type="float" office:value="127.5">
            <text:p>12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6">
            <text:p>36</text:p>
          </table:table-cell>
          <table:table-cell table:style-name="ce8" office:value-type="float" office:value="132">
            <text:p>13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6">
            <text:p>36</text:p>
          </table:table-cell>
          <table:table-cell table:style-name="ce8" office:value-type="float" office:value="115.5">
            <text:p>11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6">
            <text:p>36</text:p>
          </table:table-cell>
          <table:table-cell table:style-name="ce8" office:value-type="float" office:value="105.5">
            <text:p>105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8" office:value-type="float" office:value="116">
            <text:p>11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7">
            <text:p>37</text:p>
          </table:table-cell>
          <table:table-cell table:style-name="ce8" office:value-type="float" office:value="105.5">
            <text:p>10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7">
            <text:p>37</text:p>
          </table:table-cell>
          <table:table-cell table:style-name="ce8" office:value-type="float" office:value="88">
            <text:p>8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7">
            <text:p>37</text:p>
          </table:table-cell>
          <table:table-cell table:style-name="ce8" office:value-type="float" office:value="78.5">
            <text:p>7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7">
            <text:p>37</text:p>
          </table:table-cell>
          <table:table-cell table:style-name="ce8" office:value-type="float" office:value="89.5">
            <text:p>89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8" office:value-type="float" office:value="73">
            <text:p>7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8">
            <text:p>38</text:p>
          </table:table-cell>
          <table:table-cell table:style-name="ce8" office:value-type="float" office:value="78.5">
            <text:p>7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8">
            <text:p>38</text:p>
          </table:table-cell>
          <table:table-cell table:style-name="ce8" office:value-type="float" office:value="68.5">
            <text:p>6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8">
            <text:p>38</text:p>
          </table:table-cell>
          <table:table-cell table:style-name="ce8" office:value-type="float" office:value="78.5">
            <text:p>7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8">
            <text:p>38</text:p>
          </table:table-cell>
          <table:table-cell table:style-name="ce8" office:value-type="float" office:value="67.5">
            <text:p>6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8" office:value-type="float" office:value="41">
            <text:p>4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9">
            <text:p>39</text:p>
          </table:table-cell>
          <table:table-cell table:style-name="ce8" office:value-type="float" office:value="62">
            <text:p>6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9">
            <text:p>39</text:p>
          </table:table-cell>
          <table:table-cell table:style-name="ce8" office:value-type="float" office:value="47.5">
            <text:p>4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9">
            <text:p>39</text:p>
          </table:table-cell>
          <table:table-cell table:style-name="ce8" office:value-type="float" office:value="47">
            <text:p>4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39">
            <text:p>39</text:p>
          </table:table-cell>
          <table:table-cell table:style-name="ce8" office:value-type="float" office:value="53">
            <text:p>53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8" office:value-type="float" office:value="21.5">
            <text:p>2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0">
            <text:p>40</text:p>
          </table:table-cell>
          <table:table-cell table:style-name="ce8" office:value-type="float" office:value="36.5">
            <text:p>3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0">
            <text:p>40</text:p>
          </table:table-cell>
          <table:table-cell table:style-name="ce8" office:value-type="float" office:value="24.5">
            <text:p>2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0">
            <text:p>40</text:p>
          </table:table-cell>
          <table:table-cell table:style-name="ce8" office:value-type="float" office:value="44">
            <text:p>4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0">
            <text:p>40</text:p>
          </table:table-cell>
          <table:table-cell table:style-name="ce8" office:value-type="float" office:value="40">
            <text:p>40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1">
            <text:p>41</text:p>
          </table:table-cell>
          <table:table-cell table:style-name="ce8" office:value-type="float" office:value="18">
            <text:p>1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1">
            <text:p>41</text:p>
          </table:table-cell>
          <table:table-cell table:style-name="ce8" office:value-type="float" office:value="16">
            <text:p>1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1">
            <text:p>41</text:p>
          </table:table-cell>
          <table:table-cell table:style-name="ce8" office:value-type="float" office:value="35.5">
            <text:p>3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1">
            <text:p>41</text:p>
          </table:table-cell>
          <table:table-cell table:style-name="ce8" office:value-type="float" office:value="34">
            <text:p>34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8" office:value-type="float" office:value="1.5">
            <text:p>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2">
            <text:p>42</text:p>
          </table:table-cell>
          <table:table-cell table:style-name="ce8" office:value-type="float" office:value="12">
            <text:p>1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2">
            <text:p>42</text:p>
          </table:table-cell>
          <table:table-cell table:style-name="ce8" office:value-type="float" office:value="10">
            <text:p>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2">
            <text:p>42</text:p>
          </table:table-cell>
          <table:table-cell table:style-name="ce8" office:value-type="float" office:value="25">
            <text:p>2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2">
            <text:p>42</text:p>
          </table:table-cell>
          <table:table-cell table:style-name="ce8" office:value-type="float" office:value="30.5">
            <text:p>30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3">
            <text:p>43</text:p>
          </table:table-cell>
          <table:table-cell table:style-name="ce8" office:value-type="float" office:value="6">
            <text:p>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3">
            <text:p>43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3">
            <text:p>43</text:p>
          </table:table-cell>
          <table:table-cell table:style-name="ce8" office:value-type="float" office:value="19">
            <text:p>1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3">
            <text:p>43</text:p>
          </table:table-cell>
          <table:table-cell table:style-name="ce8" office:value-type="float" office:value="23">
            <text:p>23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4">
            <text:p>44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4">
            <text:p>44</text:p>
          </table:table-cell>
          <table:table-cell table:style-name="ce8" office:value-type="float" office:value="4">
            <text:p>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4">
            <text:p>44</text:p>
          </table:table-cell>
          <table:table-cell table:style-name="ce8" office:value-type="float" office:value="16">
            <text:p>1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4">
            <text:p>44</text:p>
          </table:table-cell>
          <table:table-cell table:style-name="ce8" office:value-type="float" office:value="19">
            <text:p>19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5">
            <text:p>45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5">
            <text:p>45</text:p>
          </table:table-cell>
          <table:table-cell table:style-name="ce8" office:value-type="float" office:value="1.5">
            <text:p>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5">
            <text:p>45</text:p>
          </table:table-cell>
          <table:table-cell table:style-name="ce8" office:value-type="float" office:value="11">
            <text:p>1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5">
            <text:p>45</text:p>
          </table:table-cell>
          <table:table-cell table:style-name="ce8" office:value-type="float" office:value="14">
            <text:p>14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6">
            <text:p>46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6">
            <text:p>46</text:p>
          </table:table-cell>
          <table:table-cell table:style-name="ce8" office:value-type="float" office:value="6.5">
            <text:p>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6">
            <text:p>46</text:p>
          </table:table-cell>
          <table:table-cell table:style-name="ce8" office:value-type="float" office:value="13">
            <text:p>1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6">
            <text:p>46</text:p>
          </table:table-cell>
          <table:table-cell table:style-name="ce8" office:value-type="float" office:value="13.5">
            <text:p>1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7">
            <text:p>47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7">
            <text:p>47</text:p>
          </table:table-cell>
          <table:table-cell table:style-name="ce8" office:value-type="float" office:value="7.5">
            <text:p>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7">
            <text:p>47</text:p>
          </table:table-cell>
          <table:table-cell table:style-name="ce8" office:value-type="float" office:value="12.5">
            <text:p>1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7">
            <text:p>47</text:p>
          </table:table-cell>
          <table:table-cell table:style-name="ce8" office:value-type="float" office:value="16.5">
            <text:p>1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8">
            <text:p>48</text:p>
          </table:table-cell>
          <table:table-cell table:style-name="ce8" office:value-type="float" office:value="1.5">
            <text:p>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8">
            <text:p>48</text:p>
          </table:table-cell>
          <table:table-cell table:style-name="ce8" office:value-type="float" office:value="10.5">
            <text:p>1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8">
            <text:p>48</text:p>
          </table:table-cell>
          <table:table-cell table:style-name="ce8" office:value-type="float" office:value="15">
            <text:p>1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8">
            <text:p>48</text:p>
          </table:table-cell>
          <table:table-cell table:style-name="ce8" office:value-type="float" office:value="28.5">
            <text:p>2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9">
            <text:p>49</text:p>
          </table:table-cell>
          <table:table-cell table:style-name="ce8" office:value-type="float" office:value="3.5">
            <text:p>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9">
            <text:p>49</text:p>
          </table:table-cell>
          <table:table-cell table:style-name="ce8" office:value-type="float" office:value="18.5">
            <text:p>1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9">
            <text:p>49</text:p>
          </table:table-cell>
          <table:table-cell table:style-name="ce8" office:value-type="float" office:value="22.5">
            <text:p>2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49">
            <text:p>49</text:p>
          </table:table-cell>
          <table:table-cell table:style-name="ce8" office:value-type="float" office:value="41">
            <text:p>41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8" office:value-type="float" office:value="2">
            <text:p>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0">
            <text:p>50</text:p>
          </table:table-cell>
          <table:table-cell table:style-name="ce8" office:value-type="float" office:value="7">
            <text:p>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0">
            <text:p>50</text:p>
          </table:table-cell>
          <table:table-cell table:style-name="ce8" office:value-type="float" office:value="26.5">
            <text:p>2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0">
            <text:p>50</text:p>
          </table:table-cell>
          <table:table-cell table:style-name="ce8" office:value-type="float" office:value="29.5">
            <text:p>2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0">
            <text:p>50</text:p>
          </table:table-cell>
          <table:table-cell table:style-name="ce8" office:value-type="float" office:value="41.5">
            <text:p>41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1">
            <text:p>51</text:p>
          </table:table-cell>
          <table:table-cell table:style-name="ce8" office:value-type="float" office:value="28">
            <text:p>2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1">
            <text:p>51</text:p>
          </table:table-cell>
          <table:table-cell table:style-name="ce8" office:value-type="float" office:value="44">
            <text:p>4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1">
            <text:p>51</text:p>
          </table:table-cell>
          <table:table-cell table:style-name="ce8" office:value-type="float" office:value="48">
            <text:p>4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1">
            <text:p>51</text:p>
          </table:table-cell>
          <table:table-cell table:style-name="ce8" office:value-type="float" office:value="62">
            <text:p>62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8" office:value-type="float" office:value="41">
            <text:p>4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2">
            <text:p>52</text:p>
          </table:table-cell>
          <table:table-cell table:style-name="ce8" office:value-type="float" office:value="46">
            <text:p>4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2">
            <text:p>52</text:p>
          </table:table-cell>
          <table:table-cell table:style-name="ce8" office:value-type="float" office:value="65">
            <text:p>6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2">
            <text:p>52</text:p>
          </table:table-cell>
          <table:table-cell table:style-name="ce8" office:value-type="float" office:value="51">
            <text:p>5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2">
            <text:p>52</text:p>
          </table:table-cell>
          <table:table-cell table:style-name="ce8" office:value-type="float" office:value="68.5">
            <text:p>6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8" office:value-type="float" office:value="84.5">
            <text:p>8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3">
            <text:p>53</text:p>
          </table:table-cell>
          <table:table-cell table:style-name="ce8" office:value-type="float" office:value="84">
            <text:p>8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3">
            <text:p>53</text:p>
          </table:table-cell>
          <table:table-cell table:style-name="ce8" office:value-type="float" office:value="91.5">
            <text:p>9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3">
            <text:p>53</text:p>
          </table:table-cell>
          <table:table-cell table:style-name="ce8" office:value-type="float" office:value="80">
            <text:p>8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3">
            <text:p>53</text:p>
          </table:table-cell>
          <table:table-cell table:style-name="ce8" office:value-type="float" office:value="91">
            <text:p>91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8" office:value-type="float" office:value="118.5">
            <text:p>11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4">
            <text:p>54</text:p>
          </table:table-cell>
          <table:table-cell table:style-name="ce8" office:value-type="float" office:value="112">
            <text:p>11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4">
            <text:p>54</text:p>
          </table:table-cell>
          <table:table-cell table:style-name="ce8" office:value-type="float" office:value="110">
            <text:p>1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4">
            <text:p>54</text:p>
          </table:table-cell>
          <table:table-cell table:style-name="ce8" office:value-type="float" office:value="85">
            <text:p>8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4">
            <text:p>54</text:p>
          </table:table-cell>
          <table:table-cell table:style-name="ce8" office:value-type="float" office:value="97">
            <text:p>97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8" office:value-type="float" office:value="147">
            <text:p>14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5">
            <text:p>55</text:p>
          </table:table-cell>
          <table:table-cell table:style-name="ce8" office:value-type="float" office:value="136">
            <text:p>13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5">
            <text:p>55</text:p>
          </table:table-cell>
          <table:table-cell table:style-name="ce8" office:value-type="float" office:value="132">
            <text:p>13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5">
            <text:p>55</text:p>
          </table:table-cell>
          <table:table-cell table:style-name="ce8" office:value-type="float" office:value="101.5">
            <text:p>10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5">
            <text:p>55</text:p>
          </table:table-cell>
          <table:table-cell table:style-name="ce8" office:value-type="float" office:value="112">
            <text:p>112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8" office:value-type="float" office:value="162.5">
            <text:p>16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6">
            <text:p>56</text:p>
          </table:table-cell>
          <table:table-cell table:style-name="ce8" office:value-type="float" office:value="144">
            <text:p>14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6">
            <text:p>56</text:p>
          </table:table-cell>
          <table:table-cell table:style-name="ce8" office:value-type="float" office:value="139">
            <text:p>13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6">
            <text:p>56</text:p>
          </table:table-cell>
          <table:table-cell table:style-name="ce8" office:value-type="float" office:value="111">
            <text:p>11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6">
            <text:p>56</text:p>
          </table:table-cell>
          <table:table-cell table:style-name="ce8" office:value-type="float" office:value="115.5">
            <text:p>115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8" office:value-type="float" office:value="158.5">
            <text:p>15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7">
            <text:p>57</text:p>
          </table:table-cell>
          <table:table-cell table:style-name="ce8" office:value-type="float" office:value="157">
            <text:p>15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7">
            <text:p>57</text:p>
          </table:table-cell>
          <table:table-cell table:style-name="ce8" office:value-type="float" office:value="159.5">
            <text:p>15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7">
            <text:p>57</text:p>
          </table:table-cell>
          <table:table-cell table:style-name="ce8" office:value-type="float" office:value="120.5">
            <text:p>12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7">
            <text:p>57</text:p>
          </table:table-cell>
          <table:table-cell table:style-name="ce8" office:value-type="float" office:value="131">
            <text:p>131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8" office:value-type="float" office:value="167.5">
            <text:p>16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8">
            <text:p>58</text:p>
          </table:table-cell>
          <table:table-cell table:style-name="ce8" office:value-type="float" office:value="170">
            <text:p>17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8">
            <text:p>58</text:p>
          </table:table-cell>
          <table:table-cell table:style-name="ce8" office:value-type="float" office:value="156.5">
            <text:p>15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8">
            <text:p>58</text:p>
          </table:table-cell>
          <table:table-cell table:style-name="ce8" office:value-type="float" office:value="138">
            <text:p>13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8">
            <text:p>58</text:p>
          </table:table-cell>
          <table:table-cell table:style-name="ce8" office:value-type="float" office:value="132">
            <text:p>132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8" office:value-type="float" office:value="162">
            <text:p>16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9">
            <text:p>59</text:p>
          </table:table-cell>
          <table:table-cell table:style-name="ce8" office:value-type="float" office:value="156.5">
            <text:p>15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9">
            <text:p>59</text:p>
          </table:table-cell>
          <table:table-cell table:style-name="ce8" office:value-type="float" office:value="156.5">
            <text:p>15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9">
            <text:p>59</text:p>
          </table:table-cell>
          <table:table-cell table:style-name="ce8" office:value-type="float" office:value="136.5">
            <text:p>13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59">
            <text:p>59</text:p>
          </table:table-cell>
          <table:table-cell table:style-name="ce8" office:value-type="float" office:value="149">
            <text:p>149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8" office:value-type="float" office:value="157.5">
            <text:p>15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0">
            <text:p>60</text:p>
          </table:table-cell>
          <table:table-cell table:style-name="ce8" office:value-type="float" office:value="161">
            <text:p>16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0">
            <text:p>60</text:p>
          </table:table-cell>
          <table:table-cell table:style-name="ce8" office:value-type="float" office:value="165">
            <text:p>16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0">
            <text:p>60</text:p>
          </table:table-cell>
          <table:table-cell table:style-name="ce8" office:value-type="float" office:value="146">
            <text:p>14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0">
            <text:p>60</text:p>
          </table:table-cell>
          <table:table-cell table:style-name="ce8" office:value-type="float" office:value="143">
            <text:p>143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8" office:value-type="float" office:value="164.5">
            <text:p>16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1">
            <text:p>61</text:p>
          </table:table-cell>
          <table:table-cell table:style-name="ce8" office:value-type="float" office:value="161">
            <text:p>16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1">
            <text:p>61</text:p>
          </table:table-cell>
          <table:table-cell table:style-name="ce8" office:value-type="float" office:value="161.5">
            <text:p>16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1">
            <text:p>61</text:p>
          </table:table-cell>
          <table:table-cell table:style-name="ce8" office:value-type="float" office:value="151.5">
            <text:p>15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1">
            <text:p>61</text:p>
          </table:table-cell>
          <table:table-cell table:style-name="ce8" office:value-type="float" office:value="140">
            <text:p>140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8" office:value-type="float" office:value="158">
            <text:p>15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2">
            <text:p>62</text:p>
          </table:table-cell>
          <table:table-cell table:style-name="ce8" office:value-type="float" office:value="160">
            <text:p>16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2">
            <text:p>62</text:p>
          </table:table-cell>
          <table:table-cell table:style-name="ce8" office:value-type="float" office:value="146.5">
            <text:p>14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2">
            <text:p>62</text:p>
          </table:table-cell>
          <table:table-cell table:style-name="ce8" office:value-type="float" office:value="130">
            <text:p>13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2">
            <text:p>62</text:p>
          </table:table-cell>
          <table:table-cell table:style-name="ce8" office:value-type="float" office:value="146">
            <text:p>146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8" office:value-type="float" office:value="166">
            <text:p>16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3">
            <text:p>63</text:p>
          </table:table-cell>
          <table:table-cell table:style-name="ce8" office:value-type="float" office:value="156.5">
            <text:p>15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3">
            <text:p>63</text:p>
          </table:table-cell>
          <table:table-cell table:style-name="ce8" office:value-type="float" office:value="158.5">
            <text:p>15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3">
            <text:p>63</text:p>
          </table:table-cell>
          <table:table-cell table:style-name="ce8" office:value-type="float" office:value="136.5">
            <text:p>13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3">
            <text:p>63</text:p>
          </table:table-cell>
          <table:table-cell table:style-name="ce8" office:value-type="float" office:value="131.5">
            <text:p>131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8" office:value-type="float" office:value="162">
            <text:p>16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4">
            <text:p>64</text:p>
          </table:table-cell>
          <table:table-cell table:style-name="ce8" office:value-type="float" office:value="154">
            <text:p>15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4">
            <text:p>64</text:p>
          </table:table-cell>
          <table:table-cell table:style-name="ce8" office:value-type="float" office:value="135">
            <text:p>13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4">
            <text:p>64</text:p>
          </table:table-cell>
          <table:table-cell table:style-name="ce8" office:value-type="float" office:value="120.5">
            <text:p>12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4">
            <text:p>64</text:p>
          </table:table-cell>
          <table:table-cell table:style-name="ce8" office:value-type="float" office:value="133">
            <text:p>133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8" office:value-type="float" office:value="157.5">
            <text:p>15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5">
            <text:p>65</text:p>
          </table:table-cell>
          <table:table-cell table:style-name="ce8" office:value-type="float" office:value="137">
            <text:p>13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5">
            <text:p>65</text:p>
          </table:table-cell>
          <table:table-cell table:style-name="ce8" office:value-type="float" office:value="138.5">
            <text:p>13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5">
            <text:p>65</text:p>
          </table:table-cell>
          <table:table-cell table:style-name="ce8" office:value-type="float" office:value="117.5">
            <text:p>11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5">
            <text:p>65</text:p>
          </table:table-cell>
          <table:table-cell table:style-name="ce8" office:value-type="float" office:value="111">
            <text:p>111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8" office:value-type="float" office:value="142.5">
            <text:p>14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6">
            <text:p>66</text:p>
          </table:table-cell>
          <table:table-cell table:style-name="ce8" office:value-type="float" office:value="133.5">
            <text:p>13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6">
            <text:p>66</text:p>
          </table:table-cell>
          <table:table-cell table:style-name="ce8" office:value-type="float" office:value="110">
            <text:p>1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6">
            <text:p>66</text:p>
          </table:table-cell>
          <table:table-cell table:style-name="ce8" office:value-type="float" office:value="101.5">
            <text:p>10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6">
            <text:p>66</text:p>
          </table:table-cell>
          <table:table-cell table:style-name="ce8" office:value-type="float" office:value="106.5">
            <text:p>10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8" office:value-type="float" office:value="106">
            <text:p>10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7">
            <text:p>67</text:p>
          </table:table-cell>
          <table:table-cell table:style-name="ce8" office:value-type="float" office:value="101.5">
            <text:p>10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7">
            <text:p>67</text:p>
          </table:table-cell>
          <table:table-cell table:style-name="ce8" office:value-type="float" office:value="86">
            <text:p>8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7">
            <text:p>67</text:p>
          </table:table-cell>
          <table:table-cell table:style-name="ce8" office:value-type="float" office:value="95">
            <text:p>9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7">
            <text:p>67</text:p>
          </table:table-cell>
          <table:table-cell table:style-name="ce8" office:value-type="float" office:value="88.5">
            <text:p>8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8" office:value-type="float" office:value="73">
            <text:p>7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8">
            <text:p>68</text:p>
          </table:table-cell>
          <table:table-cell table:style-name="ce8" office:value-type="float" office:value="75.5">
            <text:p>7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8">
            <text:p>68</text:p>
          </table:table-cell>
          <table:table-cell table:style-name="ce8" office:value-type="float" office:value="74.5">
            <text:p>7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8">
            <text:p>68</text:p>
          </table:table-cell>
          <table:table-cell table:style-name="ce8" office:value-type="float" office:value="73.5">
            <text:p>7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8">
            <text:p>68</text:p>
          </table:table-cell>
          <table:table-cell table:style-name="ce8" office:value-type="float" office:value="78.5">
            <text:p>7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8" office:value-type="float" office:value="41">
            <text:p>4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9">
            <text:p>69</text:p>
          </table:table-cell>
          <table:table-cell table:style-name="ce8" office:value-type="float" office:value="43">
            <text:p>4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9">
            <text:p>69</text:p>
          </table:table-cell>
          <table:table-cell table:style-name="ce8" office:value-type="float" office:value="53">
            <text:p>5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9">
            <text:p>69</text:p>
          </table:table-cell>
          <table:table-cell table:style-name="ce8" office:value-type="float" office:value="71">
            <text:p>7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69">
            <text:p>69</text:p>
          </table:table-cell>
          <table:table-cell table:style-name="ce8" office:value-type="float" office:value="68">
            <text:p>68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8" office:value-type="float" office:value="17.5">
            <text:p>1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0">
            <text:p>70</text:p>
          </table:table-cell>
          <table:table-cell table:style-name="ce8" office:value-type="float" office:value="30">
            <text:p>3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0">
            <text:p>70</text:p>
          </table:table-cell>
          <table:table-cell table:style-name="ce8" office:value-type="float" office:value="34.5">
            <text:p>3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0">
            <text:p>70</text:p>
          </table:table-cell>
          <table:table-cell table:style-name="ce8" office:value-type="float" office:value="45.5">
            <text:p>4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0">
            <text:p>70</text:p>
          </table:table-cell>
          <table:table-cell table:style-name="ce8" office:value-type="float" office:value="46.5">
            <text:p>4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8" office:value-type="float" office:value="5">
            <text:p>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1">
            <text:p>71</text:p>
          </table:table-cell>
          <table:table-cell table:style-name="ce8" office:value-type="float" office:value="18.5">
            <text:p>1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1">
            <text:p>71</text:p>
          </table:table-cell>
          <table:table-cell table:style-name="ce8" office:value-type="float" office:value="19.5">
            <text:p>1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1">
            <text:p>71</text:p>
          </table:table-cell>
          <table:table-cell table:style-name="ce8" office:value-type="float" office:value="37.5">
            <text:p>3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1">
            <text:p>71</text:p>
          </table:table-cell>
          <table:table-cell table:style-name="ce8" office:value-type="float" office:value="34.5">
            <text:p>34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2">
            <text:p>72</text:p>
          </table:table-cell>
          <table:table-cell table:style-name="ce8" office:value-type="float" office:value="5">
            <text:p>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2">
            <text:p>72</text:p>
          </table:table-cell>
          <table:table-cell table:style-name="ce8" office:value-type="float" office:value="17">
            <text:p>1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2">
            <text:p>72</text:p>
          </table:table-cell>
          <table:table-cell table:style-name="ce8" office:value-type="float" office:value="29.5">
            <text:p>2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2">
            <text:p>72</text:p>
          </table:table-cell>
          <table:table-cell table:style-name="ce8" office:value-type="float" office:value="31.5">
            <text:p>31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3">
            <text:p>73</text:p>
          </table:table-cell>
          <table:table-cell table:style-name="ce8" office:value-type="float" office:value="1.5">
            <text:p>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3">
            <text:p>73</text:p>
          </table:table-cell>
          <table:table-cell table:style-name="ce8" office:value-type="float" office:value="4">
            <text:p>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3">
            <text:p>73</text:p>
          </table:table-cell>
          <table:table-cell table:style-name="ce8" office:value-type="float" office:value="24">
            <text:p>2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3">
            <text:p>73</text:p>
          </table:table-cell>
          <table:table-cell table:style-name="ce8" office:value-type="float" office:value="17.5">
            <text:p>1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4">
            <text:p>74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4">
            <text:p>74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4">
            <text:p>74</text:p>
          </table:table-cell>
          <table:table-cell table:style-name="ce8" office:value-type="float" office:value="18">
            <text:p>1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4">
            <text:p>74</text:p>
          </table:table-cell>
          <table:table-cell table:style-name="ce8" office:value-type="float" office:value="17.5">
            <text:p>1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5">
            <text:p>75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5">
            <text:p>75</text:p>
          </table:table-cell>
          <table:table-cell table:style-name="ce8" office:value-type="float" office:value="3">
            <text:p>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5">
            <text:p>75</text:p>
          </table:table-cell>
          <table:table-cell table:style-name="ce8" office:value-type="float" office:value="12.5">
            <text:p>1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5">
            <text:p>75</text:p>
          </table:table-cell>
          <table:table-cell table:style-name="ce8" office:value-type="float" office:value="12">
            <text:p>12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6">
            <text:p>76</text:p>
          </table:table-cell>
          <table:table-cell table:style-name="ce8" office:value-type="float" office:value="1">
            <text:p>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6">
            <text:p>76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6">
            <text:p>76</text:p>
          </table:table-cell>
          <table:table-cell table:style-name="ce8" office:value-type="float" office:value="10">
            <text:p>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6">
            <text:p>76</text:p>
          </table:table-cell>
          <table:table-cell table:style-name="ce8" office:value-type="float" office:value="8">
            <text:p>8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7">
            <text:p>77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7">
            <text:p>77</text:p>
          </table:table-cell>
          <table:table-cell table:style-name="ce8" office:value-type="float" office:value="4">
            <text:p>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7">
            <text:p>77</text:p>
          </table:table-cell>
          <table:table-cell table:style-name="ce8" office:value-type="float" office:value="12.5">
            <text:p>1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7">
            <text:p>77</text:p>
          </table:table-cell>
          <table:table-cell table:style-name="ce8" office:value-type="float" office:value="10">
            <text:p>10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8">
            <text:p>78</text:p>
          </table:table-cell>
          <table:table-cell table:style-name="ce8" office:value-type="float" office:value="1">
            <text:p>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8">
            <text:p>78</text:p>
          </table:table-cell>
          <table:table-cell table:style-name="ce8" office:value-type="float" office:value="9.5">
            <text:p>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8">
            <text:p>78</text:p>
          </table:table-cell>
          <table:table-cell table:style-name="ce8" office:value-type="float" office:value="13.5">
            <text:p>1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8">
            <text:p>78</text:p>
          </table:table-cell>
          <table:table-cell table:style-name="ce8" office:value-type="float" office:value="13.5">
            <text:p>1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9">
            <text:p>79</text:p>
          </table:table-cell>
          <table:table-cell table:style-name="ce8" office:value-type="float" office:value="4">
            <text:p>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9">
            <text:p>79</text:p>
          </table:table-cell>
          <table:table-cell table:style-name="ce8" office:value-type="float" office:value="15">
            <text:p>1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9">
            <text:p>79</text:p>
          </table:table-cell>
          <table:table-cell table:style-name="ce8" office:value-type="float" office:value="20">
            <text:p>2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79">
            <text:p>79</text:p>
          </table:table-cell>
          <table:table-cell table:style-name="ce8" office:value-type="float" office:value="18.5">
            <text:p>1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8" office:value-type="float" office:value="7.5">
            <text:p>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0">
            <text:p>80</text:p>
          </table:table-cell>
          <table:table-cell table:style-name="ce8" office:value-type="float" office:value="11.5">
            <text:p>1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0">
            <text:p>80</text:p>
          </table:table-cell>
          <table:table-cell table:style-name="ce8" office:value-type="float" office:value="28.5">
            <text:p>2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0">
            <text:p>80</text:p>
          </table:table-cell>
          <table:table-cell table:style-name="ce8" office:value-type="float" office:value="35">
            <text:p>3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0">
            <text:p>80</text:p>
          </table:table-cell>
          <table:table-cell table:style-name="ce8" office:value-type="float" office:value="24">
            <text:p>24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8" office:value-type="float" office:value="23.5">
            <text:p>2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1">
            <text:p>81</text:p>
          </table:table-cell>
          <table:table-cell table:style-name="ce8" office:value-type="float" office:value="29.5">
            <text:p>2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1">
            <text:p>81</text:p>
          </table:table-cell>
          <table:table-cell table:style-name="ce8" office:value-type="float" office:value="29.5">
            <text:p>2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1">
            <text:p>81</text:p>
          </table:table-cell>
          <table:table-cell table:style-name="ce8" office:value-type="float" office:value="45">
            <text:p>4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1">
            <text:p>81</text:p>
          </table:table-cell>
          <table:table-cell table:style-name="ce8" office:value-type="float" office:value="37.5">
            <text:p>3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8" office:value-type="float" office:value="41">
            <text:p>4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2">
            <text:p>82</text:p>
          </table:table-cell>
          <table:table-cell table:style-name="ce8" office:value-type="float" office:value="48">
            <text:p>4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2">
            <text:p>82</text:p>
          </table:table-cell>
          <table:table-cell table:style-name="ce8" office:value-type="float" office:value="55">
            <text:p>5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2">
            <text:p>82</text:p>
          </table:table-cell>
          <table:table-cell table:style-name="ce8" office:value-type="float" office:value="72">
            <text:p>7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2">
            <text:p>82</text:p>
          </table:table-cell>
          <table:table-cell table:style-name="ce8" office:value-type="float" office:value="52">
            <text:p>52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8" office:value-type="float" office:value="91.5">
            <text:p>9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3">
            <text:p>83</text:p>
          </table:table-cell>
          <table:table-cell table:style-name="ce8" office:value-type="float" office:value="91">
            <text:p>9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3">
            <text:p>83</text:p>
          </table:table-cell>
          <table:table-cell table:style-name="ce8" office:value-type="float" office:value="66">
            <text:p>6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3">
            <text:p>83</text:p>
          </table:table-cell>
          <table:table-cell table:style-name="ce8" office:value-type="float" office:value="72.5">
            <text:p>7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3">
            <text:p>83</text:p>
          </table:table-cell>
          <table:table-cell table:style-name="ce8" office:value-type="float" office:value="58.5">
            <text:p>5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8" office:value-type="float" office:value="110">
            <text:p>1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4">
            <text:p>84</text:p>
          </table:table-cell>
          <table:table-cell table:style-name="ce8" office:value-type="float" office:value="127.5">
            <text:p>12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4">
            <text:p>84</text:p>
          </table:table-cell>
          <table:table-cell table:style-name="ce8" office:value-type="float" office:value="98">
            <text:p>9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4">
            <text:p>84</text:p>
          </table:table-cell>
          <table:table-cell table:style-name="ce8" office:value-type="float" office:value="95">
            <text:p>9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4">
            <text:p>84</text:p>
          </table:table-cell>
          <table:table-cell table:style-name="ce8" office:value-type="float" office:value="84">
            <text:p>84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8" office:value-type="float" office:value="147">
            <text:p>14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5">
            <text:p>85</text:p>
          </table:table-cell>
          <table:table-cell table:style-name="ce8" office:value-type="float" office:value="139">
            <text:p>13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5">
            <text:p>85</text:p>
          </table:table-cell>
          <table:table-cell table:style-name="ce8" office:value-type="float" office:value="110">
            <text:p>1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5">
            <text:p>85</text:p>
          </table:table-cell>
          <table:table-cell table:style-name="ce8" office:value-type="float" office:value="104.5">
            <text:p>10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5">
            <text:p>85</text:p>
          </table:table-cell>
          <table:table-cell table:style-name="ce8" office:value-type="float" office:value="105.5">
            <text:p>105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8" office:value-type="float" office:value="154.5">
            <text:p>15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6">
            <text:p>86</text:p>
          </table:table-cell>
          <table:table-cell table:style-name="ce8" office:value-type="float" office:value="146.5">
            <text:p>14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6">
            <text:p>86</text:p>
          </table:table-cell>
          <table:table-cell table:style-name="ce8" office:value-type="float" office:value="125.5">
            <text:p>12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6">
            <text:p>86</text:p>
          </table:table-cell>
          <table:table-cell table:style-name="ce8" office:value-type="float" office:value="124">
            <text:p>12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6">
            <text:p>86</text:p>
          </table:table-cell>
          <table:table-cell table:style-name="ce8" office:value-type="float" office:value="121.5">
            <text:p>121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8" office:value-type="float" office:value="160">
            <text:p>16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7">
            <text:p>87</text:p>
          </table:table-cell>
          <table:table-cell table:style-name="ce8" office:value-type="float" office:value="161">
            <text:p>16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7">
            <text:p>87</text:p>
          </table:table-cell>
          <table:table-cell table:style-name="ce8" office:value-type="float" office:value="132.2">
            <text:p>132.2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7">
            <text:p>87</text:p>
          </table:table-cell>
          <table:table-cell table:style-name="ce8" office:value-type="float" office:value="139">
            <text:p>13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7">
            <text:p>87</text:p>
          </table:table-cell>
          <table:table-cell table:style-name="ce8" office:value-type="float" office:value="123.5">
            <text:p>12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8" office:value-type="float" office:value="158">
            <text:p>15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8">
            <text:p>88</text:p>
          </table:table-cell>
          <table:table-cell table:style-name="ce8" office:value-type="float" office:value="163">
            <text:p>16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8">
            <text:p>88</text:p>
          </table:table-cell>
          <table:table-cell table:style-name="ce8" office:value-type="float" office:value="147">
            <text:p>14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8">
            <text:p>88</text:p>
          </table:table-cell>
          <table:table-cell table:style-name="ce8" office:value-type="float" office:value="152.5">
            <text:p>15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8">
            <text:p>88</text:p>
          </table:table-cell>
          <table:table-cell table:style-name="ce8" office:value-type="float" office:value="143">
            <text:p>143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8" office:value-type="float" office:value="161.5">
            <text:p>16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9">
            <text:p>89</text:p>
          </table:table-cell>
          <table:table-cell table:style-name="ce8" office:value-type="float" office:value="152">
            <text:p>15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9">
            <text:p>89</text:p>
          </table:table-cell>
          <table:table-cell table:style-name="ce8" office:value-type="float" office:value="152">
            <text:p>15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9">
            <text:p>89</text:p>
          </table:table-cell>
          <table:table-cell table:style-name="ce8" office:value-type="float" office:value="141.5">
            <text:p>14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89">
            <text:p>89</text:p>
          </table:table-cell>
          <table:table-cell table:style-name="ce8" office:value-type="float" office:value="137">
            <text:p>137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8" office:value-type="float" office:value="159.5">
            <text:p>15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0">
            <text:p>90</text:p>
          </table:table-cell>
          <table:table-cell table:style-name="ce8" office:value-type="float" office:value="173">
            <text:p>17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0">
            <text:p>90</text:p>
          </table:table-cell>
          <table:table-cell table:style-name="ce8" office:value-type="float" office:value="149">
            <text:p>14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0">
            <text:p>90</text:p>
          </table:table-cell>
          <table:table-cell table:style-name="ce8" office:value-type="float" office:value="151">
            <text:p>15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0">
            <text:p>90</text:p>
          </table:table-cell>
          <table:table-cell table:style-name="ce8" office:value-type="float" office:value="152.5">
            <text:p>152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8" office:value-type="float" office:value="162">
            <text:p>16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1">
            <text:p>91</text:p>
          </table:table-cell>
          <table:table-cell table:style-name="ce8" office:value-type="float" office:value="137">
            <text:p>13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1">
            <text:p>91</text:p>
          </table:table-cell>
          <table:table-cell table:style-name="ce8" office:value-type="float" office:value="156">
            <text:p>15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1">
            <text:p>91</text:p>
          </table:table-cell>
          <table:table-cell table:style-name="ce8" office:value-type="float" office:value="145">
            <text:p>14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1">
            <text:p>91</text:p>
          </table:table-cell>
          <table:table-cell table:style-name="ce8" office:value-type="float" office:value="148">
            <text:p>148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8" office:value-type="float" office:value="169">
            <text:p>16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2">
            <text:p>92</text:p>
          </table:table-cell>
          <table:table-cell table:style-name="ce8" office:value-type="float" office:value="180">
            <text:p>18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2">
            <text:p>92</text:p>
          </table:table-cell>
          <table:table-cell table:style-name="ce8" office:value-type="float" office:value="160">
            <text:p>16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2">
            <text:p>92</text:p>
          </table:table-cell>
          <table:table-cell table:style-name="ce8" office:value-type="float" office:value="153.5">
            <text:p>15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2">
            <text:p>92</text:p>
          </table:table-cell>
          <table:table-cell table:style-name="ce8" office:value-type="float" office:value="157">
            <text:p>157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float" office:value="155">
            <text:p>15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3">
            <text:p>93</text:p>
          </table:table-cell>
          <table:table-cell table:style-name="ce8" office:value-type="float" office:value="151.5">
            <text:p>15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3">
            <text:p>93</text:p>
          </table:table-cell>
          <table:table-cell table:style-name="ce8" office:value-type="float" office:value="157.5">
            <text:p>15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3">
            <text:p>93</text:p>
          </table:table-cell>
          <table:table-cell table:style-name="ce8" office:value-type="float" office:value="143.5">
            <text:p>14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3">
            <text:p>93</text:p>
          </table:table-cell>
          <table:table-cell table:style-name="ce8" office:value-type="float" office:value="150">
            <text:p>150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8" office:value-type="float" office:value="157">
            <text:p>15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4">
            <text:p>94</text:p>
          </table:table-cell>
          <table:table-cell table:style-name="ce8" office:value-type="float" office:value="151">
            <text:p>15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4">
            <text:p>94</text:p>
          </table:table-cell>
          <table:table-cell table:style-name="ce8" office:value-type="float" office:value="148">
            <text:p>14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4">
            <text:p>94</text:p>
          </table:table-cell>
          <table:table-cell table:style-name="ce8" office:value-type="float" office:value="134">
            <text:p>13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4">
            <text:p>94</text:p>
          </table:table-cell>
          <table:table-cell table:style-name="ce8" office:value-type="float" office:value="144">
            <text:p>144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8" office:value-type="float" office:value="140">
            <text:p>14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5">
            <text:p>95</text:p>
          </table:table-cell>
          <table:table-cell table:style-name="ce8" office:value-type="float" office:value="149.5">
            <text:p>14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5">
            <text:p>95</text:p>
          </table:table-cell>
          <table:table-cell table:style-name="ce8" office:value-type="float" office:value="139">
            <text:p>13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5">
            <text:p>95</text:p>
          </table:table-cell>
          <table:table-cell table:style-name="ce8" office:value-type="float" office:value="126">
            <text:p>12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5">
            <text:p>95</text:p>
          </table:table-cell>
          <table:table-cell table:style-name="ce8" office:value-type="float" office:value="127.5">
            <text:p>12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8" office:value-type="float" office:value="136">
            <text:p>13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6">
            <text:p>96</text:p>
          </table:table-cell>
          <table:table-cell table:style-name="ce8" office:value-type="float" office:value="124">
            <text:p>12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6">
            <text:p>96</text:p>
          </table:table-cell>
          <table:table-cell table:style-name="ce8" office:value-type="float" office:value="140">
            <text:p>14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6">
            <text:p>96</text:p>
          </table:table-cell>
          <table:table-cell table:style-name="ce8" office:value-type="float" office:value="117.5">
            <text:p>11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6">
            <text:p>96</text:p>
          </table:table-cell>
          <table:table-cell table:style-name="ce8" office:value-type="float" office:value="126.5">
            <text:p>12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8" office:value-type="float" office:value="109">
            <text:p>10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7">
            <text:p>97</text:p>
          </table:table-cell>
          <table:table-cell table:style-name="ce8" office:value-type="float" office:value="99">
            <text:p>9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7">
            <text:p>97</text:p>
          </table:table-cell>
          <table:table-cell table:style-name="ce8" office:value-type="float" office:value="111.5">
            <text:p>11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7">
            <text:p>97</text:p>
          </table:table-cell>
          <table:table-cell table:style-name="ce8" office:value-type="float" office:value="88.5">
            <text:p>8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7">
            <text:p>97</text:p>
          </table:table-cell>
          <table:table-cell table:style-name="ce8" office:value-type="float" office:value="109.5">
            <text:p>109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8" office:value-type="float" office:value="79">
            <text:p>7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8">
            <text:p>98</text:p>
          </table:table-cell>
          <table:table-cell table:style-name="ce8" office:value-type="float" office:value="80">
            <text:p>8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8">
            <text:p>98</text:p>
          </table:table-cell>
          <table:table-cell table:style-name="ce8" office:value-type="float" office:value="93">
            <text:p>9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8">
            <text:p>98</text:p>
          </table:table-cell>
          <table:table-cell table:style-name="ce8" office:value-type="float" office:value="75">
            <text:p>7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8">
            <text:p>98</text:p>
          </table:table-cell>
          <table:table-cell table:style-name="ce8" office:value-type="float" office:value="103.5">
            <text:p>10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8" office:value-type="float" office:value="46.5">
            <text:p>4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9">
            <text:p>99</text:p>
          </table:table-cell>
          <table:table-cell table:style-name="ce8" office:value-type="float" office:value="44.5">
            <text:p>4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9">
            <text:p>99</text:p>
          </table:table-cell>
          <table:table-cell table:style-name="ce8" office:value-type="float" office:value="75.5">
            <text:p>7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9">
            <text:p>99</text:p>
          </table:table-cell>
          <table:table-cell table:style-name="ce8" office:value-type="float" office:value="68">
            <text:p>6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99">
            <text:p>99</text:p>
          </table:table-cell>
          <table:table-cell table:style-name="ce8" office:value-type="float" office:value="72.5">
            <text:p>72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23.5">
            <text:p>2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0">
            <text:p>100</text:p>
          </table:table-cell>
          <table:table-cell table:style-name="ce8" office:value-type="float" office:value="24">
            <text:p>2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0">
            <text:p>100</text:p>
          </table:table-cell>
          <table:table-cell table:style-name="ce8" office:value-type="float" office:value="52">
            <text:p>5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0">
            <text:p>100</text:p>
          </table:table-cell>
          <table:table-cell table:style-name="ce8" office:value-type="float" office:value="53">
            <text:p>5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0">
            <text:p>100</text:p>
          </table:table-cell>
          <table:table-cell table:style-name="ce8" office:value-type="float" office:value="63.5">
            <text:p>6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8" office:value-type="float" office:value="6.5">
            <text:p>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1">
            <text:p>101</text:p>
          </table:table-cell>
          <table:table-cell table:style-name="ce8" office:value-type="float" office:value="15.5">
            <text:p>1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1">
            <text:p>101</text:p>
          </table:table-cell>
          <table:table-cell table:style-name="ce8" office:value-type="float" office:value="30.5">
            <text:p>3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1">
            <text:p>101</text:p>
          </table:table-cell>
          <table:table-cell table:style-name="ce8" office:value-type="float" office:value="40.5">
            <text:p>4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1">
            <text:p>101</text:p>
          </table:table-cell>
          <table:table-cell table:style-name="ce8" office:value-type="float" office:value="53">
            <text:p>53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8" office:value-type="float" office:value="1">
            <text:p>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2">
            <text:p>102</text:p>
          </table:table-cell>
          <table:table-cell table:style-name="ce8" office:value-type="float" office:value="8.5">
            <text:p>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2">
            <text:p>102</text:p>
          </table:table-cell>
          <table:table-cell table:style-name="ce8" office:value-type="float" office:value="16">
            <text:p>1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2">
            <text:p>102</text:p>
          </table:table-cell>
          <table:table-cell table:style-name="ce8" office:value-type="float" office:value="35">
            <text:p>3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2">
            <text:p>102</text:p>
          </table:table-cell>
          <table:table-cell table:style-name="ce8" office:value-type="float" office:value="46.5">
            <text:p>46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3">
            <text:p>103</text:p>
          </table:table-cell>
          <table:table-cell table:style-name="ce8" office:value-type="float" office:value="2">
            <text:p>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3">
            <text:p>103</text:p>
          </table:table-cell>
          <table:table-cell table:style-name="ce8" office:value-type="float" office:value="10">
            <text:p>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3">
            <text:p>103</text:p>
          </table:table-cell>
          <table:table-cell table:style-name="ce8" office:value-type="float" office:value="27">
            <text:p>2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3">
            <text:p>103</text:p>
          </table:table-cell>
          <table:table-cell table:style-name="ce8" office:value-type="float" office:value="31">
            <text:p>31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4">
            <text:p>104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4">
            <text:p>104</text:p>
          </table:table-cell>
          <table:table-cell table:style-name="ce8" office:value-type="float" office:value="5">
            <text:p>5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4">
            <text:p>104</text:p>
          </table:table-cell>
          <table:table-cell table:style-name="ce8" office:value-type="float" office:value="21">
            <text:p>2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4">
            <text:p>104</text:p>
          </table:table-cell>
          <table:table-cell table:style-name="ce8" office:value-type="float" office:value="20.5">
            <text:p>20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5">
            <text:p>105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5">
            <text:p>105</text:p>
          </table:table-cell>
          <table:table-cell table:style-name="ce8" office:value-type="float" office:value="7">
            <text:p>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5">
            <text:p>105</text:p>
          </table:table-cell>
          <table:table-cell table:style-name="ce8" office:value-type="float" office:value="26">
            <text:p>2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5">
            <text:p>105</text:p>
          </table:table-cell>
          <table:table-cell table:style-name="ce8" office:value-type="float" office:value="20">
            <text:p>20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6">
            <text:p>106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6">
            <text:p>106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6">
            <text:p>106</text:p>
          </table:table-cell>
          <table:table-cell table:style-name="ce8" office:value-type="float" office:value="21.5">
            <text:p>2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6">
            <text:p>106</text:p>
          </table:table-cell>
          <table:table-cell table:style-name="ce8" office:value-type="float" office:value="12.5">
            <text:p>12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7">
            <text:p>107</text:p>
          </table:table-cell>
          <table:table-cell table:style-name="ce8" office:value-type="float" office:value="0.5">
            <text:p>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7">
            <text:p>107</text:p>
          </table:table-cell>
          <table:table-cell table:style-name="ce8" office:value-type="float" office:value="10">
            <text:p>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7">
            <text:p>107</text:p>
          </table:table-cell>
          <table:table-cell table:style-name="ce8" office:value-type="float" office:value="18.5">
            <text:p>1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7">
            <text:p>107</text:p>
          </table:table-cell>
          <table:table-cell table:style-name="ce8" office:value-type="float" office:value="9.5">
            <text:p>9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8">
            <text:p>108</text:p>
          </table:table-cell>
          <table:table-cell table:style-name="ce8" office:value-type="float" office:value="2">
            <text:p>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8">
            <text:p>108</text:p>
          </table:table-cell>
          <table:table-cell table:style-name="ce8" office:value-type="float" office:value="8.5">
            <text:p>8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8">
            <text:p>108</text:p>
          </table:table-cell>
          <table:table-cell table:style-name="ce8" office:value-type="float" office:value="24">
            <text:p>2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8">
            <text:p>108</text:p>
          </table:table-cell>
          <table:table-cell table:style-name="ce8" office:value-type="float" office:value="14">
            <text:p>14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8" office:value-type="float" office:value="0">
            <text:p>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9">
            <text:p>109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9">
            <text:p>109</text:p>
          </table:table-cell>
          <table:table-cell table:style-name="ce8" office:value-type="float" office:value="27.5">
            <text:p>2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9">
            <text:p>109</text:p>
          </table:table-cell>
          <table:table-cell table:style-name="ce8" office:value-type="float" office:value="34.5">
            <text:p>3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09">
            <text:p>109</text:p>
          </table:table-cell>
          <table:table-cell table:style-name="ce8" office:value-type="float" office:value="27">
            <text:p>27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8" office:value-type="float" office:value="2.5">
            <text:p>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0">
            <text:p>110</text:p>
          </table:table-cell>
          <table:table-cell table:style-name="ce8" office:value-type="float" office:value="11">
            <text:p>1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0">
            <text:p>110</text:p>
          </table:table-cell>
          <table:table-cell table:style-name="ce8" office:value-type="float" office:value="31.5">
            <text:p>3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0">
            <text:p>110</text:p>
          </table:table-cell>
          <table:table-cell table:style-name="ce8" office:value-type="float" office:value="44">
            <text:p>4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0">
            <text:p>110</text:p>
          </table:table-cell>
          <table:table-cell table:style-name="ce8" office:value-type="float" office:value="28.5">
            <text:p>28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8" office:value-type="float" office:value="12">
            <text:p>1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1">
            <text:p>111</text:p>
          </table:table-cell>
          <table:table-cell table:style-name="ce8" office:value-type="float" office:value="23">
            <text:p>2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1">
            <text:p>111</text:p>
          </table:table-cell>
          <table:table-cell table:style-name="ce8" office:value-type="float" office:value="46">
            <text:p>4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1">
            <text:p>111</text:p>
          </table:table-cell>
          <table:table-cell table:style-name="ce8" office:value-type="float" office:value="60">
            <text:p>6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1">
            <text:p>111</text:p>
          </table:table-cell>
          <table:table-cell table:style-name="ce8" office:value-type="float" office:value="43.5">
            <text:p>43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8" office:value-type="float" office:value="24">
            <text:p>2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2">
            <text:p>112</text:p>
          </table:table-cell>
          <table:table-cell table:style-name="ce8" office:value-type="float" office:value="44">
            <text:p>4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2">
            <text:p>112</text:p>
          </table:table-cell>
          <table:table-cell table:style-name="ce8" office:value-type="float" office:value="61">
            <text:p>61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2">
            <text:p>112</text:p>
          </table:table-cell>
          <table:table-cell table:style-name="ce8" office:value-type="float" office:value="56.5">
            <text:p>5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2">
            <text:p>112</text:p>
          </table:table-cell>
          <table:table-cell table:style-name="ce8" office:value-type="float" office:value="47">
            <text:p>47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8" office:value-type="float" office:value="73.5">
            <text:p>73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3">
            <text:p>113</text:p>
          </table:table-cell>
          <table:table-cell table:style-name="ce8" office:value-type="float" office:value="79">
            <text:p>7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3">
            <text:p>113</text:p>
          </table:table-cell>
          <table:table-cell table:style-name="ce8" office:value-type="float" office:value="82.5">
            <text:p>8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3">
            <text:p>113</text:p>
          </table:table-cell>
          <table:table-cell table:style-name="ce8" office:value-type="float" office:value="82">
            <text:p>8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3">
            <text:p>113</text:p>
          </table:table-cell>
          <table:table-cell table:style-name="ce8" office:value-type="float" office:value="69">
            <text:p>69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8" office:value-type="float" office:value="102">
            <text:p>102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4">
            <text:p>114</text:p>
          </table:table-cell>
          <table:table-cell table:style-name="ce8" office:value-type="float" office:value="106">
            <text:p>10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4">
            <text:p>114</text:p>
          </table:table-cell>
          <table:table-cell table:style-name="ce8" office:value-type="float" office:value="91.5">
            <text:p>9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4">
            <text:p>114</text:p>
          </table:table-cell>
          <table:table-cell table:style-name="ce8" office:value-type="float" office:value="87.5">
            <text:p>8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4">
            <text:p>114</text:p>
          </table:table-cell>
          <table:table-cell table:style-name="ce8" office:value-type="float" office:value="79.5">
            <text:p>79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8" office:value-type="float" office:value="149.5">
            <text:p>14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5">
            <text:p>115</text:p>
          </table:table-cell>
          <table:table-cell table:style-name="ce8" office:value-type="float" office:value="129.5">
            <text:p>12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5">
            <text:p>115</text:p>
          </table:table-cell>
          <table:table-cell table:style-name="ce8" office:value-type="float" office:value="110">
            <text:p>11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5">
            <text:p>115</text:p>
          </table:table-cell>
          <table:table-cell table:style-name="ce8" office:value-type="float" office:value="99.5">
            <text:p>9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5">
            <text:p>115</text:p>
          </table:table-cell>
          <table:table-cell table:style-name="ce8" office:value-type="float" office:value="105.5">
            <text:p>105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8" office:value-type="float" office:value="158">
            <text:p>15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6">
            <text:p>116</text:p>
          </table:table-cell>
          <table:table-cell table:style-name="ce8" office:value-type="float" office:value="149.5">
            <text:p>149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6">
            <text:p>116</text:p>
          </table:table-cell>
          <table:table-cell table:style-name="ce8" office:value-type="float" office:value="121.5">
            <text:p>121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6">
            <text:p>116</text:p>
          </table:table-cell>
          <table:table-cell table:style-name="ce8" office:value-type="float" office:value="132.5">
            <text:p>13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6">
            <text:p>116</text:p>
          </table:table-cell>
          <table:table-cell table:style-name="ce8" office:value-type="float" office:value="119">
            <text:p>119.0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8" office:value-type="float" office:value="160.5">
            <text:p>16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7">
            <text:p>117</text:p>
          </table:table-cell>
          <table:table-cell table:style-name="ce8" office:value-type="float" office:value="147.5">
            <text:p>147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7">
            <text:p>117</text:p>
          </table:table-cell>
          <table:table-cell table:style-name="ce8" office:value-type="float" office:value="128">
            <text:p>12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7">
            <text:p>117</text:p>
          </table:table-cell>
          <table:table-cell table:style-name="ce8" office:value-type="float" office:value="129">
            <text:p>12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7">
            <text:p>117</text:p>
          </table:table-cell>
          <table:table-cell table:style-name="ce8" office:value-type="float" office:value="137.5">
            <text:p>137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8" office:value-type="float" office:value="165.5">
            <text:p>165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8">
            <text:p>118</text:p>
          </table:table-cell>
          <table:table-cell table:style-name="ce8" office:value-type="float" office:value="159">
            <text:p>159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8">
            <text:p>118</text:p>
          </table:table-cell>
          <table:table-cell table:style-name="ce8" office:value-type="float" office:value="146.5">
            <text:p>146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8">
            <text:p>118</text:p>
          </table:table-cell>
          <table:table-cell table:style-name="ce8" office:value-type="float" office:value="144">
            <text:p>144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8">
            <text:p>118</text:p>
          </table:table-cell>
          <table:table-cell table:style-name="ce8" office:value-type="float" office:value="144.5">
            <text:p>144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8" office:value-type="float" office:value="160.5">
            <text:p>160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9">
            <text:p>119</text:p>
          </table:table-cell>
          <table:table-cell table:style-name="ce8" office:value-type="float" office:value="157">
            <text:p>157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9">
            <text:p>119</text:p>
          </table:table-cell>
          <table:table-cell table:style-name="ce8" office:value-type="float" office:value="150">
            <text:p>150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9">
            <text:p>119</text:p>
          </table:table-cell>
          <table:table-cell table:style-name="ce8" office:value-type="float" office:value="148">
            <text:p>148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19">
            <text:p>119</text:p>
          </table:table-cell>
          <table:table-cell table:style-name="ce8" office:value-type="float" office:value="150.5">
            <text:p>150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8" office:value-type="float" office:value="162.5">
            <text:p>162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20">
            <text:p>120</text:p>
          </table:table-cell>
          <table:table-cell table:style-name="ce8" office:value-type="float" office:value="156">
            <text:p>156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20">
            <text:p>120</text:p>
          </table:table-cell>
          <table:table-cell table:style-name="ce8" office:value-type="float" office:value="154.5">
            <text:p>154.5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20">
            <text:p>120</text:p>
          </table:table-cell>
          <table:table-cell table:style-name="ce8" office:value-type="float" office:value="143">
            <text:p>143.0</text:p>
          </table:table-cell>
          <table:table-cell table:style-name="ce8" office:value-type="string">
            <text:p>N/A</text:p>
          </table:table-cell>
          <table:table-cell/>
          <table:table-cell table:style-name="ce2" office:value-type="float" office:value="120">
            <text:p>120</text:p>
          </table:table-cell>
          <table:table-cell table:style-name="ce8" office:value-type="float" office:value="154.5">
            <text:p>154.5</text:p>
          </table:table-cell>
          <table:table-cell table:style-name="ce8" office:value-type="string">
            <text:p>N/A</text:p>
          </table:table-cell>
          <table:table-cell table:number-columns-repeated="138"/>
        </table:table-row>
        <table:table-row table:style-name="ro1">
          <table:table-cell/>
          <table:table-cell table:style-name="ce9"/>
          <table:table-cell table:number-columns-repeated="3"/>
          <table:table-cell table:style-name="ce9"/>
          <table:table-cell table:number-columns-repeated="2"/>
          <table:table-cell table:style-name="ce5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139"/>
        </table:table-row>
        <table:table-row table:style-name="ro1">
          <table:table-cell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139"/>
        </table:table-row>
        <table:table-row table:style-name="ro1">
          <table:table-cell table:style-name="ce4" office:value-type="string" table:number-columns-spanned="19" table:number-rows-spanned="1">
            <text:p>Point Averages</text:p>
          </table:table-cell>
          <table:covered-table-cell table:style-name="ce10"/>
          <table:covered-table-cell table:number-columns-repeated="3" table:style-name="ce11"/>
          <table:covered-table-cell table:style-name="ce10"/>
          <table:covered-table-cell table:number-columns-repeated="3" table:style-name="ce11"/>
          <table:covered-table-cell table:style-name="ce10"/>
          <table:covered-table-cell table:number-columns-repeated="3" table:style-name="ce11"/>
          <table:covered-table-cell table:style-name="ce10"/>
          <table:covered-table-cell table:number-columns-repeated="3" table:style-name="ce11"/>
          <table:covered-table-cell table:style-name="ce10"/>
          <table:covered-table-cell table:style-name="ce11"/>
          <table:table-cell table:number-columns-repeated="138"/>
        </table:table-row>
        <table:table-row table:style-name="ro1">
          <table:table-cell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13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table:formula="of:=AVERAGE([.B4];[.B34];[.B64];[.B94])" office:value-type="float" office:value="161.125">
            <text:p>161.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8" table:formula="of:=AVERAGE([.F4];[.F34];[.F64];[.F94])" office:value-type="float" office:value="156.25">
            <text:p>156.3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8" table:formula="of:=AVERAGE([.J4];[.J34];[.J64];[.J94])" office:value-type="float" office:value="156.375">
            <text:p>156.4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8" table:formula="of:=AVERAGE([.N4];[.N34];[.N64];[.N94])" office:value-type="float" office:value="145.75">
            <text:p>145.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8" table:formula="of:=AVERAGE([.R4];[.R34];[.R64];[.R94])" office:value-type="float" office:value="147.25">
            <text:p>147.3</text:p>
          </table:table-cell>
          <table:table-cell table:number-columns-repeated="13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table:formula="of:=AVERAGE([.B5];[.B35];[.B65];[.B95])" office:value-type="float" office:value="161.125">
            <text:p>161.1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8" table:formula="of:=AVERAGE([.F5];[.F35];[.F65];[.F95])" office:value-type="float" office:value="163.875">
            <text:p>163.9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8" table:formula="of:=AVERAGE([.J5];[.J35];[.J65];[.J95])" office:value-type="float" office:value="154.375">
            <text:p>154.4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8" table:formula="of:=AVERAGE([.N5];[.N35];[.N65];[.N95])" office:value-type="float" office:value="143">
            <text:p>143.0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8" table:formula="of:=AVERAGE([.R5];[.R35];[.R65];[.R95])" office:value-type="float" office:value="146.375">
            <text:p>146.4</text:p>
          </table:table-cell>
          <table:table-cell table:number-columns-repeated="13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8" table:formula="of:=AVERAGE([.B6];[.B36];[.B66];[.B96])" office:value-type="float" office:value="162.375">
            <text:p>162.4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8" table:formula="of:=AVERAGE([.F6];[.F36];[.F66];[.F96])" office:value-type="float" office:value="157.25">
            <text:p>157.3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8" table:formula="of:=AVERAGE([.J6];[.J36];[.J66];[.J96])" office:value-type="float" office:value="156.875">
            <text:p>156.9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8" table:formula="of:=AVERAGE([.N6];[.N36];[.N66];[.N96])" office:value-type="float" office:value="138.5">
            <text:p>138.5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8" table:formula="of:=AVERAGE([.R6];[.R36];[.R66];[.R96])" office:value-type="float" office:value="139.75">
            <text:p>139.8</text:p>
          </table:table-cell>
          <table:table-cell table:number-columns-repeated="13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8" table:formula="of:=AVERAGE([.B7];[.B37];[.B67];[.B97])" office:value-type="float" office:value="159.375">
            <text:p>159.4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8" table:formula="of:=AVERAGE([.F7];[.F37];[.F67];[.F97])" office:value-type="float" office:value="154.125">
            <text:p>154.1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8" table:formula="of:=AVERAGE([.J7];[.J37];[.J67];[.J97])" office:value-type="float" office:value="141.75">
            <text:p>141.8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8" table:formula="of:=AVERAGE([.N7];[.N37];[.N67];[.N97])" office:value-type="float" office:value="134">
            <text:p>134.0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8" table:formula="of:=AVERAGE([.R7];[.R37];[.R67];[.R97])" office:value-type="float" office:value="134.375">
            <text:p>134.4</text:p>
          </table:table-cell>
          <table:table-cell table:number-columns-repeated="13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table:formula="of:=AVERAGE([.B8];[.B38];[.B68];[.B98])" office:value-type="float" office:value="153">
            <text:p>153.0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table:style-name="ce8" table:formula="of:=AVERAGE([.F8];[.F38];[.F68];[.F98])" office:value-type="float" office:value="143.375">
            <text:p>143.4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table:style-name="ce8" table:formula="of:=AVERAGE([.J8];[.J38];[.J68];[.J98])" office:value-type="float" office:value="136.75">
            <text:p>136.8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table:style-name="ce8" table:formula="of:=AVERAGE([.N8];[.N38];[.N68];[.N98])" office:value-type="float" office:value="123">
            <text:p>123.0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table:style-name="ce8" table:formula="of:=AVERAGE([.R8];[.R38];[.R68];[.R98])" office:value-type="float" office:value="119.875">
            <text:p>119.9</text:p>
          </table:table-cell>
          <table:table-cell table:number-columns-repeated="13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8" table:formula="of:=AVERAGE([.B9];[.B39];[.B69];[.B99])" office:value-type="float" office:value="143.25">
            <text:p>143.3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8" table:formula="of:=AVERAGE([.F9];[.F39];[.F69];[.F99])" office:value-type="float" office:value="129">
            <text:p>129.0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8" table:formula="of:=AVERAGE([.J9];[.J39];[.J69];[.J99])" office:value-type="float" office:value="126.875">
            <text:p>126.9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8" table:formula="of:=AVERAGE([.N9];[.N39];[.N69];[.N99])" office:value-type="float" office:value="110.25">
            <text:p>110.3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8" table:formula="of:=AVERAGE([.R9];[.R39];[.R69];[.R99])" office:value-type="float" office:value="111.5">
            <text:p>111.5</text:p>
          </table:table-cell>
          <table:table-cell table:number-columns-repeated="13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8" table:formula="of:=AVERAGE([.B10];[.B40];[.B70];[.B100])" office:value-type="float" office:value="111.875">
            <text:p>111.9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8" table:formula="of:=AVERAGE([.F10];[.F40];[.F70];[.F100])" office:value-type="float" office:value="108.375">
            <text:p>108.4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8" table:formula="of:=AVERAGE([.J10];[.J40];[.J70];[.J100])" office:value-type="float" office:value="98.375">
            <text:p>98.4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8" table:formula="of:=AVERAGE([.N10];[.N40];[.N70];[.N100])" office:value-type="float" office:value="92.25">
            <text:p>92.3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8" table:formula="of:=AVERAGE([.R10];[.R40];[.R70];[.R100])" office:value-type="float" office:value="91.125">
            <text:p>91.1</text:p>
          </table:table-cell>
          <table:table-cell table:number-columns-repeated="13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8" table:formula="of:=AVERAGE([.B11];[.B41];[.B71];[.B101])" office:value-type="float" office:value="77.875">
            <text:p>77.9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8" table:formula="of:=AVERAGE([.F11];[.F41];[.F71];[.F101])" office:value-type="float" office:value="78.75">
            <text:p>78.8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8" table:formula="of:=AVERAGE([.J11];[.J41];[.J71];[.J101])" office:value-type="float" office:value="78.375">
            <text:p>78.4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8" table:formula="of:=AVERAGE([.N11];[.N41];[.N71];[.N101])" office:value-type="float" office:value="77.75">
            <text:p>77.8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8" table:formula="of:=AVERAGE([.R11];[.R41];[.R71];[.R101])" office:value-type="float" office:value="79.5">
            <text:p>79.5</text:p>
          </table:table-cell>
          <table:table-cell table:number-columns-repeated="13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8" table:formula="of:=AVERAGE([.B12];[.B42];[.B72];[.B102])" office:value-type="float" office:value="43">
            <text:p>43.0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8" table:formula="of:=AVERAGE([.F12];[.F42];[.F72];[.F102])" office:value-type="float" office:value="51.75">
            <text:p>51.8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8" table:formula="of:=AVERAGE([.J12];[.J42];[.J72];[.J102])" office:value-type="float" office:value="58.625">
            <text:p>58.6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8" table:formula="of:=AVERAGE([.N12];[.N42];[.N72];[.N102])" office:value-type="float" office:value="63.25">
            <text:p>63.3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8" table:formula="of:=AVERAGE([.R12];[.R42];[.R72];[.R102])" office:value-type="float" office:value="62">
            <text:p>62.0</text:p>
          </table:table-cell>
          <table:table-cell table:number-columns-repeated="13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 table:formula="of:=AVERAGE([.B13];[.B43];[.B73];[.B103])" office:value-type="float" office:value="19.375">
            <text:p>19.4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8" table:formula="of:=AVERAGE([.F13];[.F43];[.F73];[.F103])" office:value-type="float" office:value="29.5">
            <text:p>29.5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8" table:formula="of:=AVERAGE([.J13];[.J43];[.J73];[.J103])" office:value-type="float" office:value="37.25">
            <text:p>37.3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8" table:formula="of:=AVERAGE([.N13];[.N43];[.N73];[.N103])" office:value-type="float" office:value="48.625">
            <text:p>48.6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8" table:formula="of:=AVERAGE([.R13];[.R43];[.R73];[.R103])" office:value-type="float" office:value="46.875">
            <text:p>46.9</text:p>
          </table:table-cell>
          <table:table-cell table:number-columns-repeated="13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 table:formula="of:=AVERAGE([.B14];[.B44];[.B74];[.B104])" office:value-type="float" office:value="5.375">
            <text:p>5.4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table:style-name="ce8" table:formula="of:=AVERAGE([.F14];[.F44];[.F74];[.F104])" office:value-type="float" office:value="16.875">
            <text:p>16.9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table:style-name="ce8" table:formula="of:=AVERAGE([.J14];[.J44];[.J74];[.J104])" office:value-type="float" office:value="23.375">
            <text:p>23.4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table:style-name="ce8" table:formula="of:=AVERAGE([.N14];[.N44];[.N74];[.N104])" office:value-type="float" office:value="37.25">
            <text:p>37.3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table:style-name="ce8" table:formula="of:=AVERAGE([.R14];[.R44];[.R74];[.R104])" office:value-type="float" office:value="37.25">
            <text:p>37.3</text:p>
          </table:table-cell>
          <table:table-cell table:number-columns-repeated="13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8" table:formula="of:=AVERAGE([.B15];[.B45];[.B75];[.B105])" office:value-type="float" office:value="1.25">
            <text:p>1.3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8" table:formula="of:=AVERAGE([.F15];[.F45];[.F75];[.F105])" office:value-type="float" office:value="7.375">
            <text:p>7.4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8" table:formula="of:=AVERAGE([.J15];[.J45];[.J75];[.J105])" office:value-type="float" office:value="15">
            <text:p>15.0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8" table:formula="of:=AVERAGE([.N15];[.N45];[.N75];[.N105])" office:value-type="float" office:value="30.375">
            <text:p>30.4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8" table:formula="of:=AVERAGE([.R15];[.R45];[.R75];[.R105])" office:value-type="float" office:value="31.875">
            <text:p>31.9</text:p>
          </table:table-cell>
          <table:table-cell table:number-columns-repeated="13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8" table:formula="of:=AVERAGE([.B16];[.B46];[.B76];[.B106])" office:value-type="float" office:value="0.25">
            <text:p>0.3</text:p>
          </table:table-cell>
          <table:table-cell table:number-columns-repeated="2"/>
          <table:table-cell table:style-name="ce2" office:value-type="float" office:value="13">
            <text:p>13</text:p>
          </table:table-cell>
          <table:table-cell table:style-name="ce8" table:formula="of:=AVERAGE([.F16];[.F46];[.F76];[.F106])" office:value-type="float" office:value="2.375">
            <text:p>2.4</text:p>
          </table:table-cell>
          <table:table-cell table:number-columns-repeated="2"/>
          <table:table-cell table:style-name="ce2" office:value-type="float" office:value="13">
            <text:p>13</text:p>
          </table:table-cell>
          <table:table-cell table:style-name="ce8" table:formula="of:=AVERAGE([.J16];[.J46];[.J76];[.J106])" office:value-type="float" office:value="7.125">
            <text:p>7.1</text:p>
          </table:table-cell>
          <table:table-cell table:number-columns-repeated="2"/>
          <table:table-cell table:style-name="ce2" office:value-type="float" office:value="13">
            <text:p>13</text:p>
          </table:table-cell>
          <table:table-cell table:style-name="ce8" table:formula="of:=AVERAGE([.N16];[.N46];[.N76];[.N106])" office:value-type="float" office:value="21">
            <text:p>21.0</text:p>
          </table:table-cell>
          <table:table-cell table:number-columns-repeated="2"/>
          <table:table-cell table:style-name="ce2" office:value-type="float" office:value="13">
            <text:p>13</text:p>
          </table:table-cell>
          <table:table-cell table:style-name="ce8" table:formula="of:=AVERAGE([.R16];[.R46];[.R76];[.R106])" office:value-type="float" office:value="21.25">
            <text:p>21.3</text:p>
          </table:table-cell>
          <table:table-cell table:number-columns-repeated="13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8" table:formula="of:=AVERAGE([.B17];[.B47];[.B77];[.B107])" office:value-type="float" office:value="0">
            <text:p>0.0</text:p>
          </table:table-cell>
          <table:table-cell table:number-columns-repeated="2"/>
          <table:table-cell table:style-name="ce2" office:value-type="float" office:value="14">
            <text:p>14</text:p>
          </table:table-cell>
          <table:table-cell table:style-name="ce8" table:formula="of:=AVERAGE([.F17];[.F47];[.F77];[.F107])" office:value-type="float" office:value="0.5">
            <text:p>0.5</text:p>
          </table:table-cell>
          <table:table-cell table:number-columns-repeated="2"/>
          <table:table-cell table:style-name="ce2" office:value-type="float" office:value="14">
            <text:p>14</text:p>
          </table:table-cell>
          <table:table-cell table:style-name="ce8" table:formula="of:=AVERAGE([.J17];[.J47];[.J77];[.J107])" office:value-type="float" office:value="5">
            <text:p>5.0</text:p>
          </table:table-cell>
          <table:table-cell table:number-columns-repeated="2"/>
          <table:table-cell table:style-name="ce2" office:value-type="float" office:value="14">
            <text:p>14</text:p>
          </table:table-cell>
          <table:table-cell table:style-name="ce8" table:formula="of:=AVERAGE([.N17];[.N47];[.N77];[.N107])" office:value-type="float" office:value="16.5">
            <text:p>16.5</text:p>
          </table:table-cell>
          <table:table-cell table:number-columns-repeated="2"/>
          <table:table-cell table:style-name="ce2" office:value-type="float" office:value="14">
            <text:p>14</text:p>
          </table:table-cell>
          <table:table-cell table:style-name="ce8" table:formula="of:=AVERAGE([.R17];[.R47];[.R77];[.R107])" office:value-type="float" office:value="18.125">
            <text:p>18.1</text:p>
          </table:table-cell>
          <table:table-cell table:number-columns-repeated="13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8" table:formula="of:=AVERAGE([.B18];[.B48];[.B78];[.B108])" office:value-type="float" office:value="0">
            <text:p>0.0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8" table:formula="of:=AVERAGE([.F18];[.F48];[.F78];[.F108])" office:value-type="float" office:value="0.25">
            <text:p>0.3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8" table:formula="of:=AVERAGE([.J18];[.J48];[.J78];[.J108])" office:value-type="float" office:value="3.125">
            <text:p>3.1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8" table:formula="of:=AVERAGE([.N18];[.N48];[.N78];[.N108])" office:value-type="float" office:value="16.125">
            <text:p>16.1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8" table:formula="of:=AVERAGE([.R18];[.R48];[.R78];[.R108])" office:value-type="float" office:value="13.625">
            <text:p>13.6</text:p>
          </table:table-cell>
          <table:table-cell table:number-columns-repeated="13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8" table:formula="of:=AVERAGE([.B19];[.B49];[.B79];[.B109])" office:value-type="float" office:value="0">
            <text:p>0.0</text:p>
          </table:table-cell>
          <table:table-cell table:number-columns-repeated="2"/>
          <table:table-cell table:style-name="ce2" office:value-type="float" office:value="16">
            <text:p>16</text:p>
          </table:table-cell>
          <table:table-cell table:style-name="ce8" table:formula="of:=AVERAGE([.F19];[.F49];[.F79];[.F109])" office:value-type="float" office:value="0.375">
            <text:p>0.4</text:p>
          </table:table-cell>
          <table:table-cell table:number-columns-repeated="2"/>
          <table:table-cell table:style-name="ce2" office:value-type="float" office:value="16">
            <text:p>16</text:p>
          </table:table-cell>
          <table:table-cell table:style-name="ce8" table:formula="of:=AVERAGE([.J19];[.J49];[.J79];[.J109])" office:value-type="float" office:value="5">
            <text:p>5.0</text:p>
          </table:table-cell>
          <table:table-cell table:number-columns-repeated="2"/>
          <table:table-cell table:style-name="ce2" office:value-type="float" office:value="16">
            <text:p>16</text:p>
          </table:table-cell>
          <table:table-cell table:style-name="ce8" table:formula="of:=AVERAGE([.N19];[.N49];[.N79];[.N109])" office:value-type="float" office:value="17.5">
            <text:p>17.5</text:p>
          </table:table-cell>
          <table:table-cell table:number-columns-repeated="2"/>
          <table:table-cell table:style-name="ce2" office:value-type="float" office:value="16">
            <text:p>16</text:p>
          </table:table-cell>
          <table:table-cell table:style-name="ce8" table:formula="of:=AVERAGE([.R19];[.R49];[.R79];[.R109])" office:value-type="float" office:value="12.625">
            <text:p>12.6</text:p>
          </table:table-cell>
          <table:table-cell table:number-columns-repeated="13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table:formula="of:=AVERAGE([.B20];[.B50];[.B80];[.B110])" office:value-type="float" office:value="0.125">
            <text:p>0.1</text:p>
          </table:table-cell>
          <table:table-cell table:number-columns-repeated="2"/>
          <table:table-cell table:style-name="ce2" office:value-type="float" office:value="17">
            <text:p>17</text:p>
          </table:table-cell>
          <table:table-cell table:style-name="ce8" table:formula="of:=AVERAGE([.F20];[.F50];[.F80];[.F110])" office:value-type="float" office:value="0.5">
            <text:p>0.5</text:p>
          </table:table-cell>
          <table:table-cell table:number-columns-repeated="2"/>
          <table:table-cell table:style-name="ce2" office:value-type="float" office:value="17">
            <text:p>17</text:p>
          </table:table-cell>
          <table:table-cell table:style-name="ce8" table:formula="of:=AVERAGE([.J20];[.J50];[.J80];[.J110])" office:value-type="float" office:value="6.25">
            <text:p>6.3</text:p>
          </table:table-cell>
          <table:table-cell table:number-columns-repeated="2"/>
          <table:table-cell table:style-name="ce2" office:value-type="float" office:value="17">
            <text:p>17</text:p>
          </table:table-cell>
          <table:table-cell table:style-name="ce8" table:formula="of:=AVERAGE([.N20];[.N50];[.N80];[.N110])" office:value-type="float" office:value="15.125">
            <text:p>15.1</text:p>
          </table:table-cell>
          <table:table-cell table:number-columns-repeated="2"/>
          <table:table-cell table:style-name="ce2" office:value-type="float" office:value="17">
            <text:p>17</text:p>
          </table:table-cell>
          <table:table-cell table:style-name="ce8" table:formula="of:=AVERAGE([.R20];[.R50];[.R80];[.R110])" office:value-type="float" office:value="13.25">
            <text:p>13.3</text:p>
          </table:table-cell>
          <table:table-cell table:number-columns-repeated="13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8" table:formula="of:=AVERAGE([.B21];[.B51];[.B81];[.B111])" office:value-type="float" office:value="0.375">
            <text:p>0.4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table:style-name="ce8" table:formula="of:=AVERAGE([.F21];[.F51];[.F81];[.F111])" office:value-type="float" office:value="1.75">
            <text:p>1.8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table:style-name="ce8" table:formula="of:=AVERAGE([.J21];[.J51];[.J81];[.J111])" office:value-type="float" office:value="8.375">
            <text:p>8.4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table:style-name="ce8" table:formula="of:=AVERAGE([.N21];[.N51];[.N81];[.N111])" office:value-type="float" office:value="20">
            <text:p>20.0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table:style-name="ce8" table:formula="of:=AVERAGE([.R21];[.R51];[.R81];[.R111])" office:value-type="float" office:value="20.875">
            <text:p>20.9</text:p>
          </table:table-cell>
          <table:table-cell table:number-columns-repeated="13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8" table:formula="of:=AVERAGE([.B22];[.B52];[.B82];[.B112])" office:value-type="float" office:value="0.875">
            <text:p>0.9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table:style-name="ce8" table:formula="of:=AVERAGE([.F22];[.F52];[.F82];[.F112])" office:value-type="float" office:value="4.125">
            <text:p>4.1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table:style-name="ce8" table:formula="of:=AVERAGE([.J22];[.J52];[.J82];[.J112])" office:value-type="float" office:value="19.25">
            <text:p>19.3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table:style-name="ce8" table:formula="of:=AVERAGE([.N22];[.N52];[.N82];[.N112])" office:value-type="float" office:value="25.375">
            <text:p>25.4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table:style-name="ce8" table:formula="of:=AVERAGE([.R22];[.R52];[.R82];[.R112])" office:value-type="float" office:value="33.25">
            <text:p>33.3</text:p>
          </table:table-cell>
          <table:table-cell table:number-columns-repeated="139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8" table:formula="of:=AVERAGE([.B23];[.B53];[.B83];[.B113])" office:value-type="float" office:value="4.375">
            <text:p>4.4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table:style-name="ce8" table:formula="of:=AVERAGE([.F23];[.F53];[.F83];[.F113])" office:value-type="float" office:value="9.75">
            <text:p>9.8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table:style-name="ce8" table:formula="of:=AVERAGE([.J23];[.J53];[.J83];[.J113])" office:value-type="float" office:value="26.75">
            <text:p>26.8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table:style-name="ce8" table:formula="of:=AVERAGE([.N23];[.N53];[.N83];[.N113])" office:value-type="float" office:value="37">
            <text:p>37.0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table:style-name="ce8" table:formula="of:=AVERAGE([.R23];[.R53];[.R83];[.R113])" office:value-type="float" office:value="35.5">
            <text:p>35.5</text:p>
          </table:table-cell>
          <table:table-cell table:number-columns-repeated="139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8" table:formula="of:=AVERAGE([.B24];[.B54];[.B84];[.B114])" office:value-type="float" office:value="15">
            <text:p>15.0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8" table:formula="of:=AVERAGE([.F24];[.F54];[.F84];[.F114])" office:value-type="float" office:value="25.75">
            <text:p>25.8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8" table:formula="of:=AVERAGE([.J24];[.J54];[.J84];[.J114])" office:value-type="float" office:value="40.625">
            <text:p>40.6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8" table:formula="of:=AVERAGE([.N24];[.N54];[.N84];[.N114])" office:value-type="float" office:value="52.125">
            <text:p>52.1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8" table:formula="of:=AVERAGE([.R24];[.R54];[.R84];[.R114])" office:value-type="float" office:value="51.875">
            <text:p>51.9</text:p>
          </table:table-cell>
          <table:table-cell table:number-columns-repeated="139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8" table:formula="of:=AVERAGE([.B25];[.B55];[.B85];[.B115])" office:value-type="float" office:value="36.25">
            <text:p>36.3</text:p>
          </table:table-cell>
          <table:table-cell table:number-columns-repeated="2"/>
          <table:table-cell table:style-name="ce2" office:value-type="float" office:value="22">
            <text:p>22</text:p>
          </table:table-cell>
          <table:table-cell table:style-name="ce8" table:formula="of:=AVERAGE([.F25];[.F55];[.F85];[.F115])" office:value-type="float" office:value="44.375">
            <text:p>44.4</text:p>
          </table:table-cell>
          <table:table-cell table:number-columns-repeated="2"/>
          <table:table-cell table:style-name="ce2" office:value-type="float" office:value="22">
            <text:p>22</text:p>
          </table:table-cell>
          <table:table-cell table:style-name="ce8" table:formula="of:=AVERAGE([.J25];[.J55];[.J85];[.J115])" office:value-type="float" office:value="60">
            <text:p>60.0</text:p>
          </table:table-cell>
          <table:table-cell table:number-columns-repeated="2"/>
          <table:table-cell table:style-name="ce2" office:value-type="float" office:value="22">
            <text:p>22</text:p>
          </table:table-cell>
          <table:table-cell table:style-name="ce8" table:formula="of:=AVERAGE([.N25];[.N55];[.N85];[.N115])" office:value-type="float" office:value="61.875">
            <text:p>61.9</text:p>
          </table:table-cell>
          <table:table-cell table:number-columns-repeated="2"/>
          <table:table-cell table:style-name="ce2" office:value-type="float" office:value="22">
            <text:p>22</text:p>
          </table:table-cell>
          <table:table-cell table:style-name="ce8" table:formula="of:=AVERAGE([.R25];[.R55];[.R85];[.R115])" office:value-type="float" office:value="62.5">
            <text:p>62.5</text:p>
          </table:table-cell>
          <table:table-cell table:number-columns-repeated="139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8" table:formula="of:=AVERAGE([.B26];[.B56];[.B86];[.B116])" office:value-type="float" office:value="84.375">
            <text:p>84.4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8" table:formula="of:=AVERAGE([.F26];[.F56];[.F86];[.F116])" office:value-type="float" office:value="82.875">
            <text:p>82.9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8" table:formula="of:=AVERAGE([.J26];[.J56];[.J86];[.J116])" office:value-type="float" office:value="81.25">
            <text:p>81.3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8" table:formula="of:=AVERAGE([.N26];[.N56];[.N86];[.N116])" office:value-type="float" office:value="81.625">
            <text:p>81.6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8" table:formula="of:=AVERAGE([.R26];[.R56];[.R86];[.R116])" office:value-type="float" office:value="75.625">
            <text:p>75.6</text:p>
          </table:table-cell>
          <table:table-cell table:number-columns-repeated="13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8" table:formula="of:=AVERAGE([.B27];[.B57];[.B87];[.B117])" office:value-type="float" office:value="112.25">
            <text:p>112.3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table:style-name="ce8" table:formula="of:=AVERAGE([.F27];[.F57];[.F87];[.F117])" office:value-type="float" office:value="112.625">
            <text:p>112.6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table:style-name="ce8" table:formula="of:=AVERAGE([.J27];[.J57];[.J87];[.J117])" office:value-type="float" office:value="103.5">
            <text:p>103.5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table:style-name="ce8" table:formula="of:=AVERAGE([.N27];[.N57];[.N87];[.N117])" office:value-type="float" office:value="91.375">
            <text:p>91.4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table:style-name="ce8" table:formula="of:=AVERAGE([.R27];[.R57];[.R87];[.R117])" office:value-type="float" office:value="89.875">
            <text:p>89.9</text:p>
          </table:table-cell>
          <table:table-cell table:number-columns-repeated="139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8" table:formula="of:=AVERAGE([.B28];[.B58];[.B88];[.B118])" office:value-type="float" office:value="144.625">
            <text:p>144.6</text:p>
          </table:table-cell>
          <table:table-cell table:number-columns-repeated="2"/>
          <table:table-cell table:style-name="ce2" office:value-type="float" office:value="25">
            <text:p>25</text:p>
          </table:table-cell>
          <table:table-cell table:style-name="ce8" table:formula="of:=AVERAGE([.F28];[.F58];[.F88];[.F118])" office:value-type="float" office:value="134.75">
            <text:p>134.8</text:p>
          </table:table-cell>
          <table:table-cell table:number-columns-repeated="2"/>
          <table:table-cell table:style-name="ce2" office:value-type="float" office:value="25">
            <text:p>25</text:p>
          </table:table-cell>
          <table:table-cell table:style-name="ce8" table:formula="of:=AVERAGE([.J28];[.J58];[.J88];[.J118])" office:value-type="float" office:value="117.375">
            <text:p>117.4</text:p>
          </table:table-cell>
          <table:table-cell table:number-columns-repeated="2"/>
          <table:table-cell table:style-name="ce2" office:value-type="float" office:value="25">
            <text:p>25</text:p>
          </table:table-cell>
          <table:table-cell table:style-name="ce8" table:formula="of:=AVERAGE([.N28];[.N58];[.N88];[.N118])" office:value-type="float" office:value="106.5">
            <text:p>106.5</text:p>
          </table:table-cell>
          <table:table-cell table:number-columns-repeated="2"/>
          <table:table-cell table:style-name="ce2" office:value-type="float" office:value="25">
            <text:p>25</text:p>
          </table:table-cell>
          <table:table-cell table:style-name="ce8" table:formula="of:=AVERAGE([.R28];[.R58];[.R88];[.R118])" office:value-type="float" office:value="109.625">
            <text:p>109.6</text:p>
          </table:table-cell>
          <table:table-cell table:number-columns-repeated="139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8" table:formula="of:=AVERAGE([.B29];[.B59];[.B89];[.B119])" office:value-type="float" office:value="157.875">
            <text:p>157.9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8" table:formula="of:=AVERAGE([.F29];[.F59];[.F89];[.F119])" office:value-type="float" office:value="148.75">
            <text:p>148.8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8" table:formula="of:=AVERAGE([.J29];[.J59];[.J89];[.J119])" office:value-type="float" office:value="130.5">
            <text:p>130.5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8" table:formula="of:=AVERAGE([.N29];[.N59];[.N89];[.N119])" office:value-type="float" office:value="123.75">
            <text:p>123.8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8" table:formula="of:=AVERAGE([.R29];[.R59];[.R89];[.R119])" office:value-type="float" office:value="123">
            <text:p>123.0</text:p>
          </table:table-cell>
          <table:table-cell table:number-columns-repeated="13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8" table:formula="of:=AVERAGE([.B30];[.B60];[.B90];[.B120])" office:value-type="float" office:value="157.875">
            <text:p>157.9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table:style-name="ce8" table:formula="of:=AVERAGE([.F30];[.F60];[.F90];[.F120])" office:value-type="float" office:value="155">
            <text:p>155.0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table:style-name="ce8" table:formula="of:=AVERAGE([.J30];[.J60];[.J90];[.J120])" office:value-type="float" office:value="133.55">
            <text:p>133.6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table:style-name="ce8" table:formula="of:=AVERAGE([.N30];[.N60];[.N90];[.N120])" office:value-type="float" office:value="132.125">
            <text:p>132.1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table:style-name="ce8" table:formula="of:=AVERAGE([.R30];[.R60];[.R90];[.R120])" office:value-type="float" office:value="134.625">
            <text:p>134.6</text:p>
          </table:table-cell>
          <table:table-cell table:number-columns-repeated="139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8" table:formula="of:=AVERAGE([.B31];[.B61];[.B91];[.B121])" office:value-type="float" office:value="163.375">
            <text:p>163.4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8" table:formula="of:=AVERAGE([.F31];[.F61];[.F91];[.F121])" office:value-type="float" office:value="162">
            <text:p>162.0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8" table:formula="of:=AVERAGE([.J31];[.J61];[.J91];[.J121])" office:value-type="float" office:value="149.375">
            <text:p>149.4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8" table:formula="of:=AVERAGE([.N31];[.N61];[.N91];[.N121])" office:value-type="float" office:value="146.5">
            <text:p>146.5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8" table:formula="of:=AVERAGE([.R31];[.R61];[.R91];[.R121])" office:value-type="float" office:value="138.875">
            <text:p>138.9</text:p>
          </table:table-cell>
          <table:table-cell table:number-columns-repeated="139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8" table:formula="of:=AVERAGE([.B32];[.B62];[.B92];[.B122])" office:value-type="float" office:value="164.125">
            <text:p>164.1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8" table:formula="of:=AVERAGE([.F32];[.F62];[.F92];[.F122])" office:value-type="float" office:value="155.375">
            <text:p>155.4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8" table:formula="of:=AVERAGE([.J32];[.J62];[.J92];[.J122])" office:value-type="float" office:value="154">
            <text:p>154.0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8" table:formula="of:=AVERAGE([.N32];[.N62];[.N92];[.N122])" office:value-type="float" office:value="144">
            <text:p>144.0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8" table:formula="of:=AVERAGE([.R32];[.R62];[.R92];[.R122])" office:value-type="float" office:value="148.75">
            <text:p>148.8</text:p>
          </table:table-cell>
          <table:table-cell table:number-columns-repeated="139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8" table:formula="of:=AVERAGE([.B33];[.B63];[.B93];[.B123])" office:value-type="float" office:value="159.25">
            <text:p>159.3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8" table:formula="of:=AVERAGE([.F33];[.F63];[.F93];[.F123])" office:value-type="float" office:value="162.625">
            <text:p>162.6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8" table:formula="of:=AVERAGE([.J33];[.J63];[.J93];[.J123])" office:value-type="float" office:value="157.125">
            <text:p>157.1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8" table:formula="of:=AVERAGE([.N33];[.N63];[.N93];[.N123])" office:value-type="float" office:value="147.5">
            <text:p>147.5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8" table:formula="of:=AVERAGE([.R33];[.R63];[.R93];[.R123])" office:value-type="float" office:value="149">
            <text:p>149.0</text:p>
          </table:table-cell>
          <table:table-cell table:number-columns-repeated="139"/>
        </table:table-row>
        <table:table-row table:style-name="ro1">
          <table:table-cell table:number-columns-repeated="157"/>
        </table:table-row>
        <table:table-row table:style-name="ro1">
          <table:table-cell table:style-name="ce5" office:value-type="string" table:number-columns-spanned="18" table:number-rows-spanned="1">
            <text:p>Normalized Data</text:p>
          </table:table-cell>
          <table:covered-table-cell table:number-columns-repeated="17"/>
          <table:table-cell table:number-columns-repeated="139"/>
        </table:table-row>
        <table:table-row table:style-name="ro1">
          <table:table-cell table:style-name="ce5"/>
          <table:table-cell table:number-columns-repeated="156"/>
        </table:table-row>
        <table:table-row table:style-name="ro1">
          <table:table-cell table:style-name="ce5"/>
          <table:table-cell table:number-columns-repeated="6"/>
          <table:table-cell table:style-name="ce5" office:value-type="string" table:number-columns-spanned="3" table:number-rows-spanned="1">
            <text:p>Maximum Value (to normalize data):</text:p>
          </table:table-cell>
          <table:covered-table-cell table:number-columns-repeated="2"/>
          <table:table-cell table:formula="of:=MAX([.B128:.B157];[.F128:.F157];[.J128:.J157];[.N128:.N157];[.R128:.R157])" office:value-type="float" office:value="164.125">
            <text:p>164.125</text:p>
          </table:table-cell>
          <table:table-cell table:number-columns-repeated="146"/>
        </table:table-row>
        <table:table-row table:style-name="ro1">
          <table:table-cell table:number-columns-repeated="157"/>
        </table:table-row>
        <table:table-row table:style-name="ro1">
          <table:table-cell table:style-name="ce6" table:formula="of:=([.A128]-1)/29" office:value-type="float" office:value="0">
            <text:p>0.00000</text:p>
          </table:table-cell>
          <table:table-cell table:style-name="ce6" table:formula="of:=[.B128]/[.$K$161]" office:value-type="float" office:value="0.981721249047982">
            <text:p>0.98172</text:p>
          </table:table-cell>
          <table:table-cell table:style-name="ce12" table:number-columns-repeated="2"/>
          <table:table-cell table:style-name="ce6" table:formula="of:=([.E128]-1)/29" office:value-type="float" office:value="0">
            <text:p>0.00000</text:p>
          </table:table-cell>
          <table:table-cell table:style-name="ce6" table:formula="of:=[.F128]/[.$K$161]" office:value-type="float" office:value="0.952018278750952">
            <text:p>0.95202</text:p>
          </table:table-cell>
          <table:table-cell table:style-name="ce12" table:number-columns-repeated="2"/>
          <table:table-cell table:style-name="ce6" table:formula="of:=([.I128]-1)/29" office:value-type="float" office:value="0">
            <text:p>0.00000</text:p>
          </table:table-cell>
          <table:table-cell table:style-name="ce6" table:formula="of:=[.J128]/[.$K$161]" office:value-type="float" office:value="0.952779893373953">
            <text:p>0.95278</text:p>
          </table:table-cell>
          <table:table-cell table:style-name="ce12" table:number-columns-repeated="2"/>
          <table:table-cell table:style-name="ce6" table:formula="of:=([.M128]-1)/29" office:value-type="float" office:value="0">
            <text:p>0.00000</text:p>
          </table:table-cell>
          <table:table-cell table:style-name="ce6" table:formula="of:=[.N128]/[.$K$161]" office:value-type="float" office:value="0.888042650418888">
            <text:p>0.88804</text:p>
          </table:table-cell>
          <table:table-cell table:style-name="ce12" table:number-columns-repeated="2"/>
          <table:table-cell table:style-name="ce6" table:formula="of:=([.Q128]-1)/29" office:value-type="float" office:value="0">
            <text:p>0.00000</text:p>
          </table:table-cell>
          <table:table-cell table:style-name="ce6" table:formula="of:=[.R128]/[.$K$161]" office:value-type="float" office:value="0.897182025894897">
            <text:p>0.89718</text:p>
          </table:table-cell>
          <table:table-cell table:number-columns-repeated="139"/>
        </table:table-row>
        <table:table-row table:style-name="ro1">
          <table:table-cell table:style-name="ce6" table:formula="of:=([.A129]-1)/29" office:value-type="float" office:value="0.0344827586206897">
            <text:p>0.03448</text:p>
          </table:table-cell>
          <table:table-cell table:style-name="ce6" table:formula="of:=[.B129]/[.$K$161]" office:value-type="float" office:value="0.981721249047982">
            <text:p>0.98172</text:p>
          </table:table-cell>
          <table:table-cell table:style-name="ce12" table:number-columns-repeated="2"/>
          <table:table-cell table:style-name="ce6" table:formula="of:=([.E129]-1)/29" office:value-type="float" office:value="0.0344827586206897">
            <text:p>0.03448</text:p>
          </table:table-cell>
          <table:table-cell table:style-name="ce6" table:formula="of:=[.F129]/[.$K$161]" office:value-type="float" office:value="0.998476770753998">
            <text:p>0.99848</text:p>
          </table:table-cell>
          <table:table-cell table:style-name="ce12" table:number-columns-repeated="2"/>
          <table:table-cell table:style-name="ce6" table:formula="of:=([.I129]-1)/29" office:value-type="float" office:value="0.0344827586206897">
            <text:p>0.03448</text:p>
          </table:table-cell>
          <table:table-cell table:style-name="ce6" table:formula="of:=[.J129]/[.$K$161]" office:value-type="float" office:value="0.940594059405941">
            <text:p>0.94059</text:p>
          </table:table-cell>
          <table:table-cell table:style-name="ce12" table:number-columns-repeated="2"/>
          <table:table-cell table:style-name="ce6" table:formula="of:=([.M129]-1)/29" office:value-type="float" office:value="0.0344827586206897">
            <text:p>0.03448</text:p>
          </table:table-cell>
          <table:table-cell table:style-name="ce6" table:formula="of:=[.N129]/[.$K$161]" office:value-type="float" office:value="0.871287128712871">
            <text:p>0.87129</text:p>
          </table:table-cell>
          <table:table-cell table:style-name="ce12" table:number-columns-repeated="2"/>
          <table:table-cell table:style-name="ce6" table:formula="of:=([.Q129]-1)/29" office:value-type="float" office:value="0.0344827586206897">
            <text:p>0.03448</text:p>
          </table:table-cell>
          <table:table-cell table:style-name="ce6" table:formula="of:=[.R129]/[.$K$161]" office:value-type="float" office:value="0.891850723533892">
            <text:p>0.89185</text:p>
          </table:table-cell>
          <table:table-cell table:number-columns-repeated="139"/>
        </table:table-row>
        <table:table-row table:style-name="ro1">
          <table:table-cell table:style-name="ce6" table:formula="of:=([.A130]-1)/29" office:value-type="float" office:value="0.0689655172413793">
            <text:p>0.06897</text:p>
          </table:table-cell>
          <table:table-cell table:style-name="ce6" table:formula="of:=[.B130]/[.$K$161]" office:value-type="float" office:value="0.989337395277989">
            <text:p>0.98934</text:p>
          </table:table-cell>
          <table:table-cell table:style-name="ce12" table:number-columns-repeated="2"/>
          <table:table-cell table:style-name="ce6" table:formula="of:=([.E130]-1)/29" office:value-type="float" office:value="0.0689655172413793">
            <text:p>0.06897</text:p>
          </table:table-cell>
          <table:table-cell table:style-name="ce6" table:formula="of:=[.F130]/[.$K$161]" office:value-type="float" office:value="0.958111195734958">
            <text:p>0.95811</text:p>
          </table:table-cell>
          <table:table-cell table:style-name="ce12" table:number-columns-repeated="2"/>
          <table:table-cell table:style-name="ce6" table:formula="of:=([.I130]-1)/29" office:value-type="float" office:value="0.0689655172413793">
            <text:p>0.06897</text:p>
          </table:table-cell>
          <table:table-cell table:style-name="ce6" table:formula="of:=[.J130]/[.$K$161]" office:value-type="float" office:value="0.955826351865956">
            <text:p>0.95583</text:p>
          </table:table-cell>
          <table:table-cell table:style-name="ce12" table:number-columns-repeated="2"/>
          <table:table-cell table:style-name="ce6" table:formula="of:=([.M130]-1)/29" office:value-type="float" office:value="0.0689655172413793">
            <text:p>0.06897</text:p>
          </table:table-cell>
          <table:table-cell table:style-name="ce6" table:formula="of:=[.N130]/[.$K$161]" office:value-type="float" office:value="0.843869002284844">
            <text:p>0.84387</text:p>
          </table:table-cell>
          <table:table-cell table:style-name="ce12" table:number-columns-repeated="2"/>
          <table:table-cell table:style-name="ce6" table:formula="of:=([.Q130]-1)/29" office:value-type="float" office:value="0.0689655172413793">
            <text:p>0.06897</text:p>
          </table:table-cell>
          <table:table-cell table:style-name="ce6" table:formula="of:=[.R130]/[.$K$161]" office:value-type="float" office:value="0.851485148514851">
            <text:p>0.85149</text:p>
          </table:table-cell>
          <table:table-cell table:number-columns-repeated="139"/>
        </table:table-row>
        <table:table-row table:style-name="ro1">
          <table:table-cell table:style-name="ce6" table:formula="of:=([.A131]-1)/29" office:value-type="float" office:value="0.103448275862069">
            <text:p>0.10345</text:p>
          </table:table-cell>
          <table:table-cell table:style-name="ce6" table:formula="of:=[.B131]/[.$K$161]" office:value-type="float" office:value="0.971058644325971">
            <text:p>0.97106</text:p>
          </table:table-cell>
          <table:table-cell table:style-name="ce12" table:number-columns-repeated="2"/>
          <table:table-cell table:style-name="ce6" table:formula="of:=([.E131]-1)/29" office:value-type="float" office:value="0.103448275862069">
            <text:p>0.10345</text:p>
          </table:table-cell>
          <table:table-cell table:style-name="ce6" table:formula="of:=[.F131]/[.$K$161]" office:value-type="float" office:value="0.939070830159939">
            <text:p>0.93907</text:p>
          </table:table-cell>
          <table:table-cell table:style-name="ce12" table:number-columns-repeated="2"/>
          <table:table-cell table:style-name="ce6" table:formula="of:=([.I131]-1)/29" office:value-type="float" office:value="0.103448275862069">
            <text:p>0.10345</text:p>
          </table:table-cell>
          <table:table-cell table:style-name="ce6" table:formula="of:=[.J131]/[.$K$161]" office:value-type="float" office:value="0.863670982482864">
            <text:p>0.86367</text:p>
          </table:table-cell>
          <table:table-cell table:style-name="ce12" table:number-columns-repeated="2"/>
          <table:table-cell table:style-name="ce6" table:formula="of:=([.M131]-1)/29" office:value-type="float" office:value="0.103448275862069">
            <text:p>0.10345</text:p>
          </table:table-cell>
          <table:table-cell table:style-name="ce6" table:formula="of:=[.N131]/[.$K$161]" office:value-type="float" office:value="0.816450875856816">
            <text:p>0.81645</text:p>
          </table:table-cell>
          <table:table-cell table:style-name="ce12" table:number-columns-repeated="2"/>
          <table:table-cell table:style-name="ce6" table:formula="of:=([.Q131]-1)/29" office:value-type="float" office:value="0.103448275862069">
            <text:p>0.10345</text:p>
          </table:table-cell>
          <table:table-cell table:style-name="ce6" table:formula="of:=[.R131]/[.$K$161]" office:value-type="float" office:value="0.818735719725819">
            <text:p>0.81874</text:p>
          </table:table-cell>
          <table:table-cell table:number-columns-repeated="139"/>
        </table:table-row>
        <table:table-row table:style-name="ro1">
          <table:table-cell table:style-name="ce6" table:formula="of:=([.A132]-1)/29" office:value-type="float" office:value="0.137931034482759">
            <text:p>0.13793</text:p>
          </table:table-cell>
          <table:table-cell table:style-name="ce6" table:formula="of:=[.B132]/[.$K$161]" office:value-type="float" office:value="0.932216298552932">
            <text:p>0.93222</text:p>
          </table:table-cell>
          <table:table-cell table:style-name="ce12" table:number-columns-repeated="2"/>
          <table:table-cell table:style-name="ce6" table:formula="of:=([.E132]-1)/29" office:value-type="float" office:value="0.137931034482759">
            <text:p>0.13793</text:p>
          </table:table-cell>
          <table:table-cell table:style-name="ce6" table:formula="of:=[.F132]/[.$K$161]" office:value-type="float" office:value="0.873571972581873">
            <text:p>0.87357</text:p>
          </table:table-cell>
          <table:table-cell table:style-name="ce12" table:number-columns-repeated="2"/>
          <table:table-cell table:style-name="ce6" table:formula="of:=([.I132]-1)/29" office:value-type="float" office:value="0.137931034482759">
            <text:p>0.13793</text:p>
          </table:table-cell>
          <table:table-cell table:style-name="ce6" table:formula="of:=[.J132]/[.$K$161]" office:value-type="float" office:value="0.833206397562833">
            <text:p>0.83321</text:p>
          </table:table-cell>
          <table:table-cell table:style-name="ce12" table:number-columns-repeated="2"/>
          <table:table-cell table:style-name="ce6" table:formula="of:=([.M132]-1)/29" office:value-type="float" office:value="0.137931034482759">
            <text:p>0.13793</text:p>
          </table:table-cell>
          <table:table-cell table:style-name="ce6" table:formula="of:=[.N132]/[.$K$161]" office:value-type="float" office:value="0.749428789032749">
            <text:p>0.74943</text:p>
          </table:table-cell>
          <table:table-cell table:style-name="ce12" table:number-columns-repeated="2"/>
          <table:table-cell table:style-name="ce6" table:formula="of:=([.Q132]-1)/29" office:value-type="float" office:value="0.137931034482759">
            <text:p>0.13793</text:p>
          </table:table-cell>
          <table:table-cell table:style-name="ce6" table:formula="of:=[.R132]/[.$K$161]" office:value-type="float" office:value="0.73038842345773">
            <text:p>0.73039</text:p>
          </table:table-cell>
          <table:table-cell table:number-columns-repeated="139"/>
        </table:table-row>
        <table:table-row table:style-name="ro1">
          <table:table-cell table:style-name="ce6" table:formula="of:=([.A133]-1)/29" office:value-type="float" office:value="0.172413793103448">
            <text:p>0.17241</text:p>
          </table:table-cell>
          <table:table-cell table:style-name="ce6" table:formula="of:=[.B133]/[.$K$161]" office:value-type="float" office:value="0.872810357958873">
            <text:p>0.87281</text:p>
          </table:table-cell>
          <table:table-cell table:style-name="ce12" table:number-columns-repeated="2"/>
          <table:table-cell table:style-name="ce6" table:formula="of:=([.E133]-1)/29" office:value-type="float" office:value="0.172413793103448">
            <text:p>0.17241</text:p>
          </table:table-cell>
          <table:table-cell table:style-name="ce6" table:formula="of:=[.F133]/[.$K$161]" office:value-type="float" office:value="0.785986290936786">
            <text:p>0.78599</text:p>
          </table:table-cell>
          <table:table-cell table:style-name="ce12" table:number-columns-repeated="2"/>
          <table:table-cell table:style-name="ce6" table:formula="of:=([.I133]-1)/29" office:value-type="float" office:value="0.172413793103448">
            <text:p>0.17241</text:p>
          </table:table-cell>
          <table:table-cell table:style-name="ce6" table:formula="of:=[.J133]/[.$K$161]" office:value-type="float" office:value="0.773038842345773">
            <text:p>0.77304</text:p>
          </table:table-cell>
          <table:table-cell table:style-name="ce12" table:number-columns-repeated="2"/>
          <table:table-cell table:style-name="ce6" table:formula="of:=([.M133]-1)/29" office:value-type="float" office:value="0.172413793103448">
            <text:p>0.17241</text:p>
          </table:table-cell>
          <table:table-cell table:style-name="ce6" table:formula="of:=[.N133]/[.$K$161]" office:value-type="float" office:value="0.671744097486672">
            <text:p>0.67174</text:p>
          </table:table-cell>
          <table:table-cell table:style-name="ce12" table:number-columns-repeated="2"/>
          <table:table-cell table:style-name="ce6" table:formula="of:=([.Q133]-1)/29" office:value-type="float" office:value="0.172413793103448">
            <text:p>0.17241</text:p>
          </table:table-cell>
          <table:table-cell table:style-name="ce6" table:formula="of:=[.R133]/[.$K$161]" office:value-type="float" office:value="0.679360243716679">
            <text:p>0.67936</text:p>
          </table:table-cell>
          <table:table-cell table:number-columns-repeated="139"/>
        </table:table-row>
        <table:table-row table:style-name="ro1">
          <table:table-cell table:style-name="ce6" table:formula="of:=([.A134]-1)/29" office:value-type="float" office:value="0.206896551724138">
            <text:p>0.20690</text:p>
          </table:table-cell>
          <table:table-cell table:style-name="ce6" table:formula="of:=[.B134]/[.$K$161]" office:value-type="float" office:value="0.681645087585682">
            <text:p>0.68165</text:p>
          </table:table-cell>
          <table:table-cell table:style-name="ce12" table:number-columns-repeated="2"/>
          <table:table-cell table:style-name="ce6" table:formula="of:=([.E134]-1)/29" office:value-type="float" office:value="0.206896551724138">
            <text:p>0.20690</text:p>
          </table:table-cell>
          <table:table-cell table:style-name="ce6" table:formula="of:=[.F134]/[.$K$161]" office:value-type="float" office:value="0.66031987814166">
            <text:p>0.66032</text:p>
          </table:table-cell>
          <table:table-cell table:style-name="ce12" table:number-columns-repeated="2"/>
          <table:table-cell table:style-name="ce6" table:formula="of:=([.I134]-1)/29" office:value-type="float" office:value="0.206896551724138">
            <text:p>0.20690</text:p>
          </table:table-cell>
          <table:table-cell table:style-name="ce6" table:formula="of:=[.J134]/[.$K$161]" office:value-type="float" office:value="0.599390708301599">
            <text:p>0.59939</text:p>
          </table:table-cell>
          <table:table-cell table:style-name="ce12" table:number-columns-repeated="2"/>
          <table:table-cell table:style-name="ce6" table:formula="of:=([.M134]-1)/29" office:value-type="float" office:value="0.206896551724138">
            <text:p>0.20690</text:p>
          </table:table-cell>
          <table:table-cell table:style-name="ce6" table:formula="of:=[.N134]/[.$K$161]" office:value-type="float" office:value="0.562071591774562">
            <text:p>0.56207</text:p>
          </table:table-cell>
          <table:table-cell table:style-name="ce12" table:number-columns-repeated="2"/>
          <table:table-cell table:style-name="ce6" table:formula="of:=([.Q134]-1)/29" office:value-type="float" office:value="0.206896551724138">
            <text:p>0.20690</text:p>
          </table:table-cell>
          <table:table-cell table:style-name="ce6" table:formula="of:=[.R134]/[.$K$161]" office:value-type="float" office:value="0.555217060167555">
            <text:p>0.55522</text:p>
          </table:table-cell>
          <table:table-cell table:number-columns-repeated="139"/>
        </table:table-row>
        <table:table-row table:style-name="ro1">
          <table:table-cell table:style-name="ce6" table:formula="of:=([.A135]-1)/29" office:value-type="float" office:value="0.241379310344828">
            <text:p>0.24138</text:p>
          </table:table-cell>
          <table:table-cell table:style-name="ce6" table:formula="of:=[.B135]/[.$K$161]" office:value-type="float" office:value="0.474485910129475">
            <text:p>0.47449</text:p>
          </table:table-cell>
          <table:table-cell table:style-name="ce12" table:number-columns-repeated="2"/>
          <table:table-cell table:style-name="ce6" table:formula="of:=([.E135]-1)/29" office:value-type="float" office:value="0.241379310344828">
            <text:p>0.24138</text:p>
          </table:table-cell>
          <table:table-cell table:style-name="ce6" table:formula="of:=[.F135]/[.$K$161]" office:value-type="float" office:value="0.47981721249048">
            <text:p>0.47982</text:p>
          </table:table-cell>
          <table:table-cell table:style-name="ce12" table:number-columns-repeated="2"/>
          <table:table-cell table:style-name="ce6" table:formula="of:=([.I135]-1)/29" office:value-type="float" office:value="0.241379310344828">
            <text:p>0.24138</text:p>
          </table:table-cell>
          <table:table-cell table:style-name="ce6" table:formula="of:=[.J135]/[.$K$161]" office:value-type="float" office:value="0.477532368621478">
            <text:p>0.47753</text:p>
          </table:table-cell>
          <table:table-cell table:style-name="ce12" table:number-columns-repeated="2"/>
          <table:table-cell table:style-name="ce6" table:formula="of:=([.M135]-1)/29" office:value-type="float" office:value="0.241379310344828">
            <text:p>0.24138</text:p>
          </table:table-cell>
          <table:table-cell table:style-name="ce6" table:formula="of:=[.N135]/[.$K$161]" office:value-type="float" office:value="0.473724295506474">
            <text:p>0.47372</text:p>
          </table:table-cell>
          <table:table-cell table:style-name="ce12" table:number-columns-repeated="2"/>
          <table:table-cell table:style-name="ce6" table:formula="of:=([.Q135]-1)/29" office:value-type="float" office:value="0.241379310344828">
            <text:p>0.24138</text:p>
          </table:table-cell>
          <table:table-cell table:style-name="ce6" table:formula="of:=[.R135]/[.$K$161]" office:value-type="float" office:value="0.484386900228484">
            <text:p>0.48439</text:p>
          </table:table-cell>
          <table:table-cell table:number-columns-repeated="139"/>
        </table:table-row>
        <table:table-row table:style-name="ro1">
          <table:table-cell table:style-name="ce6" table:formula="of:=([.A136]-1)/29" office:value-type="float" office:value="0.275862068965517">
            <text:p>0.27586</text:p>
          </table:table-cell>
          <table:table-cell table:style-name="ce6" table:formula="of:=[.B136]/[.$K$161]" office:value-type="float" office:value="0.261995430312262">
            <text:p>0.26200</text:p>
          </table:table-cell>
          <table:table-cell table:style-name="ce12" table:number-columns-repeated="2"/>
          <table:table-cell table:style-name="ce6" table:formula="of:=([.E136]-1)/29" office:value-type="float" office:value="0.275862068965517">
            <text:p>0.27586</text:p>
          </table:table-cell>
          <table:table-cell table:style-name="ce6" table:formula="of:=[.F136]/[.$K$161]" office:value-type="float" office:value="0.315308453922315">
            <text:p>0.31531</text:p>
          </table:table-cell>
          <table:table-cell table:style-name="ce12" table:number-columns-repeated="2"/>
          <table:table-cell table:style-name="ce6" table:formula="of:=([.I136]-1)/29" office:value-type="float" office:value="0.275862068965517">
            <text:p>0.27586</text:p>
          </table:table-cell>
          <table:table-cell table:style-name="ce6" table:formula="of:=[.J136]/[.$K$161]" office:value-type="float" office:value="0.357197258187357">
            <text:p>0.35720</text:p>
          </table:table-cell>
          <table:table-cell table:style-name="ce12" table:number-columns-repeated="2"/>
          <table:table-cell table:style-name="ce6" table:formula="of:=([.M136]-1)/29" office:value-type="float" office:value="0.275862068965517">
            <text:p>0.27586</text:p>
          </table:table-cell>
          <table:table-cell table:style-name="ce6" table:formula="of:=[.N136]/[.$K$161]" office:value-type="float" office:value="0.385376999238385">
            <text:p>0.38538</text:p>
          </table:table-cell>
          <table:table-cell table:style-name="ce12" table:number-columns-repeated="2"/>
          <table:table-cell table:style-name="ce6" table:formula="of:=([.Q136]-1)/29" office:value-type="float" office:value="0.275862068965517">
            <text:p>0.27586</text:p>
          </table:table-cell>
          <table:table-cell table:style-name="ce6" table:formula="of:=[.R136]/[.$K$161]" office:value-type="float" office:value="0.377760853008378">
            <text:p>0.37776</text:p>
          </table:table-cell>
          <table:table-cell table:number-columns-repeated="139"/>
        </table:table-row>
        <table:table-row table:style-name="ro1">
          <table:table-cell table:style-name="ce6" table:formula="of:=([.A137]-1)/29" office:value-type="float" office:value="0.310344827586207">
            <text:p>0.31034</text:p>
          </table:table-cell>
          <table:table-cell table:style-name="ce6" table:formula="of:=[.B137]/[.$K$161]" office:value-type="float" office:value="0.118050266565118">
            <text:p>0.11805</text:p>
          </table:table-cell>
          <table:table-cell table:style-name="ce12" table:number-columns-repeated="2"/>
          <table:table-cell table:style-name="ce6" table:formula="of:=([.E137]-1)/29" office:value-type="float" office:value="0.310344827586207">
            <text:p>0.31034</text:p>
          </table:table-cell>
          <table:table-cell table:style-name="ce6" table:formula="of:=[.F137]/[.$K$161]" office:value-type="float" office:value="0.17974105102818">
            <text:p>0.17974</text:p>
          </table:table-cell>
          <table:table-cell table:style-name="ce12" table:number-columns-repeated="2"/>
          <table:table-cell table:style-name="ce6" table:formula="of:=([.I137]-1)/29" office:value-type="float" office:value="0.310344827586207">
            <text:p>0.31034</text:p>
          </table:table-cell>
          <table:table-cell table:style-name="ce6" table:formula="of:=[.J137]/[.$K$161]" office:value-type="float" office:value="0.226961157654227">
            <text:p>0.22696</text:p>
          </table:table-cell>
          <table:table-cell table:style-name="ce12" table:number-columns-repeated="2"/>
          <table:table-cell table:style-name="ce6" table:formula="of:=([.M137]-1)/29" office:value-type="float" office:value="0.310344827586207">
            <text:p>0.31034</text:p>
          </table:table-cell>
          <table:table-cell table:style-name="ce6" table:formula="of:=[.N137]/[.$K$161]" office:value-type="float" office:value="0.296268088347296">
            <text:p>0.29627</text:p>
          </table:table-cell>
          <table:table-cell table:style-name="ce12" table:number-columns-repeated="2"/>
          <table:table-cell table:style-name="ce6" table:formula="of:=([.Q137]-1)/29" office:value-type="float" office:value="0.310344827586207">
            <text:p>0.31034</text:p>
          </table:table-cell>
          <table:table-cell table:style-name="ce6" table:formula="of:=[.R137]/[.$K$161]" office:value-type="float" office:value="0.285605483625286">
            <text:p>0.28561</text:p>
          </table:table-cell>
          <table:table-cell table:number-columns-repeated="139"/>
        </table:table-row>
        <table:table-row table:style-name="ro1">
          <table:table-cell table:style-name="ce6" table:formula="of:=([.A138]-1)/29" office:value-type="float" office:value="0.344827586206897">
            <text:p>0.34483</text:p>
          </table:table-cell>
          <table:table-cell table:style-name="ce6" table:formula="of:=[.B138]/[.$K$161]" office:value-type="float" office:value="0.0327494287890328">
            <text:p>0.03275</text:p>
          </table:table-cell>
          <table:table-cell table:style-name="ce12" table:number-columns-repeated="2"/>
          <table:table-cell table:style-name="ce6" table:formula="of:=([.E138]-1)/29" office:value-type="float" office:value="0.344827586206897">
            <text:p>0.34483</text:p>
          </table:table-cell>
          <table:table-cell table:style-name="ce6" table:formula="of:=[.F138]/[.$K$161]" office:value-type="float" office:value="0.102817974105103">
            <text:p>0.10282</text:p>
          </table:table-cell>
          <table:table-cell table:style-name="ce12" table:number-columns-repeated="2"/>
          <table:table-cell table:style-name="ce6" table:formula="of:=([.I138]-1)/29" office:value-type="float" office:value="0.344827586206897">
            <text:p>0.34483</text:p>
          </table:table-cell>
          <table:table-cell table:style-name="ce6" table:formula="of:=[.J138]/[.$K$161]" office:value-type="float" office:value="0.142421934501142">
            <text:p>0.14242</text:p>
          </table:table-cell>
          <table:table-cell table:style-name="ce12" table:number-columns-repeated="2"/>
          <table:table-cell table:style-name="ce6" table:formula="of:=([.M138]-1)/29" office:value-type="float" office:value="0.344827586206897">
            <text:p>0.34483</text:p>
          </table:table-cell>
          <table:table-cell table:style-name="ce6" table:formula="of:=[.N138]/[.$K$161]" office:value-type="float" office:value="0.226961157654227">
            <text:p>0.22696</text:p>
          </table:table-cell>
          <table:table-cell table:style-name="ce12" table:number-columns-repeated="2"/>
          <table:table-cell table:style-name="ce6" table:formula="of:=([.Q138]-1)/29" office:value-type="float" office:value="0.344827586206897">
            <text:p>0.34483</text:p>
          </table:table-cell>
          <table:table-cell table:style-name="ce6" table:formula="of:=[.R138]/[.$K$161]" office:value-type="float" office:value="0.226961157654227">
            <text:p>0.22696</text:p>
          </table:table-cell>
          <table:table-cell table:number-columns-repeated="139"/>
        </table:table-row>
        <table:table-row table:style-name="ro1">
          <table:table-cell table:style-name="ce6" table:formula="of:=([.A139]-1)/29" office:value-type="float" office:value="0.379310344827586">
            <text:p>0.37931</text:p>
          </table:table-cell>
          <table:table-cell table:style-name="ce6" table:formula="of:=[.B139]/[.$K$161]" office:value-type="float" office:value="0.00761614623000762">
            <text:p>0.00762</text:p>
          </table:table-cell>
          <table:table-cell table:style-name="ce12" table:number-columns-repeated="2"/>
          <table:table-cell table:style-name="ce6" table:formula="of:=([.E139]-1)/29" office:value-type="float" office:value="0.379310344827586">
            <text:p>0.37931</text:p>
          </table:table-cell>
          <table:table-cell table:style-name="ce6" table:formula="of:=[.F139]/[.$K$161]" office:value-type="float" office:value="0.0449352627570449">
            <text:p>0.04494</text:p>
          </table:table-cell>
          <table:table-cell table:style-name="ce12" table:number-columns-repeated="2"/>
          <table:table-cell table:style-name="ce6" table:formula="of:=([.I139]-1)/29" office:value-type="float" office:value="0.379310344827586">
            <text:p>0.37931</text:p>
          </table:table-cell>
          <table:table-cell table:style-name="ce6" table:formula="of:=[.J139]/[.$K$161]" office:value-type="float" office:value="0.0913937547600914">
            <text:p>0.09139</text:p>
          </table:table-cell>
          <table:table-cell table:style-name="ce12" table:number-columns-repeated="2"/>
          <table:table-cell table:style-name="ce6" table:formula="of:=([.M139]-1)/29" office:value-type="float" office:value="0.379310344827586">
            <text:p>0.37931</text:p>
          </table:table-cell>
          <table:table-cell table:style-name="ce6" table:formula="of:=[.N139]/[.$K$161]" office:value-type="float" office:value="0.185072353389185">
            <text:p>0.18507</text:p>
          </table:table-cell>
          <table:table-cell table:style-name="ce12" table:number-columns-repeated="2"/>
          <table:table-cell table:style-name="ce6" table:formula="of:=([.Q139]-1)/29" office:value-type="float" office:value="0.379310344827586">
            <text:p>0.37931</text:p>
          </table:table-cell>
          <table:table-cell table:style-name="ce6" table:formula="of:=[.R139]/[.$K$161]" office:value-type="float" office:value="0.194211728865194">
            <text:p>0.19421</text:p>
          </table:table-cell>
          <table:table-cell table:number-columns-repeated="139"/>
        </table:table-row>
        <table:table-row table:style-name="ro1">
          <table:table-cell table:style-name="ce6" table:formula="of:=([.A140]-1)/29" office:value-type="float" office:value="0.413793103448276">
            <text:p>0.41379</text:p>
          </table:table-cell>
          <table:table-cell table:style-name="ce6" table:formula="of:=[.B140]/[.$K$161]" office:value-type="float" office:value="0.00152322924600152">
            <text:p>0.00152</text:p>
          </table:table-cell>
          <table:table-cell table:style-name="ce12" table:number-columns-repeated="2"/>
          <table:table-cell table:style-name="ce6" table:formula="of:=([.E140]-1)/29" office:value-type="float" office:value="0.413793103448276">
            <text:p>0.41379</text:p>
          </table:table-cell>
          <table:table-cell table:style-name="ce6" table:formula="of:=[.F140]/[.$K$161]" office:value-type="float" office:value="0.0144706778370145">
            <text:p>0.01447</text:p>
          </table:table-cell>
          <table:table-cell table:style-name="ce12" table:number-columns-repeated="2"/>
          <table:table-cell table:style-name="ce6" table:formula="of:=([.I140]-1)/29" office:value-type="float" office:value="0.413793103448276">
            <text:p>0.41379</text:p>
          </table:table-cell>
          <table:table-cell table:style-name="ce6" table:formula="of:=[.J140]/[.$K$161]" office:value-type="float" office:value="0.0434120335110434">
            <text:p>0.04341</text:p>
          </table:table-cell>
          <table:table-cell table:style-name="ce12" table:number-columns-repeated="2"/>
          <table:table-cell table:style-name="ce6" table:formula="of:=([.M140]-1)/29" office:value-type="float" office:value="0.413793103448276">
            <text:p>0.41379</text:p>
          </table:table-cell>
          <table:table-cell table:style-name="ce6" table:formula="of:=[.N140]/[.$K$161]" office:value-type="float" office:value="0.127951256664128">
            <text:p>0.12795</text:p>
          </table:table-cell>
          <table:table-cell table:style-name="ce12" table:number-columns-repeated="2"/>
          <table:table-cell table:style-name="ce6" table:formula="of:=([.Q140]-1)/29" office:value-type="float" office:value="0.413793103448276">
            <text:p>0.41379</text:p>
          </table:table-cell>
          <table:table-cell table:style-name="ce6" table:formula="of:=[.R140]/[.$K$161]" office:value-type="float" office:value="0.129474485910129">
            <text:p>0.12947</text:p>
          </table:table-cell>
          <table:table-cell table:number-columns-repeated="139"/>
        </table:table-row>
        <table:table-row table:style-name="ro1">
          <table:table-cell table:style-name="ce6" table:formula="of:=([.A141]-1)/29" office:value-type="float" office:value="0.448275862068966">
            <text:p>0.44828</text:p>
          </table:table-cell>
          <table:table-cell table:style-name="ce6" table:formula="of:=[.B141]/[.$K$161]" office:value-type="float" office:value="0">
            <text:p>0.00000</text:p>
          </table:table-cell>
          <table:table-cell table:style-name="ce12" table:number-columns-repeated="2"/>
          <table:table-cell table:style-name="ce6" table:formula="of:=([.E141]-1)/29" office:value-type="float" office:value="0.448275862068966">
            <text:p>0.44828</text:p>
          </table:table-cell>
          <table:table-cell table:style-name="ce6" table:formula="of:=[.F141]/[.$K$161]" office:value-type="float" office:value="0.00304645849200305">
            <text:p>0.00305</text:p>
          </table:table-cell>
          <table:table-cell table:style-name="ce12" table:number-columns-repeated="2"/>
          <table:table-cell table:style-name="ce6" table:formula="of:=([.I141]-1)/29" office:value-type="float" office:value="0.448275862068966">
            <text:p>0.44828</text:p>
          </table:table-cell>
          <table:table-cell table:style-name="ce6" table:formula="of:=[.J141]/[.$K$161]" office:value-type="float" office:value="0.0304645849200305">
            <text:p>0.03046</text:p>
          </table:table-cell>
          <table:table-cell table:style-name="ce12" table:number-columns-repeated="2"/>
          <table:table-cell table:style-name="ce6" table:formula="of:=([.M141]-1)/29" office:value-type="float" office:value="0.448275862068966">
            <text:p>0.44828</text:p>
          </table:table-cell>
          <table:table-cell table:style-name="ce6" table:formula="of:=[.N141]/[.$K$161]" office:value-type="float" office:value="0.100533130236101">
            <text:p>0.10053</text:p>
          </table:table-cell>
          <table:table-cell table:style-name="ce12" table:number-columns-repeated="2"/>
          <table:table-cell table:style-name="ce6" table:formula="of:=([.Q141]-1)/29" office:value-type="float" office:value="0.448275862068966">
            <text:p>0.44828</text:p>
          </table:table-cell>
          <table:table-cell table:style-name="ce6" table:formula="of:=[.R141]/[.$K$161]" office:value-type="float" office:value="0.11043412033511">
            <text:p>0.11043</text:p>
          </table:table-cell>
          <table:table-cell table:number-columns-repeated="139"/>
        </table:table-row>
        <table:table-row table:style-name="ro1">
          <table:table-cell table:style-name="ce6" table:formula="of:=([.A142]-1)/29" office:value-type="float" office:value="0.482758620689655">
            <text:p>0.48276</text:p>
          </table:table-cell>
          <table:table-cell table:style-name="ce6" table:formula="of:=[.B142]/[.$K$161]" office:value-type="float" office:value="0">
            <text:p>0.00000</text:p>
          </table:table-cell>
          <table:table-cell table:style-name="ce12" table:number-columns-repeated="2"/>
          <table:table-cell table:style-name="ce6" table:formula="of:=([.E142]-1)/29" office:value-type="float" office:value="0.482758620689655">
            <text:p>0.48276</text:p>
          </table:table-cell>
          <table:table-cell table:style-name="ce6" table:formula="of:=[.F142]/[.$K$161]" office:value-type="float" office:value="0.00152322924600152">
            <text:p>0.00152</text:p>
          </table:table-cell>
          <table:table-cell table:style-name="ce12" table:number-columns-repeated="2"/>
          <table:table-cell table:style-name="ce6" table:formula="of:=([.I142]-1)/29" office:value-type="float" office:value="0.482758620689655">
            <text:p>0.48276</text:p>
          </table:table-cell>
          <table:table-cell table:style-name="ce6" table:formula="of:=[.J142]/[.$K$161]" office:value-type="float" office:value="0.019040365575019">
            <text:p>0.01904</text:p>
          </table:table-cell>
          <table:table-cell table:style-name="ce12" table:number-columns-repeated="2"/>
          <table:table-cell table:style-name="ce6" table:formula="of:=([.M142]-1)/29" office:value-type="float" office:value="0.482758620689655">
            <text:p>0.48276</text:p>
          </table:table-cell>
          <table:table-cell table:style-name="ce6" table:formula="of:=[.N142]/[.$K$161]" office:value-type="float" office:value="0.0982482863670982">
            <text:p>0.09825</text:p>
          </table:table-cell>
          <table:table-cell table:style-name="ce12" table:number-columns-repeated="2"/>
          <table:table-cell table:style-name="ce6" table:formula="of:=([.Q142]-1)/29" office:value-type="float" office:value="0.482758620689655">
            <text:p>0.48276</text:p>
          </table:table-cell>
          <table:table-cell table:style-name="ce6" table:formula="of:=[.R142]/[.$K$161]" office:value-type="float" office:value="0.083015993907083">
            <text:p>0.08302</text:p>
          </table:table-cell>
          <table:table-cell table:number-columns-repeated="139"/>
        </table:table-row>
        <table:table-row table:style-name="ro1">
          <table:table-cell table:style-name="ce6" table:formula="of:=([.A143]-1)/29" office:value-type="float" office:value="0.517241379310345">
            <text:p>0.51724</text:p>
          </table:table-cell>
          <table:table-cell table:style-name="ce6" table:formula="of:=[.B143]/[.$K$161]" office:value-type="float" office:value="0">
            <text:p>0.00000</text:p>
          </table:table-cell>
          <table:table-cell table:style-name="ce12" table:number-columns-repeated="2"/>
          <table:table-cell table:style-name="ce6" table:formula="of:=([.E143]-1)/29" office:value-type="float" office:value="0.517241379310345">
            <text:p>0.51724</text:p>
          </table:table-cell>
          <table:table-cell table:style-name="ce6" table:formula="of:=[.F143]/[.$K$161]" office:value-type="float" office:value="0.00228484386900228">
            <text:p>0.00228</text:p>
          </table:table-cell>
          <table:table-cell table:style-name="ce12" table:number-columns-repeated="2"/>
          <table:table-cell table:style-name="ce6" table:formula="of:=([.I143]-1)/29" office:value-type="float" office:value="0.517241379310345">
            <text:p>0.51724</text:p>
          </table:table-cell>
          <table:table-cell table:style-name="ce6" table:formula="of:=[.J143]/[.$K$161]" office:value-type="float" office:value="0.0304645849200305">
            <text:p>0.03046</text:p>
          </table:table-cell>
          <table:table-cell table:style-name="ce12" table:number-columns-repeated="2"/>
          <table:table-cell table:style-name="ce6" table:formula="of:=([.M143]-1)/29" office:value-type="float" office:value="0.517241379310345">
            <text:p>0.51724</text:p>
          </table:table-cell>
          <table:table-cell table:style-name="ce6" table:formula="of:=[.N143]/[.$K$161]" office:value-type="float" office:value="0.106626047220107">
            <text:p>0.10663</text:p>
          </table:table-cell>
          <table:table-cell table:style-name="ce12" table:number-columns-repeated="2"/>
          <table:table-cell table:style-name="ce6" table:formula="of:=([.Q143]-1)/29" office:value-type="float" office:value="0.517241379310345">
            <text:p>0.51724</text:p>
          </table:table-cell>
          <table:table-cell table:style-name="ce6" table:formula="of:=[.R143]/[.$K$161]" office:value-type="float" office:value="0.0769230769230769">
            <text:p>0.07692</text:p>
          </table:table-cell>
          <table:table-cell table:number-columns-repeated="139"/>
        </table:table-row>
        <table:table-row table:style-name="ro1">
          <table:table-cell table:style-name="ce6" table:formula="of:=([.A144]-1)/29" office:value-type="float" office:value="0.551724137931034">
            <text:p>0.55172</text:p>
          </table:table-cell>
          <table:table-cell table:style-name="ce6" table:formula="of:=[.B144]/[.$K$161]" office:value-type="float" office:value="0.000761614623000762">
            <text:p>0.00076</text:p>
          </table:table-cell>
          <table:table-cell table:style-name="ce12" table:number-columns-repeated="2"/>
          <table:table-cell table:style-name="ce6" table:formula="of:=([.E144]-1)/29" office:value-type="float" office:value="0.551724137931034">
            <text:p>0.55172</text:p>
          </table:table-cell>
          <table:table-cell table:style-name="ce6" table:formula="of:=[.F144]/[.$K$161]" office:value-type="float" office:value="0.00304645849200305">
            <text:p>0.00305</text:p>
          </table:table-cell>
          <table:table-cell table:style-name="ce12" table:number-columns-repeated="2"/>
          <table:table-cell table:style-name="ce6" table:formula="of:=([.I144]-1)/29" office:value-type="float" office:value="0.551724137931034">
            <text:p>0.55172</text:p>
          </table:table-cell>
          <table:table-cell table:style-name="ce6" table:formula="of:=[.J144]/[.$K$161]" office:value-type="float" office:value="0.0380807311500381">
            <text:p>0.03808</text:p>
          </table:table-cell>
          <table:table-cell table:style-name="ce12" table:number-columns-repeated="2"/>
          <table:table-cell table:style-name="ce6" table:formula="of:=([.M144]-1)/29" office:value-type="float" office:value="0.551724137931034">
            <text:p>0.55172</text:p>
          </table:table-cell>
          <table:table-cell table:style-name="ce6" table:formula="of:=[.N144]/[.$K$161]" office:value-type="float" office:value="0.0921553693830922">
            <text:p>0.09216</text:p>
          </table:table-cell>
          <table:table-cell table:style-name="ce12" table:number-columns-repeated="2"/>
          <table:table-cell table:style-name="ce6" table:formula="of:=([.Q144]-1)/29" office:value-type="float" office:value="0.551724137931034">
            <text:p>0.55172</text:p>
          </table:table-cell>
          <table:table-cell table:style-name="ce6" table:formula="of:=[.R144]/[.$K$161]" office:value-type="float" office:value="0.0807311500380807">
            <text:p>0.08073</text:p>
          </table:table-cell>
          <table:table-cell table:number-columns-repeated="139"/>
        </table:table-row>
        <table:table-row table:style-name="ro1">
          <table:table-cell table:style-name="ce6" table:formula="of:=([.A145]-1)/29" office:value-type="float" office:value="0.586206896551724">
            <text:p>0.58621</text:p>
          </table:table-cell>
          <table:table-cell table:style-name="ce6" table:formula="of:=[.B145]/[.$K$161]" office:value-type="float" office:value="0.00228484386900228">
            <text:p>0.00228</text:p>
          </table:table-cell>
          <table:table-cell table:style-name="ce12" table:number-columns-repeated="2"/>
          <table:table-cell table:style-name="ce6" table:formula="of:=([.E145]-1)/29" office:value-type="float" office:value="0.586206896551724">
            <text:p>0.58621</text:p>
          </table:table-cell>
          <table:table-cell table:style-name="ce6" table:formula="of:=[.F145]/[.$K$161]" office:value-type="float" office:value="0.0106626047220107">
            <text:p>0.01066</text:p>
          </table:table-cell>
          <table:table-cell table:style-name="ce12" table:number-columns-repeated="2"/>
          <table:table-cell table:style-name="ce6" table:formula="of:=([.I145]-1)/29" office:value-type="float" office:value="0.586206896551724">
            <text:p>0.58621</text:p>
          </table:table-cell>
          <table:table-cell table:style-name="ce6" table:formula="of:=[.J145]/[.$K$161]" office:value-type="float" office:value="0.051028179741051">
            <text:p>0.05103</text:p>
          </table:table-cell>
          <table:table-cell table:style-name="ce12" table:number-columns-repeated="2"/>
          <table:table-cell table:style-name="ce6" table:formula="of:=([.M145]-1)/29" office:value-type="float" office:value="0.586206896551724">
            <text:p>0.58621</text:p>
          </table:table-cell>
          <table:table-cell table:style-name="ce6" table:formula="of:=[.N145]/[.$K$161]" office:value-type="float" office:value="0.121858339680122">
            <text:p>0.12186</text:p>
          </table:table-cell>
          <table:table-cell table:style-name="ce12" table:number-columns-repeated="2"/>
          <table:table-cell table:style-name="ce6" table:formula="of:=([.Q145]-1)/29" office:value-type="float" office:value="0.586206896551724">
            <text:p>0.58621</text:p>
          </table:table-cell>
          <table:table-cell table:style-name="ce6" table:formula="of:=[.R145]/[.$K$161]" office:value-type="float" office:value="0.127189642041127">
            <text:p>0.12719</text:p>
          </table:table-cell>
          <table:table-cell table:number-columns-repeated="139"/>
        </table:table-row>
        <table:table-row table:style-name="ro1">
          <table:table-cell table:style-name="ce6" table:formula="of:=([.A146]-1)/29" office:value-type="float" office:value="0.620689655172414">
            <text:p>0.62069</text:p>
          </table:table-cell>
          <table:table-cell table:style-name="ce6" table:formula="of:=[.B146]/[.$K$161]" office:value-type="float" office:value="0.00533130236100533">
            <text:p>0.00533</text:p>
          </table:table-cell>
          <table:table-cell table:style-name="ce12" table:number-columns-repeated="2"/>
          <table:table-cell table:style-name="ce6" table:formula="of:=([.E146]-1)/29" office:value-type="float" office:value="0.620689655172414">
            <text:p>0.62069</text:p>
          </table:table-cell>
          <table:table-cell table:style-name="ce6" table:formula="of:=[.F146]/[.$K$161]" office:value-type="float" office:value="0.0251332825590251">
            <text:p>0.02513</text:p>
          </table:table-cell>
          <table:table-cell table:style-name="ce12" table:number-columns-repeated="2"/>
          <table:table-cell table:style-name="ce6" table:formula="of:=([.I146]-1)/29" office:value-type="float" office:value="0.620689655172414">
            <text:p>0.62069</text:p>
          </table:table-cell>
          <table:table-cell table:style-name="ce6" table:formula="of:=[.J146]/[.$K$161]" office:value-type="float" office:value="0.117288651942117">
            <text:p>0.11729</text:p>
          </table:table-cell>
          <table:table-cell table:style-name="ce12" table:number-columns-repeated="2"/>
          <table:table-cell table:style-name="ce6" table:formula="of:=([.M146]-1)/29" office:value-type="float" office:value="0.620689655172414">
            <text:p>0.62069</text:p>
          </table:table-cell>
          <table:table-cell table:style-name="ce6" table:formula="of:=[.N146]/[.$K$161]" office:value-type="float" office:value="0.154607768469155">
            <text:p>0.15461</text:p>
          </table:table-cell>
          <table:table-cell table:style-name="ce12" table:number-columns-repeated="2"/>
          <table:table-cell table:style-name="ce6" table:formula="of:=([.Q146]-1)/29" office:value-type="float" office:value="0.620689655172414">
            <text:p>0.62069</text:p>
          </table:table-cell>
          <table:table-cell table:style-name="ce6" table:formula="of:=[.R146]/[.$K$161]" office:value-type="float" office:value="0.202589489718203">
            <text:p>0.20259</text:p>
          </table:table-cell>
          <table:table-cell table:number-columns-repeated="139"/>
        </table:table-row>
        <table:table-row table:style-name="ro1">
          <table:table-cell table:style-name="ce6" table:formula="of:=([.A147]-1)/29" office:value-type="float" office:value="0.655172413793103">
            <text:p>0.65517</text:p>
          </table:table-cell>
          <table:table-cell table:style-name="ce6" table:formula="of:=[.B147]/[.$K$161]" office:value-type="float" office:value="0.0266565118050267">
            <text:p>0.02666</text:p>
          </table:table-cell>
          <table:table-cell table:style-name="ce12" table:number-columns-repeated="2"/>
          <table:table-cell table:style-name="ce6" table:formula="of:=([.E147]-1)/29" office:value-type="float" office:value="0.655172413793103">
            <text:p>0.65517</text:p>
          </table:table-cell>
          <table:table-cell table:style-name="ce6" table:formula="of:=[.F147]/[.$K$161]" office:value-type="float" office:value="0.0594059405940594">
            <text:p>0.05941</text:p>
          </table:table-cell>
          <table:table-cell table:style-name="ce12" table:number-columns-repeated="2"/>
          <table:table-cell table:style-name="ce6" table:formula="of:=([.I147]-1)/29" office:value-type="float" office:value="0.655172413793103">
            <text:p>0.65517</text:p>
          </table:table-cell>
          <table:table-cell table:style-name="ce6" table:formula="of:=[.J147]/[.$K$161]" office:value-type="float" office:value="0.162985529322163">
            <text:p>0.16299</text:p>
          </table:table-cell>
          <table:table-cell table:style-name="ce12" table:number-columns-repeated="2"/>
          <table:table-cell table:style-name="ce6" table:formula="of:=([.M147]-1)/29" office:value-type="float" office:value="0.655172413793103">
            <text:p>0.65517</text:p>
          </table:table-cell>
          <table:table-cell table:style-name="ce6" table:formula="of:=[.N147]/[.$K$161]" office:value-type="float" office:value="0.225437928408225">
            <text:p>0.22544</text:p>
          </table:table-cell>
          <table:table-cell table:style-name="ce12" table:number-columns-repeated="2"/>
          <table:table-cell table:style-name="ce6" table:formula="of:=([.Q147]-1)/29" office:value-type="float" office:value="0.655172413793103">
            <text:p>0.65517</text:p>
          </table:table-cell>
          <table:table-cell table:style-name="ce6" table:formula="of:=[.R147]/[.$K$161]" office:value-type="float" office:value="0.216298552932216">
            <text:p>0.21630</text:p>
          </table:table-cell>
          <table:table-cell table:number-columns-repeated="139"/>
        </table:table-row>
        <table:table-row table:style-name="ro1">
          <table:table-cell table:style-name="ce6" table:formula="of:=([.A148]-1)/29" office:value-type="float" office:value="0.689655172413793">
            <text:p>0.68966</text:p>
          </table:table-cell>
          <table:table-cell table:style-name="ce6" table:formula="of:=[.B148]/[.$K$161]" office:value-type="float" office:value="0.0913937547600914">
            <text:p>0.09139</text:p>
          </table:table-cell>
          <table:table-cell table:style-name="ce12" table:number-columns-repeated="2"/>
          <table:table-cell table:style-name="ce6" table:formula="of:=([.E148]-1)/29" office:value-type="float" office:value="0.689655172413793">
            <text:p>0.68966</text:p>
          </table:table-cell>
          <table:table-cell table:style-name="ce6" table:formula="of:=[.F148]/[.$K$161]" office:value-type="float" office:value="0.156892612338157">
            <text:p>0.15689</text:p>
          </table:table-cell>
          <table:table-cell table:style-name="ce12" table:number-columns-repeated="2"/>
          <table:table-cell table:style-name="ce6" table:formula="of:=([.I148]-1)/29" office:value-type="float" office:value="0.689655172413793">
            <text:p>0.68966</text:p>
          </table:table-cell>
          <table:table-cell table:style-name="ce6" table:formula="of:=[.J148]/[.$K$161]" office:value-type="float" office:value="0.247524752475248">
            <text:p>0.24752</text:p>
          </table:table-cell>
          <table:table-cell table:style-name="ce12" table:number-columns-repeated="2"/>
          <table:table-cell table:style-name="ce6" table:formula="of:=([.M148]-1)/29" office:value-type="float" office:value="0.689655172413793">
            <text:p>0.68966</text:p>
          </table:table-cell>
          <table:table-cell table:style-name="ce6" table:formula="of:=[.N148]/[.$K$161]" office:value-type="float" office:value="0.317593297791318">
            <text:p>0.31759</text:p>
          </table:table-cell>
          <table:table-cell table:style-name="ce12" table:number-columns-repeated="2"/>
          <table:table-cell table:style-name="ce6" table:formula="of:=([.Q148]-1)/29" office:value-type="float" office:value="0.689655172413793">
            <text:p>0.68966</text:p>
          </table:table-cell>
          <table:table-cell table:style-name="ce6" table:formula="of:=[.R148]/[.$K$161]" office:value-type="float" office:value="0.316070068545316">
            <text:p>0.31607</text:p>
          </table:table-cell>
          <table:table-cell table:number-columns-repeated="139"/>
        </table:table-row>
        <table:table-row table:style-name="ro1">
          <table:table-cell table:style-name="ce6" table:formula="of:=([.A149]-1)/29" office:value-type="float" office:value="0.724137931034483">
            <text:p>0.72414</text:p>
          </table:table-cell>
          <table:table-cell table:style-name="ce6" table:formula="of:=[.B149]/[.$K$161]" office:value-type="float" office:value="0.220868240670221">
            <text:p>0.22087</text:p>
          </table:table-cell>
          <table:table-cell table:style-name="ce12" table:number-columns-repeated="2"/>
          <table:table-cell table:style-name="ce6" table:formula="of:=([.E149]-1)/29" office:value-type="float" office:value="0.724137931034483">
            <text:p>0.72414</text:p>
          </table:table-cell>
          <table:table-cell table:style-name="ce6" table:formula="of:=[.F149]/[.$K$161]" office:value-type="float" office:value="0.27037319116527">
            <text:p>0.27037</text:p>
          </table:table-cell>
          <table:table-cell table:style-name="ce12" table:number-columns-repeated="2"/>
          <table:table-cell table:style-name="ce6" table:formula="of:=([.I149]-1)/29" office:value-type="float" office:value="0.724137931034483">
            <text:p>0.72414</text:p>
          </table:table-cell>
          <table:table-cell table:style-name="ce6" table:formula="of:=[.J149]/[.$K$161]" office:value-type="float" office:value="0.365575019040366">
            <text:p>0.36558</text:p>
          </table:table-cell>
          <table:table-cell table:style-name="ce12" table:number-columns-repeated="2"/>
          <table:table-cell table:style-name="ce6" table:formula="of:=([.M149]-1)/29" office:value-type="float" office:value="0.724137931034483">
            <text:p>0.72414</text:p>
          </table:table-cell>
          <table:table-cell table:style-name="ce6" table:formula="of:=[.N149]/[.$K$161]" office:value-type="float" office:value="0.376999238385377">
            <text:p>0.37700</text:p>
          </table:table-cell>
          <table:table-cell table:style-name="ce12" table:number-columns-repeated="2"/>
          <table:table-cell table:style-name="ce6" table:formula="of:=([.Q149]-1)/29" office:value-type="float" office:value="0.724137931034483">
            <text:p>0.72414</text:p>
          </table:table-cell>
          <table:table-cell table:style-name="ce6" table:formula="of:=[.R149]/[.$K$161]" office:value-type="float" office:value="0.380807311500381">
            <text:p>0.38081</text:p>
          </table:table-cell>
          <table:table-cell table:number-columns-repeated="139"/>
        </table:table-row>
        <table:table-row table:style-name="ro1">
          <table:table-cell table:style-name="ce6" table:formula="of:=([.A150]-1)/29" office:value-type="float" office:value="0.758620689655172">
            <text:p>0.75862</text:p>
          </table:table-cell>
          <table:table-cell table:style-name="ce6" table:formula="of:=[.B150]/[.$K$161]" office:value-type="float" office:value="0.514089870525514">
            <text:p>0.51409</text:p>
          </table:table-cell>
          <table:table-cell table:style-name="ce12" table:number-columns-repeated="2"/>
          <table:table-cell table:style-name="ce6" table:formula="of:=([.E150]-1)/29" office:value-type="float" office:value="0.758620689655172">
            <text:p>0.75862</text:p>
          </table:table-cell>
          <table:table-cell table:style-name="ce6" table:formula="of:=[.F150]/[.$K$161]" office:value-type="float" office:value="0.504950495049505">
            <text:p>0.50495</text:p>
          </table:table-cell>
          <table:table-cell table:style-name="ce12" table:number-columns-repeated="2"/>
          <table:table-cell table:style-name="ce6" table:formula="of:=([.I150]-1)/29" office:value-type="float" office:value="0.758620689655172">
            <text:p>0.75862</text:p>
          </table:table-cell>
          <table:table-cell table:style-name="ce6" table:formula="of:=[.J150]/[.$K$161]" office:value-type="float" office:value="0.495049504950495">
            <text:p>0.49505</text:p>
          </table:table-cell>
          <table:table-cell table:style-name="ce12" table:number-columns-repeated="2"/>
          <table:table-cell table:style-name="ce6" table:formula="of:=([.M150]-1)/29" office:value-type="float" office:value="0.758620689655172">
            <text:p>0.75862</text:p>
          </table:table-cell>
          <table:table-cell table:style-name="ce6" table:formula="of:=[.N150]/[.$K$161]" office:value-type="float" office:value="0.497334348819497">
            <text:p>0.49733</text:p>
          </table:table-cell>
          <table:table-cell table:style-name="ce12" table:number-columns-repeated="2"/>
          <table:table-cell table:style-name="ce6" table:formula="of:=([.Q150]-1)/29" office:value-type="float" office:value="0.758620689655172">
            <text:p>0.75862</text:p>
          </table:table-cell>
          <table:table-cell table:style-name="ce6" table:formula="of:=[.R150]/[.$K$161]" office:value-type="float" office:value="0.460776846915461">
            <text:p>0.46078</text:p>
          </table:table-cell>
          <table:table-cell table:number-columns-repeated="139"/>
        </table:table-row>
        <table:table-row table:style-name="ro1">
          <table:table-cell table:style-name="ce6" table:formula="of:=([.A151]-1)/29" office:value-type="float" office:value="0.793103448275862">
            <text:p>0.79310</text:p>
          </table:table-cell>
          <table:table-cell table:style-name="ce6" table:formula="of:=[.B151]/[.$K$161]" office:value-type="float" office:value="0.683929931454684">
            <text:p>0.68393</text:p>
          </table:table-cell>
          <table:table-cell table:style-name="ce12" table:number-columns-repeated="2"/>
          <table:table-cell table:style-name="ce6" table:formula="of:=([.E151]-1)/29" office:value-type="float" office:value="0.793103448275862">
            <text:p>0.79310</text:p>
          </table:table-cell>
          <table:table-cell table:style-name="ce6" table:formula="of:=[.F151]/[.$K$161]" office:value-type="float" office:value="0.686214775323686">
            <text:p>0.68621</text:p>
          </table:table-cell>
          <table:table-cell table:style-name="ce12" table:number-columns-repeated="2"/>
          <table:table-cell table:style-name="ce6" table:formula="of:=([.I151]-1)/29" office:value-type="float" office:value="0.793103448275862">
            <text:p>0.79310</text:p>
          </table:table-cell>
          <table:table-cell table:style-name="ce6" table:formula="of:=[.J151]/[.$K$161]" office:value-type="float" office:value="0.630616907844631">
            <text:p>0.63062</text:p>
          </table:table-cell>
          <table:table-cell table:style-name="ce12" table:number-columns-repeated="2"/>
          <table:table-cell table:style-name="ce6" table:formula="of:=([.M151]-1)/29" office:value-type="float" office:value="0.793103448275862">
            <text:p>0.79310</text:p>
          </table:table-cell>
          <table:table-cell table:style-name="ce6" table:formula="of:=[.N151]/[.$K$161]" office:value-type="float" office:value="0.556740289413557">
            <text:p>0.55674</text:p>
          </table:table-cell>
          <table:table-cell table:style-name="ce12" table:number-columns-repeated="2"/>
          <table:table-cell table:style-name="ce6" table:formula="of:=([.Q151]-1)/29" office:value-type="float" office:value="0.793103448275862">
            <text:p>0.79310</text:p>
          </table:table-cell>
          <table:table-cell table:style-name="ce6" table:formula="of:=[.R151]/[.$K$161]" office:value-type="float" office:value="0.547600913937548">
            <text:p>0.54760</text:p>
          </table:table-cell>
          <table:table-cell table:number-columns-repeated="139"/>
        </table:table-row>
        <table:table-row table:style-name="ro1">
          <table:table-cell table:style-name="ce6" table:formula="of:=([.A152]-1)/29" office:value-type="float" office:value="0.827586206896552">
            <text:p>0.82759</text:p>
          </table:table-cell>
          <table:table-cell table:style-name="ce6" table:formula="of:=[.B152]/[.$K$161]" office:value-type="float" office:value="0.881188118811881">
            <text:p>0.88119</text:p>
          </table:table-cell>
          <table:table-cell table:style-name="ce12" table:number-columns-repeated="2"/>
          <table:table-cell table:style-name="ce6" table:formula="of:=([.E152]-1)/29" office:value-type="float" office:value="0.827586206896552">
            <text:p>0.82759</text:p>
          </table:table-cell>
          <table:table-cell table:style-name="ce6" table:formula="of:=[.F152]/[.$K$161]" office:value-type="float" office:value="0.821020563594821">
            <text:p>0.82102</text:p>
          </table:table-cell>
          <table:table-cell table:style-name="ce12" table:number-columns-repeated="2"/>
          <table:table-cell table:style-name="ce6" table:formula="of:=([.I152]-1)/29" office:value-type="float" office:value="0.827586206896552">
            <text:p>0.82759</text:p>
          </table:table-cell>
          <table:table-cell table:style-name="ce6" table:formula="of:=[.J152]/[.$K$161]" office:value-type="float" office:value="0.715156130997715">
            <text:p>0.71516</text:p>
          </table:table-cell>
          <table:table-cell table:style-name="ce12" table:number-columns-repeated="2"/>
          <table:table-cell table:style-name="ce6" table:formula="of:=([.M152]-1)/29" office:value-type="float" office:value="0.827586206896552">
            <text:p>0.82759</text:p>
          </table:table-cell>
          <table:table-cell table:style-name="ce6" table:formula="of:=[.N152]/[.$K$161]" office:value-type="float" office:value="0.648895658796649">
            <text:p>0.64890</text:p>
          </table:table-cell>
          <table:table-cell table:style-name="ce12" table:number-columns-repeated="2"/>
          <table:table-cell table:style-name="ce6" table:formula="of:=([.Q152]-1)/29" office:value-type="float" office:value="0.827586206896552">
            <text:p>0.82759</text:p>
          </table:table-cell>
          <table:table-cell table:style-name="ce6" table:formula="of:=[.R152]/[.$K$161]" office:value-type="float" office:value="0.667936024371668">
            <text:p>0.66794</text:p>
          </table:table-cell>
          <table:table-cell table:number-columns-repeated="139"/>
        </table:table-row>
        <table:table-row table:style-name="ro1">
          <table:table-cell table:style-name="ce6" table:formula="of:=([.A153]-1)/29" office:value-type="float" office:value="0.862068965517241">
            <text:p>0.86207</text:p>
          </table:table-cell>
          <table:table-cell table:style-name="ce6" table:formula="of:=[.B153]/[.$K$161]" office:value-type="float" office:value="0.961919268849962">
            <text:p>0.96192</text:p>
          </table:table-cell>
          <table:table-cell table:style-name="ce12" table:number-columns-repeated="2"/>
          <table:table-cell table:style-name="ce6" table:formula="of:=([.E153]-1)/29" office:value-type="float" office:value="0.862068965517241">
            <text:p>0.86207</text:p>
          </table:table-cell>
          <table:table-cell table:style-name="ce6" table:formula="of:=[.F153]/[.$K$161]" office:value-type="float" office:value="0.906321401370906">
            <text:p>0.90632</text:p>
          </table:table-cell>
          <table:table-cell table:style-name="ce12" table:number-columns-repeated="2"/>
          <table:table-cell table:style-name="ce6" table:formula="of:=([.I153]-1)/29" office:value-type="float" office:value="0.862068965517241">
            <text:p>0.86207</text:p>
          </table:table-cell>
          <table:table-cell table:style-name="ce6" table:formula="of:=[.J153]/[.$K$161]" office:value-type="float" office:value="0.795125666412795">
            <text:p>0.79513</text:p>
          </table:table-cell>
          <table:table-cell table:style-name="ce12" table:number-columns-repeated="2"/>
          <table:table-cell table:style-name="ce6" table:formula="of:=([.M153]-1)/29" office:value-type="float" office:value="0.862068965517241">
            <text:p>0.86207</text:p>
          </table:table-cell>
          <table:table-cell table:style-name="ce6" table:formula="of:=[.N153]/[.$K$161]" office:value-type="float" office:value="0.753998476770754">
            <text:p>0.75400</text:p>
          </table:table-cell>
          <table:table-cell table:style-name="ce12" table:number-columns-repeated="2"/>
          <table:table-cell table:style-name="ce6" table:formula="of:=([.Q153]-1)/29" office:value-type="float" office:value="0.862068965517241">
            <text:p>0.86207</text:p>
          </table:table-cell>
          <table:table-cell table:style-name="ce6" table:formula="of:=[.R153]/[.$K$161]" office:value-type="float" office:value="0.749428789032749">
            <text:p>0.74943</text:p>
          </table:table-cell>
          <table:table-cell table:number-columns-repeated="139"/>
        </table:table-row>
        <table:table-row table:style-name="ro1">
          <table:table-cell table:style-name="ce6" table:formula="of:=([.A154]-1)/29" office:value-type="float" office:value="0.896551724137931">
            <text:p>0.89655</text:p>
          </table:table-cell>
          <table:table-cell table:style-name="ce6" table:formula="of:=[.B154]/[.$K$161]" office:value-type="float" office:value="0.961919268849962">
            <text:p>0.96192</text:p>
          </table:table-cell>
          <table:table-cell table:style-name="ce12" table:number-columns-repeated="2"/>
          <table:table-cell table:style-name="ce6" table:formula="of:=([.E154]-1)/29" office:value-type="float" office:value="0.896551724137931">
            <text:p>0.89655</text:p>
          </table:table-cell>
          <table:table-cell table:style-name="ce6" table:formula="of:=[.F154]/[.$K$161]" office:value-type="float" office:value="0.944402132520944">
            <text:p>0.94440</text:p>
          </table:table-cell>
          <table:table-cell table:style-name="ce12" table:number-columns-repeated="2"/>
          <table:table-cell table:style-name="ce6" table:formula="of:=([.I154]-1)/29" office:value-type="float" office:value="0.896551724137931">
            <text:p>0.89655</text:p>
          </table:table-cell>
          <table:table-cell table:style-name="ce6" table:formula="of:=[.J154]/[.$K$161]" office:value-type="float" office:value="0.813709063214014">
            <text:p>0.81371</text:p>
          </table:table-cell>
          <table:table-cell table:style-name="ce12" table:number-columns-repeated="2"/>
          <table:table-cell table:style-name="ce6" table:formula="of:=([.M154]-1)/29" office:value-type="float" office:value="0.896551724137931">
            <text:p>0.89655</text:p>
          </table:table-cell>
          <table:table-cell table:style-name="ce6" table:formula="of:=[.N154]/[.$K$161]" office:value-type="float" office:value="0.805026656511805">
            <text:p>0.80503</text:p>
          </table:table-cell>
          <table:table-cell table:style-name="ce12" table:number-columns-repeated="2"/>
          <table:table-cell table:style-name="ce6" table:formula="of:=([.Q154]-1)/29" office:value-type="float" office:value="0.896551724137931">
            <text:p>0.89655</text:p>
          </table:table-cell>
          <table:table-cell table:style-name="ce6" table:formula="of:=[.R154]/[.$K$161]" office:value-type="float" office:value="0.82025894897182">
            <text:p>0.82026</text:p>
          </table:table-cell>
          <table:table-cell table:number-columns-repeated="139"/>
        </table:table-row>
        <table:table-row table:style-name="ro1">
          <table:table-cell table:style-name="ce6" table:formula="of:=([.A155]-1)/29" office:value-type="float" office:value="0.931034482758621">
            <text:p>0.93103</text:p>
          </table:table-cell>
          <table:table-cell table:style-name="ce6" table:formula="of:=[.B155]/[.$K$161]" office:value-type="float" office:value="0.995430312261995">
            <text:p>0.99543</text:p>
          </table:table-cell>
          <table:table-cell table:style-name="ce12" table:number-columns-repeated="2"/>
          <table:table-cell table:style-name="ce6" table:formula="of:=([.E155]-1)/29" office:value-type="float" office:value="0.931034482758621">
            <text:p>0.93103</text:p>
          </table:table-cell>
          <table:table-cell table:style-name="ce6" table:formula="of:=[.F155]/[.$K$161]" office:value-type="float" office:value="0.987052551408987">
            <text:p>0.98705</text:p>
          </table:table-cell>
          <table:table-cell table:style-name="ce12" table:number-columns-repeated="2"/>
          <table:table-cell table:style-name="ce6" table:formula="of:=([.I155]-1)/29" office:value-type="float" office:value="0.931034482758621">
            <text:p>0.93103</text:p>
          </table:table-cell>
          <table:table-cell table:style-name="ce6" table:formula="of:=[.J155]/[.$K$161]" office:value-type="float" office:value="0.91012947448591">
            <text:p>0.91013</text:p>
          </table:table-cell>
          <table:table-cell table:style-name="ce12" table:number-columns-repeated="2"/>
          <table:table-cell table:style-name="ce6" table:formula="of:=([.M155]-1)/29" office:value-type="float" office:value="0.931034482758621">
            <text:p>0.93103</text:p>
          </table:table-cell>
          <table:table-cell table:style-name="ce6" table:formula="of:=[.N155]/[.$K$161]" office:value-type="float" office:value="0.892612338156892">
            <text:p>0.89261</text:p>
          </table:table-cell>
          <table:table-cell table:style-name="ce12" table:number-columns-repeated="2"/>
          <table:table-cell table:style-name="ce6" table:formula="of:=([.Q155]-1)/29" office:value-type="float" office:value="0.931034482758621">
            <text:p>0.93103</text:p>
          </table:table-cell>
          <table:table-cell table:style-name="ce6" table:formula="of:=[.R155]/[.$K$161]" office:value-type="float" office:value="0.846153846153846">
            <text:p>0.84615</text:p>
          </table:table-cell>
          <table:table-cell table:number-columns-repeated="139"/>
        </table:table-row>
        <table:table-row table:style-name="ro1">
          <table:table-cell table:style-name="ce6" table:formula="of:=([.A156]-1)/29" office:value-type="float" office:value="0.96551724137931">
            <text:p>0.96552</text:p>
          </table:table-cell>
          <table:table-cell table:style-name="ce6" table:formula="of:=[.B156]/[.$K$161]" office:value-type="float" office:value="1">
            <text:p>1.00000</text:p>
          </table:table-cell>
          <table:table-cell table:style-name="ce12" table:number-columns-repeated="2"/>
          <table:table-cell table:style-name="ce6" table:formula="of:=([.E156]-1)/29" office:value-type="float" office:value="0.96551724137931">
            <text:p>0.96552</text:p>
          </table:table-cell>
          <table:table-cell table:style-name="ce6" table:formula="of:=[.F156]/[.$K$161]" office:value-type="float" office:value="0.946686976389947">
            <text:p>0.94669</text:p>
          </table:table-cell>
          <table:table-cell table:style-name="ce12" table:number-columns-repeated="2"/>
          <table:table-cell table:style-name="ce6" table:formula="of:=([.I156]-1)/29" office:value-type="float" office:value="0.96551724137931">
            <text:p>0.96552</text:p>
          </table:table-cell>
          <table:table-cell table:style-name="ce6" table:formula="of:=[.J156]/[.$K$161]" office:value-type="float" office:value="0.938309215536938">
            <text:p>0.93831</text:p>
          </table:table-cell>
          <table:table-cell table:style-name="ce12" table:number-columns-repeated="2"/>
          <table:table-cell table:style-name="ce6" table:formula="of:=([.M156]-1)/29" office:value-type="float" office:value="0.96551724137931">
            <text:p>0.96552</text:p>
          </table:table-cell>
          <table:table-cell table:style-name="ce6" table:formula="of:=[.N156]/[.$K$161]" office:value-type="float" office:value="0.877380045696877">
            <text:p>0.87738</text:p>
          </table:table-cell>
          <table:table-cell table:style-name="ce12" table:number-columns-repeated="2"/>
          <table:table-cell table:style-name="ce6" table:formula="of:=([.Q156]-1)/29" office:value-type="float" office:value="0.96551724137931">
            <text:p>0.96552</text:p>
          </table:table-cell>
          <table:table-cell table:style-name="ce6" table:formula="of:=[.R156]/[.$K$161]" office:value-type="float" office:value="0.906321401370906">
            <text:p>0.90632</text:p>
          </table:table-cell>
          <table:table-cell table:number-columns-repeated="139"/>
        </table:table-row>
        <table:table-row table:style-name="ro1">
          <table:table-cell table:style-name="ce6" table:formula="of:=([.A157]-1)/29" office:value-type="float" office:value="1">
            <text:p>1.00000</text:p>
          </table:table-cell>
          <table:table-cell table:style-name="ce6" table:formula="of:=[.B157]/[.$K$161]" office:value-type="float" office:value="0.97029702970297">
            <text:p>0.97030</text:p>
          </table:table-cell>
          <table:table-cell table:style-name="ce12" table:number-columns-repeated="2"/>
          <table:table-cell table:style-name="ce6" table:formula="of:=([.E157]-1)/29" office:value-type="float" office:value="1">
            <text:p>1.00000</text:p>
          </table:table-cell>
          <table:table-cell table:style-name="ce6" table:formula="of:=[.F157]/[.$K$161]" office:value-type="float" office:value="0.990860624523991">
            <text:p>0.99086</text:p>
          </table:table-cell>
          <table:table-cell table:style-name="ce12" table:number-columns-repeated="2"/>
          <table:table-cell table:style-name="ce6" table:formula="of:=([.I157]-1)/29" office:value-type="float" office:value="1">
            <text:p>1.00000</text:p>
          </table:table-cell>
          <table:table-cell table:style-name="ce6" table:formula="of:=[.J157]/[.$K$161]" office:value-type="float" office:value="0.957349581111957">
            <text:p>0.95735</text:p>
          </table:table-cell>
          <table:table-cell table:style-name="ce12" table:number-columns-repeated="2"/>
          <table:table-cell table:style-name="ce6" table:formula="of:=([.M157]-1)/29" office:value-type="float" office:value="1">
            <text:p>1.00000</text:p>
          </table:table-cell>
          <table:table-cell table:style-name="ce6" table:formula="of:=[.N157]/[.$K$161]" office:value-type="float" office:value="0.898705255140899">
            <text:p>0.89871</text:p>
          </table:table-cell>
          <table:table-cell table:style-name="ce12" table:number-columns-repeated="2"/>
          <table:table-cell table:style-name="ce6" table:formula="of:=([.Q157]-1)/29" office:value-type="float" office:value="1">
            <text:p>1.00000</text:p>
          </table:table-cell>
          <table:table-cell table:style-name="ce6" table:formula="of:=[.R157]/[.$K$161]" office:value-type="float" office:value="0.907844630616908">
            <text:p>0.90784</text:p>
          </table:table-cell>
          <table:table-cell table:number-columns-repeated="139"/>
        </table:table-row>
        <table:table-row table:style-name="ro1" table:number-rows-repeated="218">
          <table:table-cell table:number-columns-repeated="157"/>
        </table:table-row>
        <table:table-row table:style-name="ro1">
          <table:table-cell table:number-columns-repeated="15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number:number-style style:name="N124">
      <number:number number:decimal-places="3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4:28:38</meta:creation-date>
    <dc:date>2016-06-09T09:37:39</dc:date>
    <meta:editing-duration>PT18H8M4S</meta:editing-duration>
    <meta:editing-cycles>7</meta:editing-cycles>
    <meta:generator>LibreOffice/3.5$Linux_X86_64 LibreOffice_project/350m1$Build-2</meta:generator>
    <meta:document-statistic meta:table-count="3" meta:cell-count="24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up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circle" chart:symbol-width="0.25cm" chart:symbol-height="0.25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217cm" svg:height="18.329cm" xlink:href=".." xlink:type="simple" chart:class="chart:line" chart:style-name="ch1">
        <chart:title svg:x="10.95cm" svg:y="0.502cm" chart:style-name="ch2">
          <text:p>Order Parameter of Lamellar Structures at Different Taper Lengths</text:p>
        </chart:title>
        <chart:legend chart:legend-position="end" svg:x="31.968cm" svg:y="7.869cm" style:legend-expansion="high" chart:style-name="ch3"/>
        <chart:plot-area chart:style-name="ch4" table:cell-range-address="Sheet1.B1:Sheet1.B1 Sheet1.B163:Sheet1.B192 Sheet1.F1:Sheet1.F1 Sheet1.F163:Sheet1.F192 Sheet1.J1:Sheet1.J1 Sheet1.J163:Sheet1.J192 Sheet1.N1:Sheet1.N1 Sheet1.N163:Sheet1.N192 Sheet1.R1:Sheet1.R1 Sheet1.R163:Sheet1.R192" chart:data-source-has-labels="row" svg:x="1.715cm" svg:y="2.379cm" svg:width="28.845cm" svg:height="14.603cm">
          <chartooo:coordinate-region svg:x="2.442cm" svg:y="2.579cm" svg:width="28.118cm" svg:height="14.204cm"/>
          <chart:axis chart:dimension="x" chart:name="primary-x" chart:style-name="ch5">
            <chart:title svg:x="15.789cm" svg:y="17.348cm" chart:style-name="ch6">
              <text:p>z/Lz</text:p>
            </chart:title>
          </chart:axis>
          <chart:axis chart:dimension="y" chart:name="primary-y" chart:style-name="ch7">
            <chart:title svg:x="0.451cm" svg:y="9.962cm" chart:style-name="ch8">
              <text:p>ФA</text:p>
            </chart:title>
            <chart:grid chart:style-name="ch9" chart:class="major"/>
          </chart:axis>
          <chart:series chart:style-name="ch10" chart:values-cell-range-address="Sheet1.B163:Sheet1.B192" chart:label-cell-address="Sheet1.B1:Sheet1.B1" chart:class="chart:line">
            <chart:data-point chart:repeated="30"/>
          </chart:series>
          <chart:series chart:style-name="ch11" chart:values-cell-range-address="Sheet1.F163:Sheet1.F192" chart:label-cell-address="Sheet1.F1:Sheet1.F1" chart:class="chart:line">
            <chart:data-point chart:repeated="30"/>
          </chart:series>
          <chart:series chart:style-name="ch12" chart:values-cell-range-address="Sheet1.J163:Sheet1.J192" chart:label-cell-address="Sheet1.J1:Sheet1.J1" chart:class="chart:line">
            <chart:data-point chart:repeated="30"/>
          </chart:series>
          <chart:series chart:style-name="ch13" chart:values-cell-range-address="Sheet1.N163:Sheet1.N192" chart:label-cell-address="Sheet1.N1:Sheet1.N1" chart:class="chart:line">
            <chart:data-point chart:repeated="30"/>
          </chart:series>
          <chart:series chart:style-name="ch14" chart:values-cell-range-address="Sheet1.R163:Sheet1.R192" chart:label-cell-address="Sheet1.R1:Sheet1.R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block</text:p>
                <draw:g>
                  <svg:desc>Sheet1.B1:Sheet1.B1</svg:desc>
                </draw:g>
              </table:table-cell>
              <table:table-cell office:value-type="string">
                <text:p>30%</text:p>
                <draw:g>
                  <svg:desc>Sheet1.F1:Sheet1.F1</svg:desc>
                </draw:g>
              </table:table-cell>
              <table:table-cell office:value-type="string">
                <text:p>50%</text:p>
                <draw:g>
                  <svg:desc>Sheet1.J1:Sheet1.J1</svg:desc>
                </draw:g>
              </table:table-cell>
              <table:table-cell office:value-type="string">
                <text:p>70%</text:p>
                <draw:g>
                  <svg:desc>Sheet1.N1:Sheet1.N1</svg:desc>
                </draw:g>
              </table:table-cell>
              <table:table-cell office:value-type="string">
                <text:p>30% inverse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1721249047982">
                <text:p>0.981721249047982</text:p>
                <draw:g>
                  <svg:desc>Sheet1.B163:Sheet1.B192</svg:desc>
                </draw:g>
              </table:table-cell>
              <table:table-cell office:value-type="float" office:value="0.952018278750952">
                <text:p>0.952018278750952</text:p>
                <draw:g>
                  <svg:desc>Sheet1.F163:Sheet1.F192</svg:desc>
                </draw:g>
              </table:table-cell>
              <table:table-cell office:value-type="float" office:value="0.952779893373953">
                <text:p>0.952779893373953</text:p>
                <draw:g>
                  <svg:desc>Sheet1.J163:Sheet1.J192</svg:desc>
                </draw:g>
              </table:table-cell>
              <table:table-cell office:value-type="float" office:value="0.888042650418888">
                <text:p>0.888042650418888</text:p>
                <draw:g>
                  <svg:desc>Sheet1.N163:Sheet1.N192</svg:desc>
                </draw:g>
              </table:table-cell>
              <table:table-cell office:value-type="float" office:value="0.897182025894897">
                <text:p>0.897182025894897</text:p>
                <draw:g>
                  <svg:desc>Sheet1.R163:Sheet1.R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721249047982">
                <text:p>0.981721249047982</text:p>
              </table:table-cell>
              <table:table-cell office:value-type="float" office:value="0.998476770753998">
                <text:p>0.998476770753998</text:p>
              </table:table-cell>
              <table:table-cell office:value-type="float" office:value="0.940594059405941">
                <text:p>0.940594059405941</text:p>
              </table:table-cell>
              <table:table-cell office:value-type="float" office:value="0.871287128712871">
                <text:p>0.871287128712871</text:p>
              </table:table-cell>
              <table:table-cell office:value-type="float" office:value="0.891850723533892">
                <text:p>0.891850723533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9337395277989">
                <text:p>0.989337395277989</text:p>
              </table:table-cell>
              <table:table-cell office:value-type="float" office:value="0.958111195734958">
                <text:p>0.958111195734958</text:p>
              </table:table-cell>
              <table:table-cell office:value-type="float" office:value="0.955826351865956">
                <text:p>0.955826351865956</text:p>
              </table:table-cell>
              <table:table-cell office:value-type="float" office:value="0.843869002284844">
                <text:p>0.843869002284844</text:p>
              </table:table-cell>
              <table:table-cell office:value-type="float" office:value="0.851485148514851">
                <text:p>0.85148514851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1058644325971">
                <text:p>0.971058644325971</text:p>
              </table:table-cell>
              <table:table-cell office:value-type="float" office:value="0.939070830159939">
                <text:p>0.939070830159939</text:p>
              </table:table-cell>
              <table:table-cell office:value-type="float" office:value="0.863670982482864">
                <text:p>0.863670982482864</text:p>
              </table:table-cell>
              <table:table-cell office:value-type="float" office:value="0.816450875856816">
                <text:p>0.816450875856816</text:p>
              </table:table-cell>
              <table:table-cell office:value-type="float" office:value="0.818735719725819">
                <text:p>0.818735719725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2216298552932">
                <text:p>0.932216298552932</text:p>
              </table:table-cell>
              <table:table-cell office:value-type="float" office:value="0.873571972581873">
                <text:p>0.873571972581873</text:p>
              </table:table-cell>
              <table:table-cell office:value-type="float" office:value="0.833206397562833">
                <text:p>0.833206397562833</text:p>
              </table:table-cell>
              <table:table-cell office:value-type="float" office:value="0.749428789032749">
                <text:p>0.749428789032749</text:p>
              </table:table-cell>
              <table:table-cell office:value-type="float" office:value="0.73038842345773">
                <text:p>0.73038842345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810357958873">
                <text:p>0.872810357958873</text:p>
              </table:table-cell>
              <table:table-cell office:value-type="float" office:value="0.785986290936786">
                <text:p>0.785986290936786</text:p>
              </table:table-cell>
              <table:table-cell office:value-type="float" office:value="0.773038842345773">
                <text:p>0.773038842345773</text:p>
              </table:table-cell>
              <table:table-cell office:value-type="float" office:value="0.671744097486672">
                <text:p>0.671744097486672</text:p>
              </table:table-cell>
              <table:table-cell office:value-type="float" office:value="0.679360243716679">
                <text:p>0.679360243716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645087585682">
                <text:p>0.681645087585682</text:p>
              </table:table-cell>
              <table:table-cell office:value-type="float" office:value="0.66031987814166">
                <text:p>0.66031987814166</text:p>
              </table:table-cell>
              <table:table-cell office:value-type="float" office:value="0.599390708301599">
                <text:p>0.599390708301599</text:p>
              </table:table-cell>
              <table:table-cell office:value-type="float" office:value="0.562071591774562">
                <text:p>0.562071591774562</text:p>
              </table:table-cell>
              <table:table-cell office:value-type="float" office:value="0.555217060167555">
                <text:p>0.555217060167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485910129475">
                <text:p>0.474485910129475</text:p>
              </table:table-cell>
              <table:table-cell office:value-type="float" office:value="0.47981721249048">
                <text:p>0.47981721249048</text:p>
              </table:table-cell>
              <table:table-cell office:value-type="float" office:value="0.477532368621478">
                <text:p>0.477532368621478</text:p>
              </table:table-cell>
              <table:table-cell office:value-type="float" office:value="0.473724295506474">
                <text:p>0.473724295506474</text:p>
              </table:table-cell>
              <table:table-cell office:value-type="float" office:value="0.484386900228484">
                <text:p>0.484386900228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1995430312262">
                <text:p>0.261995430312262</text:p>
              </table:table-cell>
              <table:table-cell office:value-type="float" office:value="0.315308453922315">
                <text:p>0.315308453922315</text:p>
              </table:table-cell>
              <table:table-cell office:value-type="float" office:value="0.357197258187357">
                <text:p>0.357197258187357</text:p>
              </table:table-cell>
              <table:table-cell office:value-type="float" office:value="0.385376999238385">
                <text:p>0.385376999238385</text:p>
              </table:table-cell>
              <table:table-cell office:value-type="float" office:value="0.377760853008378">
                <text:p>0.377760853008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8050266565118">
                <text:p>0.118050266565118</text:p>
              </table:table-cell>
              <table:table-cell office:value-type="float" office:value="0.17974105102818">
                <text:p>0.17974105102818</text:p>
              </table:table-cell>
              <table:table-cell office:value-type="float" office:value="0.226961157654227">
                <text:p>0.226961157654227</text:p>
              </table:table-cell>
              <table:table-cell office:value-type="float" office:value="0.296268088347296">
                <text:p>0.296268088347296</text:p>
              </table:table-cell>
              <table:table-cell office:value-type="float" office:value="0.285605483625286">
                <text:p>0.285605483625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7494287890328">
                <text:p>0.0327494287890328</text:p>
              </table:table-cell>
              <table:table-cell office:value-type="float" office:value="0.102817974105103">
                <text:p>0.102817974105103</text:p>
              </table:table-cell>
              <table:table-cell office:value-type="float" office:value="0.142421934501142">
                <text:p>0.142421934501142</text:p>
              </table:table-cell>
              <table:table-cell office:value-type="float" office:value="0.226961157654227">
                <text:p>0.226961157654227</text:p>
              </table:table-cell>
              <table:table-cell office:value-type="float" office:value="0.226961157654227">
                <text:p>0.226961157654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61614623000762">
                <text:p>0.00761614623000762</text:p>
              </table:table-cell>
              <table:table-cell office:value-type="float" office:value="0.0449352627570449">
                <text:p>0.0449352627570449</text:p>
              </table:table-cell>
              <table:table-cell office:value-type="float" office:value="0.0913937547600914">
                <text:p>0.0913937547600914</text:p>
              </table:table-cell>
              <table:table-cell office:value-type="float" office:value="0.185072353389185">
                <text:p>0.185072353389185</text:p>
              </table:table-cell>
              <table:table-cell office:value-type="float" office:value="0.194211728865194">
                <text:p>0.194211728865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52322924600152">
                <text:p>0.00152322924600152</text:p>
              </table:table-cell>
              <table:table-cell office:value-type="float" office:value="0.0144706778370145">
                <text:p>0.0144706778370145</text:p>
              </table:table-cell>
              <table:table-cell office:value-type="float" office:value="0.0434120335110434">
                <text:p>0.0434120335110434</text:p>
              </table:table-cell>
              <table:table-cell office:value-type="float" office:value="0.127951256664128">
                <text:p>0.127951256664128</text:p>
              </table:table-cell>
              <table:table-cell office:value-type="float" office:value="0.129474485910129">
                <text:p>0.129474485910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304645849200305">
                <text:p>0.00304645849200305</text:p>
              </table:table-cell>
              <table:table-cell office:value-type="float" office:value="0.0304645849200305">
                <text:p>0.0304645849200305</text:p>
              </table:table-cell>
              <table:table-cell office:value-type="float" office:value="0.100533130236101">
                <text:p>0.100533130236101</text:p>
              </table:table-cell>
              <table:table-cell office:value-type="float" office:value="0.11043412033511">
                <text:p>0.11043412033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152322924600152">
                <text:p>0.00152322924600152</text:p>
              </table:table-cell>
              <table:table-cell office:value-type="float" office:value="0.019040365575019">
                <text:p>0.019040365575019</text:p>
              </table:table-cell>
              <table:table-cell office:value-type="float" office:value="0.0982482863670982">
                <text:p>0.0982482863670982</text:p>
              </table:table-cell>
              <table:table-cell office:value-type="float" office:value="0.083015993907083">
                <text:p>0.083015993907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228484386900228">
                <text:p>0.00228484386900228</text:p>
              </table:table-cell>
              <table:table-cell office:value-type="float" office:value="0.0304645849200305">
                <text:p>0.0304645849200305</text:p>
              </table:table-cell>
              <table:table-cell office:value-type="float" office:value="0.106626047220107">
                <text:p>0.106626047220107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761614623000762">
                <text:p>0.000761614623000762</text:p>
              </table:table-cell>
              <table:table-cell office:value-type="float" office:value="0.00304645849200305">
                <text:p>0.00304645849200305</text:p>
              </table:table-cell>
              <table:table-cell office:value-type="float" office:value="0.0380807311500381">
                <text:p>0.0380807311500381</text:p>
              </table:table-cell>
              <table:table-cell office:value-type="float" office:value="0.0921553693830922">
                <text:p>0.0921553693830922</text:p>
              </table:table-cell>
              <table:table-cell office:value-type="float" office:value="0.0807311500380807">
                <text:p>0.0807311500380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8484386900228">
                <text:p>0.00228484386900228</text:p>
              </table:table-cell>
              <table:table-cell office:value-type="float" office:value="0.0106626047220107">
                <text:p>0.0106626047220107</text:p>
              </table:table-cell>
              <table:table-cell office:value-type="float" office:value="0.051028179741051">
                <text:p>0.051028179741051</text:p>
              </table:table-cell>
              <table:table-cell office:value-type="float" office:value="0.121858339680122">
                <text:p>0.121858339680122</text:p>
              </table:table-cell>
              <table:table-cell office:value-type="float" office:value="0.127189642041127">
                <text:p>0.127189642041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33130236100533">
                <text:p>0.00533130236100533</text:p>
              </table:table-cell>
              <table:table-cell office:value-type="float" office:value="0.0251332825590251">
                <text:p>0.0251332825590251</text:p>
              </table:table-cell>
              <table:table-cell office:value-type="float" office:value="0.117288651942117">
                <text:p>0.117288651942117</text:p>
              </table:table-cell>
              <table:table-cell office:value-type="float" office:value="0.154607768469155">
                <text:p>0.154607768469155</text:p>
              </table:table-cell>
              <table:table-cell office:value-type="float" office:value="0.202589489718203">
                <text:p>0.202589489718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6565118050267">
                <text:p>0.0266565118050267</text:p>
              </table:table-cell>
              <table:table-cell office:value-type="float" office:value="0.0594059405940594">
                <text:p>0.0594059405940594</text:p>
              </table:table-cell>
              <table:table-cell office:value-type="float" office:value="0.162985529322163">
                <text:p>0.162985529322163</text:p>
              </table:table-cell>
              <table:table-cell office:value-type="float" office:value="0.225437928408225">
                <text:p>0.225437928408225</text:p>
              </table:table-cell>
              <table:table-cell office:value-type="float" office:value="0.216298552932216">
                <text:p>0.216298552932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3937547600914">
                <text:p>0.0913937547600914</text:p>
              </table:table-cell>
              <table:table-cell office:value-type="float" office:value="0.156892612338157">
                <text:p>0.156892612338157</text:p>
              </table:table-cell>
              <table:table-cell office:value-type="float" office:value="0.247524752475248">
                <text:p>0.247524752475248</text:p>
              </table:table-cell>
              <table:table-cell office:value-type="float" office:value="0.317593297791318">
                <text:p>0.317593297791318</text:p>
              </table:table-cell>
              <table:table-cell office:value-type="float" office:value="0.316070068545316">
                <text:p>0.316070068545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868240670221">
                <text:p>0.220868240670221</text:p>
              </table:table-cell>
              <table:table-cell office:value-type="float" office:value="0.27037319116527">
                <text:p>0.27037319116527</text:p>
              </table:table-cell>
              <table:table-cell office:value-type="float" office:value="0.365575019040366">
                <text:p>0.365575019040366</text:p>
              </table:table-cell>
              <table:table-cell office:value-type="float" office:value="0.376999238385377">
                <text:p>0.376999238385377</text:p>
              </table:table-cell>
              <table:table-cell office:value-type="float" office:value="0.380807311500381">
                <text:p>0.380807311500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4089870525514">
                <text:p>0.514089870525514</text:p>
              </table:table-cell>
              <table:table-cell office:value-type="float" office:value="0.504950495049505">
                <text:p>0.504950495049505</text:p>
              </table:table-cell>
              <table:table-cell office:value-type="float" office:value="0.495049504950495">
                <text:p>0.495049504950495</text:p>
              </table:table-cell>
              <table:table-cell office:value-type="float" office:value="0.497334348819497">
                <text:p>0.497334348819497</text:p>
              </table:table-cell>
              <table:table-cell office:value-type="float" office:value="0.460776846915461">
                <text:p>0.460776846915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83929931454684">
                <text:p>0.683929931454684</text:p>
              </table:table-cell>
              <table:table-cell office:value-type="float" office:value="0.686214775323686">
                <text:p>0.686214775323686</text:p>
              </table:table-cell>
              <table:table-cell office:value-type="float" office:value="0.630616907844631">
                <text:p>0.630616907844631</text:p>
              </table:table-cell>
              <table:table-cell office:value-type="float" office:value="0.556740289413557">
                <text:p>0.556740289413557</text:p>
              </table:table-cell>
              <table:table-cell office:value-type="float" office:value="0.547600913937548">
                <text:p>0.547600913937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1188118811881">
                <text:p>0.881188118811881</text:p>
              </table:table-cell>
              <table:table-cell office:value-type="float" office:value="0.821020563594821">
                <text:p>0.821020563594821</text:p>
              </table:table-cell>
              <table:table-cell office:value-type="float" office:value="0.715156130997715">
                <text:p>0.715156130997715</text:p>
              </table:table-cell>
              <table:table-cell office:value-type="float" office:value="0.648895658796649">
                <text:p>0.648895658796649</text:p>
              </table:table-cell>
              <table:table-cell office:value-type="float" office:value="0.667936024371668">
                <text:p>0.667936024371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1919268849962">
                <text:p>0.961919268849962</text:p>
              </table:table-cell>
              <table:table-cell office:value-type="float" office:value="0.906321401370906">
                <text:p>0.906321401370906</text:p>
              </table:table-cell>
              <table:table-cell office:value-type="float" office:value="0.795125666412795">
                <text:p>0.795125666412795</text:p>
              </table:table-cell>
              <table:table-cell office:value-type="float" office:value="0.753998476770754">
                <text:p>0.753998476770754</text:p>
              </table:table-cell>
              <table:table-cell office:value-type="float" office:value="0.749428789032749">
                <text:p>0.749428789032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1919268849962">
                <text:p>0.961919268849962</text:p>
              </table:table-cell>
              <table:table-cell office:value-type="float" office:value="0.944402132520944">
                <text:p>0.944402132520944</text:p>
              </table:table-cell>
              <table:table-cell office:value-type="float" office:value="0.813709063214014">
                <text:p>0.813709063214014</text:p>
              </table:table-cell>
              <table:table-cell office:value-type="float" office:value="0.805026656511805">
                <text:p>0.805026656511805</text:p>
              </table:table-cell>
              <table:table-cell office:value-type="float" office:value="0.82025894897182">
                <text:p>0.82025894897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430312261995">
                <text:p>0.995430312261995</text:p>
              </table:table-cell>
              <table:table-cell office:value-type="float" office:value="0.987052551408987">
                <text:p>0.987052551408987</text:p>
              </table:table-cell>
              <table:table-cell office:value-type="float" office:value="0.91012947448591">
                <text:p>0.91012947448591</text:p>
              </table:table-cell>
              <table:table-cell office:value-type="float" office:value="0.892612338156892">
                <text:p>0.892612338156892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946686976389947">
                <text:p>0.946686976389947</text:p>
              </table:table-cell>
              <table:table-cell office:value-type="float" office:value="0.938309215536938">
                <text:p>0.938309215536938</text:p>
              </table:table-cell>
              <table:table-cell office:value-type="float" office:value="0.877380045696877">
                <text:p>0.877380045696877</text:p>
              </table:table-cell>
              <table:table-cell office:value-type="float" office:value="0.906321401370906">
                <text:p>0.906321401370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029702970297">
                <text:p>0.97029702970297</text:p>
              </table:table-cell>
              <table:table-cell office:value-type="float" office:value="0.990860624523991">
                <text:p>0.990860624523991</text:p>
              </table:table-cell>
              <table:table-cell office:value-type="float" office:value="0.957349581111957">
                <text:p>0.957349581111957</text:p>
              </table:table-cell>
              <table:table-cell office:value-type="float" office:value="0.898705255140899">
                <text:p>0.898705255140899</text:p>
              </table:table-cell>
              <table:table-cell office:value-type="float" office:value="0.907844630616908">
                <text:p>0.907844630616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